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579cm"/>
    </style:style>
    <style:style style:name="Table4.B" style:family="table-column">
      <style:table-column-properties style:column-width="1.422cm"/>
    </style:style>
    <style:style style:name="Table4.C" style:family="table-column">
      <style:table-column-properties style:column-width="5.747cm"/>
    </style:style>
    <style:style style:name="Table4.D" style:family="table-column">
      <style:table-column-properties style:column-width="6.26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911cm"/>
    </style:style>
    <style:style style:name="Table12.B" style:family="table-column">
      <style:table-column-properties style:column-width="7.091cm"/>
    </style:style>
    <style:style style:name="Table12.C" style:family="table-column">
      <style:table-column-properties style:column-width="2.01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B12" style:family="table-cell" style:data-style-name="N0">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Table_20_Contents">
      <style:text-properties officeooo:rsid="001fef76" officeooo:paragraph-rsid="001fef76"/>
    </style:style>
    <style:style style:name="P4" style:family="paragraph" style:parent-style-name="Standard">
      <style:text-properties officeooo:rsid="001fef76" officeooo:paragraph-rsid="008901ce"/>
    </style:style>
    <style:style style:name="P5" style:family="paragraph" style:parent-style-name="Standard">
      <style:text-properties officeooo:rsid="002195aa" officeooo:paragraph-rsid="002195aa"/>
    </style:style>
    <style:style style:name="P6" style:family="paragraph" style:parent-style-name="Standard">
      <style:text-properties officeooo:rsid="00254040" officeooo:paragraph-rsid="00254040"/>
    </style:style>
    <style:style style:name="P7" style:family="paragraph" style:parent-style-name="Standard">
      <style:text-properties officeooo:rsid="00254040" officeooo:paragraph-rsid="002862cb"/>
    </style:style>
    <style:style style:name="P8" style:family="paragraph" style:parent-style-name="Standard">
      <style:text-properties officeooo:rsid="0026cb25" officeooo:paragraph-rsid="0026cb25"/>
    </style:style>
    <style:style style:name="P9" style:family="paragraph" style:parent-style-name="Table_20_Contents">
      <style:text-properties officeooo:rsid="0026cb25" officeooo:paragraph-rsid="0026cb25"/>
    </style:style>
    <style:style style:name="P10" style:family="paragraph" style:parent-style-name="Standard">
      <style:text-properties officeooo:rsid="0026f6c5" officeooo:paragraph-rsid="0026f6c5"/>
    </style:style>
    <style:style style:name="P11" style:family="paragraph" style:parent-style-name="Standard">
      <style:text-properties officeooo:rsid="0026f6c5" officeooo:paragraph-rsid="002862cb"/>
    </style:style>
    <style:style style:name="P12" style:family="paragraph" style:parent-style-name="Standard">
      <style:text-properties officeooo:rsid="002774d0" officeooo:paragraph-rsid="002774d0"/>
    </style:style>
    <style:style style:name="P13" style:family="paragraph" style:parent-style-name="Table_20_Contents">
      <style:text-properties officeooo:rsid="002774d0" officeooo:paragraph-rsid="002774d0"/>
    </style:style>
    <style:style style:name="P14" style:family="paragraph" style:parent-style-name="Standard">
      <style:text-properties officeooo:rsid="002a5b47" officeooo:paragraph-rsid="002a5b47"/>
    </style:style>
    <style:style style:name="P15" style:family="paragraph" style:parent-style-name="Table_20_Contents">
      <style:text-properties officeooo:rsid="002a5b47" officeooo:paragraph-rsid="002a5b47"/>
    </style:style>
    <style:style style:name="P16" style:family="paragraph" style:parent-style-name="Standard">
      <style:text-properties officeooo:rsid="002aeb6f" officeooo:paragraph-rsid="002aeb6f"/>
    </style:style>
    <style:style style:name="P17" style:family="paragraph" style:parent-style-name="Table_20_Contents">
      <style:text-properties officeooo:rsid="002aeb6f" officeooo:paragraph-rsid="002aeb6f"/>
    </style:style>
    <style:style style:name="P18" style:family="paragraph" style:parent-style-name="Standard">
      <style:text-properties officeooo:rsid="002e15e9" officeooo:paragraph-rsid="002e15e9"/>
    </style:style>
    <style:style style:name="P19" style:family="paragraph" style:parent-style-name="Table_20_Contents">
      <style:text-properties officeooo:rsid="002e15e9" officeooo:paragraph-rsid="002e15e9"/>
    </style:style>
    <style:style style:name="P20" style:family="paragraph" style:parent-style-name="Standard">
      <style:text-properties officeooo:rsid="00301535" officeooo:paragraph-rsid="00301535"/>
    </style:style>
    <style:style style:name="P21" style:family="paragraph" style:parent-style-name="Standard">
      <style:text-properties officeooo:rsid="00316a12" officeooo:paragraph-rsid="00316a12"/>
    </style:style>
    <style:style style:name="P22" style:family="paragraph" style:parent-style-name="Standard">
      <style:text-properties officeooo:rsid="003282c2" officeooo:paragraph-rsid="003282c2"/>
    </style:style>
    <style:style style:name="P23" style:family="paragraph" style:parent-style-name="Standard">
      <style:text-properties officeooo:rsid="0034ce50" officeooo:paragraph-rsid="0034ce50"/>
    </style:style>
    <style:style style:name="P24" style:family="paragraph" style:parent-style-name="Standard">
      <style:text-properties officeooo:rsid="0036b7da" officeooo:paragraph-rsid="0036b7da"/>
    </style:style>
    <style:style style:name="P25" style:family="paragraph" style:parent-style-name="Standard">
      <style:text-properties officeooo:rsid="00384319" officeooo:paragraph-rsid="00384319"/>
    </style:style>
    <style:style style:name="P26" style:family="paragraph" style:parent-style-name="Standard">
      <style:text-properties officeooo:rsid="003854e3" officeooo:paragraph-rsid="003854e3"/>
    </style:style>
    <style:style style:name="P27" style:family="paragraph" style:parent-style-name="Standard">
      <style:text-properties officeooo:rsid="0038db10" officeooo:paragraph-rsid="0038db10"/>
    </style:style>
    <style:style style:name="P28" style:family="paragraph" style:parent-style-name="Standard">
      <style:text-properties officeooo:rsid="00396d2f" officeooo:paragraph-rsid="00396d2f"/>
    </style:style>
    <style:style style:name="P29" style:family="paragraph" style:parent-style-name="Standard">
      <style:text-properties officeooo:rsid="003c6075" officeooo:paragraph-rsid="003c6075"/>
    </style:style>
    <style:style style:name="P30" style:family="paragraph" style:parent-style-name="Standard">
      <style:text-properties officeooo:rsid="003dac2d" officeooo:paragraph-rsid="003dac2d"/>
    </style:style>
    <style:style style:name="P31" style:family="paragraph" style:parent-style-name="Table_20_Contents">
      <style:text-properties officeooo:rsid="003dac2d" officeooo:paragraph-rsid="003dac2d"/>
    </style:style>
    <style:style style:name="P32" style:family="paragraph" style:parent-style-name="Standard">
      <style:text-properties officeooo:rsid="003e5b21" officeooo:paragraph-rsid="003e5b21"/>
    </style:style>
    <style:style style:name="P33" style:family="paragraph" style:parent-style-name="Table_20_Contents">
      <style:text-properties officeooo:rsid="003e5b21" officeooo:paragraph-rsid="003e5b21"/>
    </style:style>
    <style:style style:name="P34" style:family="paragraph" style:parent-style-name="Standard">
      <style:text-properties officeooo:rsid="003fb633" officeooo:paragraph-rsid="003fb633"/>
    </style:style>
    <style:style style:name="P35" style:family="paragraph" style:parent-style-name="Standard">
      <style:text-properties officeooo:rsid="0040a8d2" officeooo:paragraph-rsid="0040a8d2"/>
    </style:style>
    <style:style style:name="P36" style:family="paragraph" style:parent-style-name="Standard">
      <style:text-properties officeooo:rsid="004129ea" officeooo:paragraph-rsid="004129ea"/>
    </style:style>
    <style:style style:name="P37" style:family="paragraph" style:parent-style-name="Standard">
      <style:text-properties officeooo:rsid="00426d41" officeooo:paragraph-rsid="00426d41"/>
    </style:style>
    <style:style style:name="P38" style:family="paragraph" style:parent-style-name="Table_20_Contents">
      <style:text-properties officeooo:rsid="00426d41" officeooo:paragraph-rsid="00426d41"/>
    </style:style>
    <style:style style:name="P39" style:family="paragraph" style:parent-style-name="Standard">
      <style:text-properties officeooo:rsid="00455b7a" officeooo:paragraph-rsid="00455b7a"/>
    </style:style>
    <style:style style:name="P40" style:family="paragraph" style:parent-style-name="Standard">
      <style:text-properties officeooo:rsid="00455b7a" officeooo:paragraph-rsid="005400ff"/>
    </style:style>
    <style:style style:name="P41" style:family="paragraph" style:parent-style-name="Standard">
      <style:text-properties officeooo:rsid="0046a86a" officeooo:paragraph-rsid="0046a86a"/>
    </style:style>
    <style:style style:name="P42" style:family="paragraph" style:parent-style-name="Standard">
      <style:text-properties officeooo:rsid="0046a86a" officeooo:paragraph-rsid="005400ff"/>
    </style:style>
    <style:style style:name="P43" style:family="paragraph" style:parent-style-name="Standard">
      <style:text-properties officeooo:rsid="004730ce" officeooo:paragraph-rsid="004730ce"/>
    </style:style>
    <style:style style:name="P44" style:family="paragraph" style:parent-style-name="Standard">
      <style:text-properties officeooo:rsid="004730ce" officeooo:paragraph-rsid="005400ff"/>
    </style:style>
    <style:style style:name="P45" style:family="paragraph" style:parent-style-name="Standard">
      <style:text-properties officeooo:rsid="004730ce" officeooo:paragraph-rsid="00569f89"/>
    </style:style>
    <style:style style:name="P46" style:family="paragraph" style:parent-style-name="Standard">
      <style:text-properties officeooo:rsid="0048689d" officeooo:paragraph-rsid="0048689d"/>
    </style:style>
    <style:style style:name="P47" style:family="paragraph" style:parent-style-name="Standard">
      <style:text-properties officeooo:rsid="0048689d" officeooo:paragraph-rsid="004e7331"/>
    </style:style>
    <style:style style:name="P48" style:family="paragraph" style:parent-style-name="Standard">
      <style:text-properties officeooo:rsid="0048689d" officeooo:paragraph-rsid="00569f89"/>
    </style:style>
    <style:style style:name="P49" style:family="paragraph" style:parent-style-name="Standard">
      <style:text-properties officeooo:rsid="0049668c" officeooo:paragraph-rsid="0049668c"/>
    </style:style>
    <style:style style:name="P50" style:family="paragraph" style:parent-style-name="Standard">
      <style:text-properties officeooo:rsid="0049668c" officeooo:paragraph-rsid="004e7331"/>
    </style:style>
    <style:style style:name="P51" style:family="paragraph" style:parent-style-name="Standard">
      <style:text-properties officeooo:rsid="0049668c" officeooo:paragraph-rsid="00569f89"/>
    </style:style>
    <style:style style:name="P52" style:family="paragraph" style:parent-style-name="Standard">
      <style:text-properties officeooo:rsid="004ad20f" officeooo:paragraph-rsid="004ad20f"/>
    </style:style>
    <style:style style:name="P53" style:family="paragraph" style:parent-style-name="Standard">
      <style:text-properties officeooo:rsid="004ad20f" officeooo:paragraph-rsid="0057747e"/>
    </style:style>
    <style:style style:name="P54" style:family="paragraph" style:parent-style-name="Standard">
      <style:text-properties officeooo:rsid="004b5469" officeooo:paragraph-rsid="004b5469"/>
    </style:style>
    <style:style style:name="P55" style:family="paragraph" style:parent-style-name="Standard">
      <style:text-properties officeooo:rsid="004b5469" officeooo:paragraph-rsid="0057747e"/>
    </style:style>
    <style:style style:name="P56" style:family="paragraph" style:parent-style-name="Standard">
      <style:text-properties officeooo:rsid="004b5469" officeooo:paragraph-rsid="00ae4de6"/>
    </style:style>
    <style:style style:name="P57" style:family="paragraph" style:parent-style-name="Standard">
      <style:text-properties officeooo:rsid="004b5469" officeooo:paragraph-rsid="00d86aaa"/>
    </style:style>
    <style:style style:name="P58" style:family="paragraph" style:parent-style-name="Standard">
      <style:text-properties officeooo:rsid="004d14a2" officeooo:paragraph-rsid="004d14a2"/>
    </style:style>
    <style:style style:name="P59" style:family="paragraph" style:parent-style-name="Standard">
      <style:text-properties officeooo:rsid="004dbedd" officeooo:paragraph-rsid="004dbedd"/>
    </style:style>
    <style:style style:name="P60" style:family="paragraph" style:parent-style-name="Standard">
      <style:text-properties officeooo:rsid="004e3993" officeooo:paragraph-rsid="004e3993"/>
    </style:style>
    <style:style style:name="P61" style:family="paragraph" style:parent-style-name="Standard">
      <style:text-properties officeooo:rsid="004e7331" officeooo:paragraph-rsid="004e7331"/>
    </style:style>
    <style:style style:name="P62" style:family="paragraph" style:parent-style-name="Standard">
      <style:text-properties officeooo:rsid="004f8c06" officeooo:paragraph-rsid="004f8c06"/>
    </style:style>
    <style:style style:name="P63" style:family="paragraph" style:parent-style-name="Standard">
      <style:text-properties officeooo:rsid="004f8c06" officeooo:paragraph-rsid="005400ff"/>
    </style:style>
    <style:style style:name="P64" style:family="paragraph" style:parent-style-name="Standard">
      <style:text-properties officeooo:rsid="0051b20c" officeooo:paragraph-rsid="0051b20c"/>
    </style:style>
    <style:style style:name="P65" style:family="paragraph" style:parent-style-name="Table_20_Contents">
      <style:text-properties officeooo:rsid="0051b20c" officeooo:paragraph-rsid="0051b20c"/>
    </style:style>
    <style:style style:name="P66" style:family="paragraph" style:parent-style-name="Standard">
      <style:text-properties officeooo:rsid="005400ff" officeooo:paragraph-rsid="005400ff"/>
    </style:style>
    <style:style style:name="P67" style:family="paragraph" style:parent-style-name="Standard">
      <style:text-properties officeooo:rsid="00569f89" officeooo:paragraph-rsid="00569f89"/>
    </style:style>
    <style:style style:name="P68" style:family="paragraph" style:parent-style-name="Standard">
      <style:text-properties officeooo:rsid="0057747e" officeooo:paragraph-rsid="0057747e"/>
    </style:style>
    <style:style style:name="P69" style:family="paragraph" style:parent-style-name="Standard">
      <style:text-properties officeooo:rsid="005b58df" officeooo:paragraph-rsid="005b58df"/>
    </style:style>
    <style:style style:name="P70" style:family="paragraph" style:parent-style-name="Standard">
      <style:text-properties style:text-underline-style="solid" style:text-underline-width="auto" style:text-underline-color="font-color" officeooo:rsid="005b58df" officeooo:paragraph-rsid="005b58df"/>
    </style:style>
    <style:style style:name="P71" style:family="paragraph" style:parent-style-name="Standard">
      <style:text-properties style:text-underline-style="solid" style:text-underline-width="auto" style:text-underline-color="font-color" officeooo:rsid="005c91ed" officeooo:paragraph-rsid="005c91ed"/>
    </style:style>
    <style:style style:name="P72" style:family="paragraph" style:parent-style-name="Standard">
      <style:text-properties style:text-underline-style="solid" style:text-underline-width="auto" style:text-underline-color="font-color" officeooo:rsid="005eed1d" officeooo:paragraph-rsid="005eed1d"/>
    </style:style>
    <style:style style:name="P73" style:family="paragraph" style:parent-style-name="Standard">
      <style:text-properties officeooo:rsid="005c91ed" officeooo:paragraph-rsid="005c91ed"/>
    </style:style>
    <style:style style:name="P74" style:family="paragraph" style:parent-style-name="Standard">
      <style:text-properties style:text-underline-style="none" officeooo:rsid="005c91ed" officeooo:paragraph-rsid="005c91ed"/>
    </style:style>
    <style:style style:name="P75" style:family="paragraph" style:parent-style-name="Standard">
      <style:text-properties style:text-underline-style="none" officeooo:rsid="005eed1d" officeooo:paragraph-rsid="005eed1d"/>
    </style:style>
    <style:style style:name="P76" style:family="paragraph" style:parent-style-name="Standard">
      <style:text-properties style:text-underline-style="none" officeooo:rsid="00607687" officeooo:paragraph-rsid="00607687"/>
    </style:style>
    <style:style style:name="P77" style:family="paragraph" style:parent-style-name="Standard">
      <style:text-properties style:text-underline-style="none" officeooo:rsid="0061f8a8" officeooo:paragraph-rsid="0061f8a8"/>
    </style:style>
    <style:style style:name="P78" style:family="paragraph" style:parent-style-name="Standard">
      <style:text-properties style:text-underline-style="none" officeooo:rsid="0061f8a8" officeooo:paragraph-rsid="0062954d"/>
    </style:style>
    <style:style style:name="P79" style:family="paragraph" style:parent-style-name="Standard">
      <style:text-properties style:text-underline-style="none" officeooo:rsid="0062954d" officeooo:paragraph-rsid="0062954d"/>
    </style:style>
    <style:style style:name="P80" style:family="paragraph" style:parent-style-name="Standard">
      <style:text-properties style:text-underline-style="none" officeooo:rsid="00630927" officeooo:paragraph-rsid="00630927"/>
    </style:style>
    <style:style style:name="P81" style:family="paragraph" style:parent-style-name="Standard">
      <style:text-properties style:text-underline-style="none" officeooo:rsid="00630927" officeooo:paragraph-rsid="0067436c"/>
    </style:style>
    <style:style style:name="P82" style:family="paragraph" style:parent-style-name="Standard">
      <style:text-properties style:text-underline-style="none" officeooo:rsid="00630927" officeooo:paragraph-rsid="006d0e41"/>
    </style:style>
    <style:style style:name="P83" style:family="paragraph" style:parent-style-name="Standard">
      <style:text-properties style:text-underline-style="none" officeooo:rsid="00630927" officeooo:paragraph-rsid="006fa075"/>
    </style:style>
    <style:style style:name="P84" style:family="paragraph" style:parent-style-name="Standard">
      <style:text-properties style:text-underline-style="none" officeooo:rsid="00630927" officeooo:paragraph-rsid="00782332"/>
    </style:style>
    <style:style style:name="P85" style:family="paragraph" style:parent-style-name="Standard">
      <style:text-properties style:text-underline-style="none" officeooo:rsid="00630927" officeooo:paragraph-rsid="0079dc57"/>
    </style:style>
    <style:style style:name="P86" style:family="paragraph" style:parent-style-name="Standard">
      <style:text-properties style:text-underline-style="none" officeooo:rsid="00630927" officeooo:paragraph-rsid="007b58f7"/>
    </style:style>
    <style:style style:name="P87" style:family="paragraph" style:parent-style-name="Standard">
      <style:text-properties style:text-underline-style="none" officeooo:rsid="00630927" officeooo:paragraph-rsid="007f22cc"/>
    </style:style>
    <style:style style:name="P88" style:family="paragraph" style:parent-style-name="Standard">
      <style:text-properties style:text-underline-style="none" officeooo:rsid="0064b47b" officeooo:paragraph-rsid="0064b47b"/>
    </style:style>
    <style:style style:name="P89" style:family="paragraph" style:parent-style-name="Standard">
      <style:text-properties style:text-underline-style="none" officeooo:rsid="0064b47b" officeooo:paragraph-rsid="006a14c6"/>
    </style:style>
    <style:style style:name="P90" style:family="paragraph" style:parent-style-name="Standard">
      <style:text-properties style:text-underline-style="none" officeooo:rsid="00660c35" officeooo:paragraph-rsid="00660c35"/>
    </style:style>
    <style:style style:name="P91" style:family="paragraph" style:parent-style-name="Standard">
      <style:text-properties style:text-underline-style="none" officeooo:rsid="00660c35" officeooo:paragraph-rsid="006d0e41"/>
    </style:style>
    <style:style style:name="P92" style:family="paragraph" style:parent-style-name="Standard">
      <style:text-properties style:text-underline-style="none" officeooo:rsid="0067436c" officeooo:paragraph-rsid="0067436c"/>
    </style:style>
    <style:style style:name="P93" style:family="paragraph" style:parent-style-name="Standard">
      <style:text-properties style:text-underline-style="none" officeooo:rsid="006a14c6" officeooo:paragraph-rsid="006a14c6"/>
    </style:style>
    <style:style style:name="P94" style:family="paragraph" style:parent-style-name="Standard">
      <style:text-properties style:text-underline-style="none" officeooo:rsid="006b3306" officeooo:paragraph-rsid="006b3306"/>
    </style:style>
    <style:style style:name="P95" style:family="paragraph" style:parent-style-name="Standard">
      <style:text-properties style:text-underline-style="none" officeooo:rsid="006d0e41" officeooo:paragraph-rsid="006d0e41"/>
    </style:style>
    <style:style style:name="P96" style:family="paragraph" style:parent-style-name="Standard">
      <style:text-properties style:text-underline-style="none" officeooo:rsid="006e5c15" officeooo:paragraph-rsid="006e5c15"/>
    </style:style>
    <style:style style:name="P97" style:family="paragraph" style:parent-style-name="Standard">
      <style:text-properties style:text-underline-style="none" officeooo:rsid="006fa075" officeooo:paragraph-rsid="006fa075"/>
    </style:style>
    <style:style style:name="P98" style:family="paragraph" style:parent-style-name="Standard">
      <style:text-properties style:text-underline-style="none" officeooo:rsid="007148b9" officeooo:paragraph-rsid="007148b9"/>
    </style:style>
    <style:style style:name="P99" style:family="paragraph" style:parent-style-name="Standard">
      <style:text-properties style:text-underline-style="none" officeooo:rsid="007148b9" officeooo:paragraph-rsid="00782332"/>
    </style:style>
    <style:style style:name="P100" style:family="paragraph" style:parent-style-name="Standard">
      <style:text-properties style:text-underline-style="none" officeooo:rsid="00752d86" officeooo:paragraph-rsid="00752d86"/>
    </style:style>
    <style:style style:name="P101" style:family="paragraph" style:parent-style-name="Standard">
      <style:text-properties style:text-underline-style="none" officeooo:rsid="00782332" officeooo:paragraph-rsid="00782332"/>
    </style:style>
    <style:style style:name="P102" style:family="paragraph" style:parent-style-name="Standard">
      <style:text-properties style:text-underline-style="none" officeooo:rsid="00782332" officeooo:paragraph-rsid="0079dc57"/>
    </style:style>
    <style:style style:name="P103" style:family="paragraph" style:parent-style-name="Standard">
      <style:text-properties style:text-underline-style="none" officeooo:rsid="00782332" officeooo:paragraph-rsid="007b58f7"/>
    </style:style>
    <style:style style:name="P104" style:family="paragraph" style:parent-style-name="Standard">
      <style:text-properties style:text-underline-style="none" officeooo:rsid="00782332" officeooo:paragraph-rsid="007f22cc"/>
    </style:style>
    <style:style style:name="P105" style:family="paragraph" style:parent-style-name="Standard">
      <style:text-properties style:text-underline-style="none" officeooo:rsid="00782332" officeooo:paragraph-rsid="007f9b57"/>
    </style:style>
    <style:style style:name="P106" style:family="paragraph" style:parent-style-name="Standard">
      <style:text-properties style:text-underline-style="none" officeooo:rsid="0079dc57" officeooo:paragraph-rsid="0079dc57"/>
    </style:style>
    <style:style style:name="P107" style:family="paragraph" style:parent-style-name="Standard">
      <style:text-properties style:text-underline-style="none" officeooo:rsid="0079dc57" officeooo:paragraph-rsid="007b58f7"/>
    </style:style>
    <style:style style:name="P108" style:family="paragraph" style:parent-style-name="Standard">
      <style:text-properties style:text-underline-style="none" officeooo:rsid="007b58f7" officeooo:paragraph-rsid="007b58f7"/>
    </style:style>
    <style:style style:name="P109" style:family="paragraph" style:parent-style-name="Standard">
      <style:text-properties style:text-underline-style="none" officeooo:rsid="007f22cc" officeooo:paragraph-rsid="007f22cc"/>
    </style:style>
    <style:style style:name="P110" style:family="paragraph" style:parent-style-name="Standard">
      <style:text-properties style:text-underline-style="none" officeooo:rsid="007f9b57" officeooo:paragraph-rsid="007f9b57"/>
    </style:style>
    <style:style style:name="P111" style:family="paragraph" style:parent-style-name="Standard">
      <style:text-properties style:text-underline-style="none" officeooo:rsid="008102fd" officeooo:paragraph-rsid="008102fd"/>
    </style:style>
    <style:style style:name="P112" style:family="paragraph" style:parent-style-name="Standard">
      <style:text-properties style:text-underline-style="none" officeooo:rsid="00845be6" officeooo:paragraph-rsid="00845be6"/>
    </style:style>
    <style:style style:name="P113" style:family="paragraph" style:parent-style-name="Standard">
      <style:text-properties style:text-underline-style="none" officeooo:rsid="00845be6" officeooo:paragraph-rsid="00865955"/>
    </style:style>
    <style:style style:name="P114" style:family="paragraph" style:parent-style-name="Standard">
      <style:text-properties style:text-underline-style="none" officeooo:rsid="00845be6" officeooo:paragraph-rsid="0095af16"/>
    </style:style>
    <style:style style:name="P115" style:family="paragraph" style:parent-style-name="Standard">
      <style:text-properties style:text-underline-style="none" officeooo:rsid="00845be6" officeooo:paragraph-rsid="00b48c97"/>
    </style:style>
    <style:style style:name="P116" style:family="paragraph" style:parent-style-name="Standard">
      <style:text-properties style:text-underline-style="none" officeooo:rsid="00865955" officeooo:paragraph-rsid="00865955"/>
    </style:style>
    <style:style style:name="P117" style:family="paragraph" style:parent-style-name="Standard">
      <style:text-properties style:text-underline-style="none" officeooo:rsid="00865955" officeooo:paragraph-rsid="00d856fd"/>
    </style:style>
    <style:style style:name="P118" style:family="paragraph" style:parent-style-name="Standard">
      <style:text-properties style:text-underline-style="none" officeooo:rsid="008ce220" officeooo:paragraph-rsid="008ce220"/>
    </style:style>
    <style:style style:name="P119" style:family="paragraph" style:parent-style-name="Standard">
      <style:text-properties style:text-underline-style="none" officeooo:rsid="0092a096" officeooo:paragraph-rsid="0092a096"/>
    </style:style>
    <style:style style:name="P120" style:family="paragraph" style:parent-style-name="Standard">
      <style:text-properties style:text-underline-style="none" officeooo:rsid="00ab7641" officeooo:paragraph-rsid="00ab7641"/>
    </style:style>
    <style:style style:name="P121" style:family="paragraph" style:parent-style-name="Standard">
      <style:text-properties style:text-underline-style="none" officeooo:rsid="00b224c5" officeooo:paragraph-rsid="00b224c5"/>
    </style:style>
    <style:style style:name="P122" style:family="paragraph" style:parent-style-name="Standard">
      <style:text-properties style:text-underline-style="none" officeooo:rsid="00b33764" officeooo:paragraph-rsid="00b33764"/>
    </style:style>
    <style:style style:name="P123" style:family="paragraph" style:parent-style-name="Standard">
      <style:text-properties style:text-underline-style="none" officeooo:rsid="0095af16" officeooo:paragraph-rsid="0095af16"/>
    </style:style>
    <style:style style:name="P124" style:family="paragraph" style:parent-style-name="Standard">
      <style:text-properties style:text-underline-style="none" officeooo:rsid="0095af16" officeooo:paragraph-rsid="00b48c97"/>
    </style:style>
    <style:style style:name="P125" style:family="paragraph" style:parent-style-name="Standard">
      <style:text-properties style:text-underline-style="none" officeooo:rsid="00c02b07" officeooo:paragraph-rsid="00c02b07"/>
    </style:style>
    <style:style style:name="P126" style:family="paragraph" style:parent-style-name="Standard">
      <style:text-properties style:text-underline-style="none" officeooo:rsid="00cdd293" officeooo:paragraph-rsid="00cdd293"/>
    </style:style>
    <style:style style:name="P127" style:family="paragraph" style:parent-style-name="Standard">
      <style:text-properties style:text-underline-style="none" officeooo:rsid="00d62985" officeooo:paragraph-rsid="00d62985"/>
    </style:style>
    <style:style style:name="P128" style:family="paragraph" style:parent-style-name="Text_20_body">
      <style:text-properties style:text-underline-style="none" officeooo:rsid="00a99f77" officeooo:paragraph-rsid="00a99f77"/>
    </style:style>
    <style:style style:name="P129" style:family="paragraph" style:parent-style-name="Text_20_body">
      <style:text-properties style:text-underline-style="none" officeooo:rsid="00aa76aa" officeooo:paragraph-rsid="00aa76aa"/>
    </style:style>
    <style:style style:name="P130" style:family="paragraph" style:parent-style-name="Standard">
      <style:text-properties style:text-underline-style="none" officeooo:rsid="00d856fd" officeooo:paragraph-rsid="00d856fd"/>
    </style:style>
    <style:style style:name="P131" style:family="paragraph" style:parent-style-name="Standard">
      <style:text-properties officeooo:rsid="006b3306" officeooo:paragraph-rsid="006b3306"/>
    </style:style>
    <style:style style:name="P132" style:family="paragraph" style:parent-style-name="Table_20_Contents">
      <style:text-properties officeooo:rsid="006b3306" officeooo:paragraph-rsid="006b3306"/>
    </style:style>
    <style:style style:name="P133" style:family="paragraph" style:parent-style-name="Standard">
      <style:text-properties officeooo:paragraph-rsid="00752d86"/>
    </style:style>
    <style:style style:name="P134" style:family="paragraph" style:parent-style-name="Standard">
      <style:text-properties officeooo:rsid="00782332" officeooo:paragraph-rsid="00782332"/>
    </style:style>
    <style:style style:name="P135" style:family="paragraph" style:parent-style-name="Table_20_Contents">
      <style:text-properties officeooo:rsid="00782332" officeooo:paragraph-rsid="00782332"/>
    </style:style>
    <style:style style:name="P136" style:family="paragraph" style:parent-style-name="Standard">
      <style:text-properties officeooo:rsid="0087d505" officeooo:paragraph-rsid="0087d505"/>
    </style:style>
    <style:style style:name="P137" style:family="paragraph" style:parent-style-name="Standard">
      <style:text-properties officeooo:rsid="008901ce" officeooo:paragraph-rsid="008901ce"/>
    </style:style>
    <style:style style:name="P138" style:family="paragraph" style:parent-style-name="Standard">
      <style:text-properties officeooo:rsid="009ed074" officeooo:paragraph-rsid="009ed074"/>
    </style:style>
    <style:style style:name="P139" style:family="paragraph" style:parent-style-name="Table_20_Contents">
      <style:text-properties officeooo:rsid="009ed074" officeooo:paragraph-rsid="009ed074"/>
    </style:style>
    <style:style style:name="P140" style:family="paragraph" style:parent-style-name="Standard">
      <style:text-properties officeooo:rsid="00ae9a32" officeooo:paragraph-rsid="00ae9a32"/>
    </style:style>
    <style:style style:name="P141" style:family="paragraph" style:parent-style-name="Standard">
      <style:text-properties officeooo:rsid="00bc7250" officeooo:paragraph-rsid="00bc7250"/>
    </style:style>
    <style:style style:name="P142" style:family="paragraph" style:parent-style-name="Table_20_Contents">
      <style:text-properties officeooo:rsid="00bc7250" officeooo:paragraph-rsid="00bc7250"/>
    </style:style>
    <style:style style:name="P143" style:family="paragraph" style:parent-style-name="Standard">
      <style:text-properties officeooo:rsid="00c4139d" officeooo:paragraph-rsid="00c4139d"/>
    </style:style>
    <style:style style:name="P144" style:family="paragraph" style:parent-style-name="Standard">
      <style:text-properties officeooo:rsid="00c77313" officeooo:paragraph-rsid="00c77313"/>
    </style:style>
    <style:style style:name="P145" style:family="paragraph" style:parent-style-name="Standard">
      <style:text-properties officeooo:rsid="00cfbfe6" officeooo:paragraph-rsid="00cfbfe6"/>
    </style:style>
    <style:style style:name="P146" style:family="paragraph" style:parent-style-name="Table_20_Contents">
      <style:text-properties officeooo:rsid="003f1ed0" officeooo:paragraph-rsid="003f1ed0"/>
    </style:style>
    <style:style style:name="P147" style:family="paragraph" style:parent-style-name="Table_20_Contents">
      <style:text-properties officeooo:rsid="0043bf6c" officeooo:paragraph-rsid="0043bf6c"/>
    </style:style>
    <style:style style:name="P148" style:family="paragraph" style:parent-style-name="Table_20_Contents">
      <style:text-properties officeooo:rsid="00505cf4" officeooo:paragraph-rsid="00505cf4"/>
    </style:style>
    <style:style style:name="P149" style:family="paragraph" style:parent-style-name="Table_20_Contents">
      <style:text-properties officeooo:rsid="0050f5de" officeooo:paragraph-rsid="0050f5de"/>
    </style:style>
    <style:style style:name="P150" style:family="paragraph" style:parent-style-name="Table_20_Contents">
      <style:text-properties officeooo:rsid="005390c9" officeooo:paragraph-rsid="005390c9"/>
    </style:style>
    <style:style style:name="P151" style:family="paragraph" style:parent-style-name="Table_20_Contents">
      <style:text-properties officeooo:rsid="005775b7" officeooo:paragraph-rsid="005775b7"/>
    </style:style>
    <style:style style:name="P152" style:family="paragraph" style:parent-style-name="Table_20_Contents">
      <style:text-properties officeooo:rsid="0058a106" officeooo:paragraph-rsid="0058a106"/>
    </style:style>
    <style:style style:name="P153" style:family="paragraph" style:parent-style-name="Table_20_Contents">
      <style:text-properties officeooo:rsid="00596993" officeooo:paragraph-rsid="00596993"/>
    </style:style>
    <style:style style:name="P154" style:family="paragraph" style:parent-style-name="Text_20_body">
      <style:text-properties officeooo:rsid="00596993" officeooo:paragraph-rsid="00596993"/>
    </style:style>
    <style:style style:name="P155" style:family="paragraph" style:parent-style-name="Table_20_Contents">
      <style:text-properties officeooo:rsid="005eed1d" officeooo:paragraph-rsid="005eed1d"/>
    </style:style>
    <style:style style:name="P156" style:family="paragraph" style:parent-style-name="Table_20_Contents">
      <style:text-properties officeooo:rsid="00607687" officeooo:paragraph-rsid="00607687"/>
    </style:style>
    <style:style style:name="P157" style:family="paragraph" style:parent-style-name="Table_20_Contents">
      <style:text-properties officeooo:rsid="00607687" officeooo:paragraph-rsid="00769fc4"/>
    </style:style>
    <style:style style:name="P158" style:family="paragraph" style:parent-style-name="Table_20_Contents">
      <style:text-properties officeooo:rsid="0061f8a8" officeooo:paragraph-rsid="0061f8a8"/>
    </style:style>
    <style:style style:name="P159" style:family="paragraph" style:parent-style-name="Table_20_Contents">
      <style:text-properties officeooo:rsid="0062954d" officeooo:paragraph-rsid="0062954d"/>
    </style:style>
    <style:style style:name="P160" style:family="paragraph" style:parent-style-name="Table_20_Contents">
      <style:text-properties officeooo:rsid="0062b5a5" officeooo:paragraph-rsid="0062b5a5"/>
    </style:style>
    <style:style style:name="P161" style:family="paragraph" style:parent-style-name="Table_20_Contents">
      <style:text-properties officeooo:rsid="00630927" officeooo:paragraph-rsid="00630927"/>
    </style:style>
    <style:style style:name="P162" style:family="paragraph" style:parent-style-name="Table_20_Contents">
      <style:text-properties officeooo:rsid="00660c35" officeooo:paragraph-rsid="00660c35"/>
    </style:style>
    <style:style style:name="P163" style:family="paragraph" style:parent-style-name="Table_20_Contents">
      <style:text-properties officeooo:rsid="0067436c" officeooo:paragraph-rsid="0067436c"/>
    </style:style>
    <style:style style:name="P164" style:family="paragraph" style:parent-style-name="Table_20_Contents">
      <style:text-properties officeooo:rsid="007148b9" officeooo:paragraph-rsid="007148b9"/>
    </style:style>
    <style:style style:name="P165" style:family="paragraph" style:parent-style-name="Table_20_Contents">
      <style:text-properties officeooo:rsid="00769fc4" officeooo:paragraph-rsid="00769fc4"/>
    </style:style>
    <style:style style:name="P166" style:family="paragraph" style:parent-style-name="Table_20_Contents">
      <style:text-properties officeooo:rsid="0079dc57" officeooo:paragraph-rsid="0079dc57"/>
    </style:style>
    <style:style style:name="P167" style:family="paragraph" style:parent-style-name="Table_20_Contents">
      <style:text-properties officeooo:rsid="007b58f7" officeooo:paragraph-rsid="007b58f7"/>
    </style:style>
    <style:style style:name="P168" style:family="paragraph" style:parent-style-name="Table_20_Contents">
      <style:text-properties officeooo:rsid="007f9b57" officeooo:paragraph-rsid="007f9b57"/>
    </style:style>
    <style:style style:name="P169" style:family="paragraph" style:parent-style-name="Table_20_Contents">
      <style:text-properties officeooo:rsid="008102fd" officeooo:paragraph-rsid="008102fd"/>
    </style:style>
    <style:style style:name="P170" style:family="paragraph" style:parent-style-name="Table_20_Contents">
      <style:text-properties officeooo:rsid="008277b7" officeooo:paragraph-rsid="008277b7"/>
    </style:style>
    <style:style style:name="P171" style:family="paragraph" style:parent-style-name="Table_20_Contents">
      <style:text-properties officeooo:rsid="0083ed4b" officeooo:paragraph-rsid="0083ed4b"/>
    </style:style>
    <style:style style:name="P172" style:family="paragraph" style:parent-style-name="Table_20_Contents">
      <style:text-properties officeooo:rsid="00865955" officeooo:paragraph-rsid="00865955"/>
    </style:style>
    <style:style style:name="P173" style:family="paragraph" style:parent-style-name="Table_20_Contents">
      <style:text-properties officeooo:rsid="008ce220" officeooo:paragraph-rsid="008ce220"/>
    </style:style>
    <style:style style:name="P174" style:family="paragraph" style:parent-style-name="Table_20_Contents">
      <style:text-properties officeooo:rsid="008ec5a2" officeooo:paragraph-rsid="008ec5a2"/>
    </style:style>
    <style:style style:name="P175" style:family="paragraph" style:parent-style-name="Table_20_Contents">
      <style:text-properties officeooo:rsid="0091513f" officeooo:paragraph-rsid="0091513f"/>
    </style:style>
    <style:style style:name="P176" style:family="paragraph" style:parent-style-name="Table_20_Contents">
      <style:text-properties officeooo:rsid="00947fbf" officeooo:paragraph-rsid="00947fbf"/>
    </style:style>
    <style:style style:name="P177" style:family="paragraph" style:parent-style-name="Text_20_body">
      <style:text-properties officeooo:rsid="00947fbf" officeooo:paragraph-rsid="00947fbf"/>
    </style:style>
    <style:style style:name="P178" style:family="paragraph" style:parent-style-name="Table_20_Contents">
      <style:text-properties officeooo:rsid="00955e96" officeooo:paragraph-rsid="00955e96"/>
    </style:style>
    <style:style style:name="P179" style:family="paragraph" style:parent-style-name="Table_20_Contents">
      <style:text-properties officeooo:rsid="00a7af00" officeooo:paragraph-rsid="00a7af00"/>
    </style:style>
    <style:style style:name="P180" style:family="paragraph" style:parent-style-name="Table_20_Contents">
      <style:text-properties officeooo:rsid="00aa76aa" officeooo:paragraph-rsid="00aa76aa"/>
    </style:style>
    <style:style style:name="P181" style:family="paragraph" style:parent-style-name="Table_20_Contents">
      <style:text-properties officeooo:rsid="00ab7641" officeooo:paragraph-rsid="00ab7641"/>
    </style:style>
    <style:style style:name="P182" style:family="paragraph" style:parent-style-name="Table_20_Contents">
      <style:text-properties officeooo:rsid="00abfab2" officeooo:paragraph-rsid="00abfab2"/>
    </style:style>
    <style:style style:name="P183" style:family="paragraph" style:parent-style-name="Text_20_body">
      <style:text-properties officeooo:rsid="00abfab2" officeooo:paragraph-rsid="00abfab2"/>
    </style:style>
    <style:style style:name="P184" style:family="paragraph" style:parent-style-name="Table_20_Contents">
      <style:text-properties officeooo:rsid="00abfdcf" officeooo:paragraph-rsid="00abfdcf"/>
    </style:style>
    <style:style style:name="P185" style:family="paragraph" style:parent-style-name="Table_20_Contents">
      <style:text-properties officeooo:rsid="00b224c5" officeooo:paragraph-rsid="00b224c5"/>
    </style:style>
    <style:style style:name="P186" style:family="paragraph" style:parent-style-name="Table_20_Contents">
      <style:text-properties officeooo:rsid="00b48c97" officeooo:paragraph-rsid="00b48c97"/>
    </style:style>
    <style:style style:name="P187" style:family="paragraph" style:parent-style-name="Table_20_Contents">
      <style:text-properties officeooo:rsid="00b59b08" officeooo:paragraph-rsid="00b59b08"/>
    </style:style>
    <style:style style:name="P188" style:family="paragraph" style:parent-style-name="Table_20_Contents">
      <style:text-properties officeooo:rsid="00b9d2a4" officeooo:paragraph-rsid="00b9d2a4"/>
    </style:style>
    <style:style style:name="P189" style:family="paragraph" style:parent-style-name="Table_20_Contents">
      <style:text-properties officeooo:rsid="00b9d2a4" officeooo:paragraph-rsid="00c6a822"/>
    </style:style>
    <style:style style:name="P190" style:family="paragraph" style:parent-style-name="Table_20_Contents">
      <style:text-properties officeooo:rsid="00bb1de9" officeooo:paragraph-rsid="00bb1de9"/>
    </style:style>
    <style:style style:name="P191" style:family="paragraph" style:parent-style-name="Table_20_Contents">
      <style:text-properties officeooo:rsid="00bb328d" officeooo:paragraph-rsid="00bb328d"/>
    </style:style>
    <style:style style:name="P192" style:family="paragraph" style:parent-style-name="Table_20_Contents">
      <style:text-properties officeooo:rsid="00beac49" officeooo:paragraph-rsid="00beac49"/>
    </style:style>
    <style:style style:name="P193" style:family="paragraph" style:parent-style-name="Table_20_Contents">
      <style:text-properties officeooo:rsid="00c02b07" officeooo:paragraph-rsid="00c02b07"/>
    </style:style>
    <style:style style:name="P194" style:family="paragraph" style:parent-style-name="Table_20_Contents">
      <style:text-properties officeooo:rsid="00c4196f" officeooo:paragraph-rsid="00c4196f"/>
    </style:style>
    <style:style style:name="P195" style:family="paragraph" style:parent-style-name="Table_20_Contents">
      <style:text-properties officeooo:rsid="00c793f8" officeooo:paragraph-rsid="00c793f8"/>
    </style:style>
    <style:style style:name="P196" style:family="paragraph" style:parent-style-name="Table_20_Contents">
      <style:text-properties officeooo:rsid="00c9d25c" officeooo:paragraph-rsid="00c9d25c"/>
    </style:style>
    <style:style style:name="P197" style:family="paragraph" style:parent-style-name="Table_20_Contents">
      <style:text-properties officeooo:rsid="00cbfdaa" officeooo:paragraph-rsid="00cbfdaa"/>
    </style:style>
    <style:style style:name="P198" style:family="paragraph" style:parent-style-name="Table_20_Contents">
      <style:text-properties officeooo:rsid="00d25d37" officeooo:paragraph-rsid="00d25d37"/>
    </style:style>
    <style:style style:name="P199" style:family="paragraph" style:parent-style-name="Table_20_Contents">
      <style:text-properties officeooo:rsid="00d7ecdf" officeooo:paragraph-rsid="00d7ecdf"/>
    </style:style>
    <style:style style:name="P200" style:family="paragraph" style:parent-style-name="Text_20_body">
      <style:text-properties officeooo:rsid="008c9c25" officeooo:paragraph-rsid="008c9c25"/>
    </style:style>
    <style:style style:name="P201" style:family="paragraph" style:parent-style-name="Text_20_body">
      <style:text-properties officeooo:paragraph-rsid="008c9c25"/>
    </style:style>
    <style:style style:name="P202" style:family="paragraph" style:parent-style-name="Text_20_body">
      <style:text-properties officeooo:rsid="0098b87b" officeooo:paragraph-rsid="0098b87b"/>
    </style:style>
    <style:style style:name="P203" style:family="paragraph" style:parent-style-name="Text_20_body">
      <style:text-properties officeooo:rsid="00a18379" officeooo:paragraph-rsid="00a18379"/>
    </style:style>
    <style:style style:name="P204" style:family="paragraph" style:parent-style-name="Text_20_body">
      <style:text-properties officeooo:rsid="00abb67e" officeooo:paragraph-rsid="00abb67e"/>
    </style:style>
    <style:style style:name="P205" style:family="paragraph" style:parent-style-name="Text_20_body">
      <style:text-properties officeooo:paragraph-rsid="00abb67e"/>
    </style:style>
    <style:style style:name="P206" style:family="paragraph" style:parent-style-name="Text_20_body">
      <style:text-properties officeooo:rsid="00acf6da" officeooo:paragraph-rsid="00acf6da"/>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Contents_20_2">
      <style:paragraph-properties>
        <style:tab-stops>
          <style:tab-stop style:position="16.501cm" style:type="right" style:leader-style="dotted" style:leader-text="."/>
        </style:tab-stops>
      </style:paragraph-properties>
    </style:style>
    <style:style style:name="P209" style:family="paragraph" style:parent-style-name="Heading_20_1">
      <style:text-properties officeooo:rsid="008c9c25" officeooo:paragraph-rsid="008c9c25"/>
    </style:style>
    <style:style style:name="P210" style:family="paragraph" style:parent-style-name="Heading_20_1">
      <style:text-properties officeooo:rsid="00a18379" officeooo:paragraph-rsid="00a18379"/>
    </style:style>
    <style:style style:name="P211" style:family="paragraph" style:parent-style-name="Heading_20_1">
      <style:text-properties officeooo:rsid="00947fbf" officeooo:paragraph-rsid="00947fbf"/>
    </style:style>
    <style:style style:name="P212" style:family="paragraph" style:parent-style-name="Heading_20_1">
      <style:text-properties style:text-underline-style="none" officeooo:rsid="00a99f77" officeooo:paragraph-rsid="00a99f77"/>
    </style:style>
    <style:style style:name="P213" style:family="paragraph" style:parent-style-name="Heading_20_1">
      <style:text-properties officeooo:rsid="00abb67e" officeooo:paragraph-rsid="00abb67e"/>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T44" style:family="text">
      <style:text-properties officeooo:rsid="00d86aaa"/>
    </style:style>
    <style:style style:name="T45" style:family="text">
      <style:text-properties officeooo:rsid="00d8d6fd"/>
    </style:style>
    <style:style style:name="T46" style:family="text">
      <style:text-properties officeooo:rsid="00dabf2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CPU Architecture</text:p>
      <text:p text:style-name="P202">Copyright © Goran Dakov, 2019</text:p>
      <text:p text:style-name="P2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7"><text:a xlink:type="simple" xlink:href="#__RefHeading___Toc3744_2500781647" text:style-name="Index_20_Link" text:visited-style-name="Index_20_Link">Memory model:<text:tab/>1</text:a></text:p>
          <text:p text:style-name="P207"><text:a xlink:type="simple" xlink:href="#__RefHeading___Toc3746_2500781647" text:style-name="Index_20_Link" text:visited-style-name="Index_20_Link">Flags register<text:tab/>2</text:a></text:p>
          <text:p text:style-name="P207"><text:a xlink:type="simple" xlink:href="#__RefHeading___Toc3748_2500781647" text:style-name="Index_20_Link" text:visited-style-name="Index_20_Link">General Purpose registers:<text:tab/>2</text:a></text:p>
          <text:p text:style-name="P207"><text:a xlink:type="simple" xlink:href="#__RefHeading___Toc3750_2500781647" text:style-name="Index_20_Link" text:visited-style-name="Index_20_Link">VLIW-like encoding<text:tab/>2</text:a></text:p>
          <text:p text:style-name="P207"><text:a xlink:type="simple" xlink:href="#__RefHeading___Toc3904_1310639310" text:style-name="Index_20_Link" text:visited-style-name="Index_20_Link">Load-Store Plus<text:tab/>3</text:a></text:p>
          <text:p text:style-name="P207"><text:a xlink:type="simple" xlink:href="#__RefHeading___Toc3752_2500781647" text:style-name="Index_20_Link" text:visited-style-name="Index_20_Link">Instruction classes:<text:tab/>3</text:a></text:p>
          <text:p text:style-name="P208"><text:a xlink:type="simple" xlink:href="#__RefHeading___Toc3754_2500781647" text:style-name="Index_20_Link" text:visited-style-name="Index_20_Link">General Purpose<text:tab/>3</text:a></text:p>
          <text:p text:style-name="P208"><text:a xlink:type="simple" xlink:href="#__RefHeading___Toc3756_2500781647" text:style-name="Index_20_Link" text:visited-style-name="Index_20_Link">Load / Store Instructions<text:tab/>9</text:a></text:p>
          <text:p text:style-name="P208"><text:a xlink:type="simple" xlink:href="#__RefHeading___Toc3758_2500781647" text:style-name="Index_20_Link" text:visited-style-name="Index_20_Link">Integer SIMD instructions<text:tab/>14</text:a></text:p>
          <text:p text:style-name="P208"><text:a xlink:type="simple" xlink:href="#__RefHeading___Toc3760_2500781647" text:style-name="Index_20_Link" text:visited-style-name="Index_20_Link">Floating Point instructions<text:tab/>15</text:a></text:p>
          <text:p text:style-name="P208"><text:a xlink:type="simple" xlink:href="#__RefHeading___Toc3762_2500781647" text:style-name="Index_20_Link" text:visited-style-name="Index_20_Link">Double-like Precision<text:tab/>17</text:a></text:p>
          <text:p text:style-name="P208"><text:a xlink:type="simple" xlink:href="#__RefHeading___Toc3764_2500781647" text:style-name="Index_20_Link" text:visited-style-name="Index_20_Link">Single-like precision<text:tab/>18</text:a></text:p>
          <text:p text:style-name="P208"><text:a xlink:type="simple" xlink:href="#__RefHeading___Toc3766_2500781647" text:style-name="Index_20_Link" text:visited-style-name="Index_20_Link">Extended-like Precision<text:tab/>19</text:a></text:p>
          <text:p text:style-name="P208"><text:a xlink:type="simple" xlink:href="#__RefHeading___Toc3768_2500781647" text:style-name="Index_20_Link" text:visited-style-name="Index_20_Link">Divide/Square root/logic<text:tab/>19</text:a></text:p>
          <text:p text:style-name="P208"><text:a xlink:type="simple" xlink:href="#__RefHeading___Toc3770_2500781647" text:style-name="Index_20_Link" text:visited-style-name="Index_20_Link">System Instructions<text:tab/>21</text:a></text:p>
          <text:p text:style-name="P207"><text:a xlink:type="simple" xlink:href="#__RefHeading___Toc3772_2500781647" text:style-name="Index_20_Link" text:visited-style-name="Index_20_Link">Page table entry format:<text:tab/>24</text:a></text:p>
          <text:p text:style-name="P207"><text:a xlink:type="simple" xlink:href="#__RefHeading___Toc3774_2500781647" text:style-name="Index_20_Link" text:visited-style-name="Index_20_Link">Indirect branch table format:<text:tab/>24</text:a></text:p>
          <text:p text:style-name="P207"><text:a xlink:type="simple" xlink:href="#__RefHeading___Toc3987_2513250303" text:style-name="Index_20_Link" text:visited-style-name="Index_20_Link">EDGE-like extensions<text:tab/>25</text:a></text:p>
          <text:p text:style-name="P207"><text:a xlink:type="simple" xlink:href="#__RefHeading___Toc4079_3978775894" text:style-name="Index_20_Link" text:visited-style-name="Index_20_Link">Exceptions / Traps<text:tab/>25</text:a></text:p>
        </text:index-body>
      </text:table-of-content>
      <text:p text:style-name="P202"/>
      <text:h text:style-name="Heading_20_1" text:outline-level="1"><text:bookmark-start text:name="__RefHeading___Toc3744_2500781647"/><text:reference-mark-start text:name="Memmod"/>Memory model:<text:bookmark-end text:name="__RefHeading___Toc3744_2500781647"/><text:reference-mark-end text:name="Memmod"/></text:h>
      <text:p text:style-name="P136">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37">Loads and stores to misaligned addresses are allowed. Except some SIMD instructions.</text:p>
      <text:p text:style-name="P141">A 65<text:span text:style-name="T33">th</text:span> “pointer” bit is stored per 64 bit memory block. It indicates that the datum is a pointer. If misaligned the lower address 65<text:span text:style-name="T33">th</text:span> bit is used.</text:p>
      <text:p text:style-name="P141">Pointer format:</text:p>
      <table:table table:name="Table20" table:style-name="Table20">
        <table:table-column table:style-name="Table20.A"/>
        <table:table-column table:style-name="Table20.B"/>
        <table:table-row table:style-name="TableLine94243063407104">
          <table:table-cell table:style-name="Table20.A1" office:value-type="string">
            <text:p text:style-name="P142">Field</text:p>
          </table:table-cell>
          <table:table-cell table:style-name="Table20.B1" office:value-type="string">
            <text:p text:style-name="P142">Bits</text:p>
          </table:table-cell>
        </table:table-row>
        <table:table-row table:style-name="TableLine94243063498288">
          <table:table-cell table:style-name="Table20.A2" office:value-type="string">
            <text:p text:style-name="P142">exponent</text:p>
          </table:table-cell>
          <table:table-cell table:style-name="Table20.B2" office:value-type="string">
            <text:p text:style-name="P142">63:59</text:p>
          </table:table-cell>
        </table:table-row>
        <table:table-row table:style-name="TableLine94243063500016">
          <table:table-cell table:style-name="Table20.A2" office:value-type="string">
            <text:p text:style-name="P142">Low bound</text:p>
          </table:table-cell>
          <table:table-cell table:style-name="Table20.B2" office:value-type="string">
            <text:p text:style-name="P142">52:58</text:p>
          </table:table-cell>
        </table:table-row>
        <table:table-row table:style-name="TableLine94243063500640">
          <table:table-cell table:style-name="Table20.A2" office:value-type="string">
            <text:p text:style-name="P142">High bound</text:p>
          </table:table-cell>
          <table:table-cell table:style-name="Table20.B2" office:value-type="string">
            <text:p text:style-name="P142">45:51</text:p>
          </table:table-cell>
        </table:table-row>
        <table:table-row table:style-name="TableLine94243063501424">
          <table:table-cell table:style-name="Table20.A2" office:value-type="string">
            <text:p text:style-name="P142">Address on low bound</text:p>
          </table:table-cell>
          <table:table-cell table:style-name="Table20.B2" office:value-type="string">
            <text:p text:style-name="P142">44</text:p>
          </table:table-cell>
        </table:table-row>
        <text:soft-page-break/>
        <table:table-row table:style-name="TableLine94243063502208">
          <table:table-cell table:style-name="Table20.A2" office:value-type="string">
            <text:p text:style-name="P142">Address bits</text:p>
          </table:table-cell>
          <table:table-cell table:style-name="Table20.B2" office:value-type="string">
            <text:p text:style-name="P142">43:0</text:p>
          </table:table-cell>
        </table:table-row>
      </table:table>
      <text:p text:style-name="P141">Overflows above and underflows below the exponent upper bit +12 generate an exception, except in the following cases:</text:p>
      <text:p text:style-name="P141">If low&gt;high and on low, overflow by one allowed</text:p>
      <text:p text:style-name="P141">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37">The flags register has only 6 bits:</text:p>
      <text:p text:style-name="P137">C,O,A,S,Z,P</text:p>
      <text:p text:style-name="P137">The integer instructions set the flag as in x86.</text:p>
      <text:p text:style-name="P137">The floating point compare instructions set the flags in a distinct way</text:p>
      <text:p text:style-name="P137">There are lahf/sahf instructions which load and store the flag in the lowest 8 bits of a register. Upper bits are zeroed on lahf.</text:p>
      <text:p text:style-name="P144">Shifts of zero shift count do not preserve the flags register, but set it according to result, carry=0, overflow=0.</text:p>
      <text:p text:style-name="P138">Floating point compare:</text:p>
      <text:p text:style-name="P138">A<text:span text:style-name="T26">F</text:span>,O<text:span text:style-name="T26">F</text:span> cleared</text:p>
      <table:table table:name="Table16" table:style-name="Table16">
        <table:table-column table:style-name="Table16.A"/>
        <table:table-column table:style-name="Table16.B"/>
        <table:table-row table:style-name="TableLine94243063504112">
          <table:table-cell table:style-name="Table16.A1" office:value-type="string">
            <text:p text:style-name="P139">Condition</text:p>
          </table:table-cell>
          <table:table-cell table:style-name="Table16.B1" office:value-type="string">
            <text:p text:style-name="P139">Flags</text:p>
          </table:table-cell>
        </table:table-row>
        <table:table-row table:style-name="TableLine94243063527024">
          <table:table-cell table:style-name="Table16.A2" office:value-type="string">
            <text:p text:style-name="P139">Unordered</text:p>
          </table:table-cell>
          <table:table-cell table:style-name="Table16.B2" office:value-type="string">
            <text:p text:style-name="P139">ZF=0 CF=0 SF=1 PF=1</text:p>
          </table:table-cell>
        </table:table-row>
        <table:table-row table:style-name="TableLine94243063528496">
          <table:table-cell table:style-name="Table16.A2" office:value-type="string">
            <text:p text:style-name="P139">Less than</text:p>
          </table:table-cell>
          <table:table-cell table:style-name="Table16.B2" office:value-type="string">
            <text:p text:style-name="P139">CF=1 ZF=0 SF=1 PF=0</text:p>
          </table:table-cell>
        </table:table-row>
        <table:table-row table:style-name="TableLine94243063529120">
          <table:table-cell table:style-name="Table16.A2" office:value-type="string">
            <text:p text:style-name="P139">Greater Than</text:p>
          </table:table-cell>
          <table:table-cell table:style-name="Table16.B2" office:value-type="string">
            <text:p text:style-name="P139">CF=0 ZF=0 SF=0 PF=0</text:p>
          </table:table-cell>
        </table:table-row>
        <table:table-row table:style-name="TableLine94243063529904">
          <table:table-cell table:style-name="Table16.A2" office:value-type="string">
            <text:p text:style-name="P139">Equals</text:p>
          </table:table-cell>
          <table:table-cell table:style-name="Table16.B2" office:value-type="string">
            <text:p text:style-name="P139">CF=0 ZF=1 SF=0 PF=0</text:p>
          </table:table-cell>
        </table:table-row>
      </table:table>
      <text:p text:style-name="P138"/>
      <text:p text:style-name="P137"/>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37">There are 32 general purpose registers.</text:p>
      <text:p text:style-name="P137">Register number 16 is the special load register, it might not be preserved between a special load and the following instruction.</text:p>
      <text:p text:style-name="P137">The registers with numbers 0-15 have lower code density in some cases. Some instructions encodings are limited to the lower 16 registers.</text:p>
      <text:p text:style-name="P137"/>
      <text:h text:style-name="P209" text:outline-level="1"><text:bookmark-start text:name="__RefHeading___Toc3750_2500781647"/><text:reference-mark-start text:name="bundle"/>VLIW-like encoding<text:bookmark-end text:name="__RefHeading___Toc3750_2500781647"/><text:reference-mark-end text:name="bundle"/></text:h>
      <text:p text:style-name="P201"/>
      <text:p text:style-name="P200">Instructions are made out of a number of 16-bit words in a 256-bit bundle. The last 16 bits <text:span text:style-name="T23">of the bundle</text:span> are reserved for stop bits.</text:p>
      <text:p text:style-name="P200">Bit 16 of the stop bits is reserved and must be zero. Instructions may not cross bundles. The number of instructions is architecturally limited to 12. The number of branches is architecturally limited to 4. Special register store counts as a branch instruction for the purpose of the limit of 4 branches per bundle. The instructions are sequential i.e. there can be dependencies between them. <text:span text:style-name="T23">Unterminated space in the bundle is ignored. Instruction sizes 16,32,48,64,80 bit.</text:span></text:p>
      <text:p text:style-name="P200"><text:soft-page-break/></text:p>
      <text:h text:style-name="P210" text:outline-level="1"><text:bookmark-start text:name="__RefHeading___Toc3904_1310639310"/><text:reference-mark-start text:name="ldstarch"/>Load-Store Plus<text:bookmark-end text:name="__RefHeading___Toc3904_1310639310"/><text:reference-mark-end text:name="ldstarch"/></text:h>
      <text:p text:style-name="P203">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4"/>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style-name="TableLine94243063541408">
          <table:table-cell table:style-name="Table1.A1" office:value-type="string">
            <text:p text:style-name="P3">Instruction</text:p>
          </table:table-cell>
          <table:table-cell table:style-name="Table1.B1" office:value-type="string">
            <text:p text:style-name="P3">Index</text:p>
          </table:table-cell>
        </table:table-row>
        <table:table-row table:style-name="TableLine94243063582688">
          <table:table-cell table:style-name="Table1.A2" office:value-type="string">
            <text:p text:style-name="P3">addl</text:p>
          </table:table-cell>
          <table:table-cell table:style-name="Table1.B2" office:value-type="string">
            <text:p text:style-name="P3">1</text:p>
          </table:table-cell>
        </table:table-row>
        <table:table-row table:style-name="TableLine94243063584288">
          <table:table-cell table:style-name="Table1.A2" office:value-type="string">
            <text:p text:style-name="P3">subl</text:p>
          </table:table-cell>
          <table:table-cell table:style-name="Table1.B2" office:value-type="string">
            <text:p text:style-name="P3">3</text:p>
          </table:table-cell>
        </table:table-row>
        <table:table-row table:style-name="TableLine94243063584912">
          <table:table-cell table:style-name="Table1.A2" office:value-type="string">
            <text:p text:style-name="P3">andl</text:p>
          </table:table-cell>
          <table:table-cell table:style-name="Table1.B2" office:value-type="string">
            <text:p text:style-name="P3">5</text:p>
          </table:table-cell>
        </table:table-row>
        <table:table-row table:style-name="TableLine94243063585696">
          <table:table-cell table:style-name="Table1.A2" office:value-type="string">
            <text:p text:style-name="P3">orl</text:p>
          </table:table-cell>
          <table:table-cell table:style-name="Table1.B2" office:value-type="string">
            <text:p text:style-name="P3">7</text:p>
          </table:table-cell>
        </table:table-row>
        <table:table-row table:style-name="TableLine94243063586480">
          <table:table-cell table:style-name="Table1.A2" office:value-type="string">
            <text:p text:style-name="P3">xorl</text:p>
          </table:table-cell>
          <table:table-cell table:style-name="Table1.B2" office:value-type="string">
            <text:p text:style-name="P3">9</text:p>
          </table:table-cell>
        </table:table-row>
        <table:table-row table:style-name="TableLine94243063587264">
          <table:table-cell table:style-name="Table1.A2" office:value-type="string">
            <text:p text:style-name="P3">addq</text:p>
          </table:table-cell>
          <table:table-cell table:style-name="Table1.B2" office:value-type="string">
            <text:p text:style-name="P3">0</text:p>
          </table:table-cell>
        </table:table-row>
        <table:table-row table:style-name="TableLine94243063588048">
          <table:table-cell table:style-name="Table1.A2" office:value-type="string">
            <text:p text:style-name="P3">subq</text:p>
          </table:table-cell>
          <table:table-cell table:style-name="Table1.B2" office:value-type="string">
            <text:p text:style-name="P3">2</text:p>
          </table:table-cell>
        </table:table-row>
        <table:table-row table:style-name="TableLine94243063588832">
          <table:table-cell table:style-name="Table1.A2" office:value-type="string">
            <text:p text:style-name="P3">andq</text:p>
          </table:table-cell>
          <table:table-cell table:style-name="Table1.B2" office:value-type="string">
            <text:p text:style-name="P3">4</text:p>
          </table:table-cell>
        </table:table-row>
        <table:table-row table:style-name="TableLine94243063589536">
          <table:table-cell table:style-name="Table1.A2" office:value-type="string">
            <text:p text:style-name="P3">orq</text:p>
          </table:table-cell>
          <table:table-cell table:style-name="Table1.B2" office:value-type="string">
            <text:p text:style-name="P3">6</text:p>
          </table:table-cell>
        </table:table-row>
        <table:table-row table:style-name="TableLine94243063590320">
          <table:table-cell table:style-name="Table1.A2" office:value-type="string">
            <text:p text:style-name="P3">xorq</text:p>
          </table:table-cell>
          <table:table-cell table:style-name="Table1.B2" office:value-type="string">
            <text:p text:style-name="P3">8</text:p>
          </table:table-cell>
        </table:table-row>
      </table:table>
      <text:p text:style-name="P2"/>
      <text:p text:style-name="P2">The 32 bits instructions clear the upper 32-bits.</text:p>
      <text:p text:style-name="P2"/>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style-name="TableLine94243063591952">
          <table:table-cell table:style-name="Table2.A1" office:value-type="string">
            <text:p text:style-name="P3">Instruction</text:p>
          </table:table-cell>
          <table:table-cell table:style-name="Table2.A1" office:value-type="string">
            <text:p text:style-name="P3">Index</text:p>
          </table:table-cell>
          <table:table-cell table:style-name="Table2.C1" office:value-type="string">
            <text:p text:style-name="P9">Index2</text:p>
          </table:table-cell>
        </table:table-row>
        <table:table-row table:style-name="TableLine94243063611632">
          <table:table-cell table:style-name="Table2.A2" office:value-type="string">
            <text:p text:style-name="P3">sll</text:p>
          </table:table-cell>
          <table:table-cell table:style-name="Table2.A2" office:value-type="string">
            <text:p text:style-name="P3">11</text:p>
          </table:table-cell>
          <table:table-cell table:style-name="Table2.C2" office:value-type="string">
            <text:p text:style-name="P9">43</text:p>
          </table:table-cell>
        </table:table-row>
        <table:table-row table:style-name="TableLine94243063613888">
          <table:table-cell table:style-name="Table2.A2" office:value-type="string">
            <text:p text:style-name="P3">srl</text:p>
          </table:table-cell>
          <table:table-cell table:style-name="Table2.A2" office:value-type="string">
            <text:p text:style-name="P3">13</text:p>
          </table:table-cell>
          <table:table-cell table:style-name="Table2.C2" office:value-type="string">
            <text:p text:style-name="P9">45</text:p>
          </table:table-cell>
        </table:table-row>
        <table:table-row table:style-name="TableLine94243063614720">
          <table:table-cell table:style-name="Table2.A2" office:value-type="string">
            <text:p text:style-name="P3">sarl</text:p>
          </table:table-cell>
          <table:table-cell table:style-name="Table2.A2" office:value-type="string">
            <text:p text:style-name="P3">15</text:p>
          </table:table-cell>
          <table:table-cell table:style-name="Table2.C2" office:value-type="string">
            <text:p text:style-name="P9">44</text:p>
          </table:table-cell>
        </table:table-row>
        <table:table-row table:style-name="TableLine94243063615584">
          <table:table-cell table:style-name="Table2.A2" office:value-type="string">
            <text:p text:style-name="P3">slq</text:p>
          </table:table-cell>
          <table:table-cell table:style-name="Table2.A2" office:value-type="string">
            <text:p text:style-name="P3">10</text:p>
          </table:table-cell>
          <table:table-cell table:style-name="Table2.C2" office:value-type="string">
            <text:p text:style-name="P9">40</text:p>
          </table:table-cell>
        </table:table-row>
        <table:table-row table:style-name="TableLine94243063616608">
          <table:table-cell table:style-name="Table2.A2" office:value-type="string">
            <text:p text:style-name="P3">srq</text:p>
          </table:table-cell>
          <table:table-cell table:style-name="Table2.A2" office:value-type="string">
            <text:p text:style-name="P3">12</text:p>
          </table:table-cell>
          <table:table-cell table:style-name="Table2.C2" office:value-type="string">
            <text:p text:style-name="P9">42</text:p>
          </table:table-cell>
        </table:table-row>
        <table:table-row table:style-name="TableLine94243063617504">
          <table:table-cell table:style-name="Table2.A2" office:value-type="string">
            <text:p text:style-name="P3">sarq</text:p>
          </table:table-cell>
          <table:table-cell table:style-name="Table2.A2" office:value-type="string">
            <text:p text:style-name="P3">14</text:p>
          </table:table-cell>
          <table:table-cell table:style-name="Table2.C2" office:value-type="string">
            <text:p text:style-name="P9">41</text:p>
          </table:table-cell>
        </table:table-row>
      </table:table>
      <text:p text:style-name="P2"/>
      <text:p text:style-name="P2"><text:soft-page-break/>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5">Target register bits 6,11:8</text:p>
      <text:p text:style-name="P5">Source register bits 7,15:12</text:p>
      <text:p text:style-name="P5">In immediate version the immediate takes the bits of the source register.</text:p>
      <text:p text:style-name="P5">In case the instruction is preceded by a “special” load instruction, the following modifications happen:</text:p>
      <text:p text:style-name="P5">if not immediate, bits 6,11:8 indicate first source register, and the second source register is r16</text:p>
      <text:p text:style-name="P5">if immediate, the first source register is r16</text:p>
      <text:p text:style-name="P5"/>
      <text:p text:style-name="P6">32 bit ALU encoding:</text:p>
      <text:p text:style-name="P6">bits 7:3,1 encode index</text:p>
      <text:p text:style-name="P6">bit 2 is zero</text:p>
      <text:p text:style-name="P6"/>
      <text:p text:style-name="P6">bit 0 encodes immediate encoding </text:p>
      <text:p text:style-name="P6">bit 31 encodes “flag-less” operation, if set flags are not affected</text:p>
      <text:p text:style-name="P6">immediate is in bits 30:18, sign extended</text:p>
      <text:p text:style-name="P6">first source 17,11:8</text:p>
      <text:p text:style-name="P6">target 16:12</text:p>
      <text:p text:style-name="P6">Non immediate:</text:p>
      <text:p text:style-name="P6">second source 22:18, bits 30:23 clear</text:p>
      <text:p text:style-name="P8">For the shift instructions, Index2 is used for bits 7:0</text:p>
      <text:p text:style-name="P8">bit 30 indicates immediate</text:p>
      <text:p text:style-name="P8">registers are same</text:p>
      <text:p text:style-name="P8">immediate is in bits 23-18</text:p>
      <text:p text:style-name="P8">bit 24 indicates flag-less operation</text:p>
      <text:p text:style-name="P8">bits 31,29:25 are zero</text:p>
      <text:p text:style-name="P8"/>
      <text:p text:style-name="P10">48-bit alu instructions (immediate):</text:p>
      <text:p text:style-name="P10">bits 47:16 are a 32 bit immediate</text:p>
      <text:p text:style-name="P10">first source register 11:8</text:p>
      <text:p text:style-name="P10">target register 15:12</text:p>
      <text:p text:style-name="P10">only the lower 16 registers are accepted.</text:p>
      <text:p text:style-name="P10"/>
      <text:p text:style-name="P10">64-bit alu instructions:</text:p>
      <text:p text:style-name="P10"/>
      <text:p text:style-name="P10">first source register 48,11:8</text:p>
      <text:p text:style-name="P10">target register 49,15:12</text:p>
      <text:p text:style-name="P10"/>
      <text:p text:style-name="P10">bits 63:50 zero (unchecked)</text:p>
      <text:p text:style-name="P10"/>
      <text:p text:style-name="P12"><text:reference-mark-start text:name="MUL"/>Multiplier instructions<text:reference-mark-end text:name="MUL"/>:</text:p>
      <table:table table:name="Table3" table:style-name="Table3">
        <table:table-column table:style-name="Table3.A"/>
        <table:table-column table:style-name="Table3.B"/>
        <table:table-row table:style-name="TableLine94243063645952">
          <table:table-cell table:style-name="Table3.A1" office:value-type="string">
            <text:p text:style-name="P13">Instruction</text:p>
          </table:table-cell>
          <table:table-cell table:style-name="Table3.B1" office:value-type="string">
            <text:p text:style-name="P13">Index</text:p>
          </table:table-cell>
        </table:table-row>
        <table:table-row table:style-name="TableLine94243063551376">
          <table:table-cell table:style-name="Table3.A2" office:value-type="string">
            <text:p text:style-name="P13">imull</text:p>
          </table:table-cell>
          <table:table-cell table:style-name="Table3.B2" office:value-type="string">
            <text:p text:style-name="P13">4</text:p>
          </table:table-cell>
        </table:table-row>
        <table:table-row table:style-name="TableLine94243063546800">
          <table:table-cell table:style-name="Table3.A2" office:value-type="string">
            <text:p text:style-name="P13">imulq</text:p>
          </table:table-cell>
          <table:table-cell table:style-name="Table3.B2" office:value-type="string">
            <text:p text:style-name="P13">6</text:p>
          </table:table-cell>
        </table:table-row>
        <text:soft-page-break/>
        <table:table-row table:style-name="TableLine94243063543328">
          <table:table-cell table:style-name="Table3.A2" office:value-type="string">
            <text:p text:style-name="P13">imullq</text:p>
          </table:table-cell>
          <table:table-cell table:style-name="Table3.B2" office:value-type="string">
            <text:p text:style-name="P13">5</text:p>
          </table:table-cell>
        </table:table-row>
        <table:table-row table:style-name="TableLine94243063551888">
          <table:table-cell table:style-name="Table3.A2" office:value-type="string">
            <text:p text:style-name="P13">limulq</text:p>
          </table:table-cell>
          <table:table-cell table:style-name="Table3.B2" office:value-type="string">
            <text:p text:style-name="P13">7</text:p>
          </table:table-cell>
        </table:table-row>
        <table:table-row table:style-name="TableLine94243063517488">
          <table:table-cell table:style-name="Table3.A2" office:value-type="string">
            <text:p text:style-name="P13">mull</text:p>
          </table:table-cell>
          <table:table-cell table:style-name="Table3.B2" office:value-type="string">
            <text:p text:style-name="P13">0</text:p>
          </table:table-cell>
        </table:table-row>
        <table:table-row table:style-name="TableLine94243063558672">
          <table:table-cell table:style-name="Table3.A2" office:value-type="string">
            <text:p text:style-name="P13">mulq</text:p>
          </table:table-cell>
          <table:table-cell table:style-name="Table3.B2" office:value-type="string">
            <text:p text:style-name="P13">2</text:p>
          </table:table-cell>
        </table:table-row>
        <table:table-row table:style-name="TableLine94243063485200">
          <table:table-cell table:style-name="Table3.A2" office:value-type="string">
            <text:p text:style-name="P13">mullq</text:p>
          </table:table-cell>
          <table:table-cell table:style-name="Table3.B2" office:value-type="string">
            <text:p text:style-name="P13">1</text:p>
          </table:table-cell>
        </table:table-row>
        <table:table-row table:style-name="TableLine94243063563600">
          <table:table-cell table:style-name="Table3.A2" office:value-type="string">
            <text:p text:style-name="P13">lmulq</text:p>
          </table:table-cell>
          <table:table-cell table:style-name="Table3.B2" office:value-type="string">
            <text:p text:style-name="P13">3</text:p>
          </table:table-cell>
        </table:table-row>
        <table:table-row table:style-name="TableLine94243063631168">
          <table:table-cell table:style-name="Table3.A2" office:value-type="string">
            <text:p text:style-name="P188">Ptr bound <text:span text:style-name="T40">enptr</text:span></text:p>
          </table:table-cell>
          <table:table-cell table:style-name="Table3.B2" office:value-type="string">
            <text:p text:style-name="P188">8</text:p>
          </table:table-cell>
        </table:table-row>
        <table:table-row table:style-name="TableLine94243063634592">
          <table:table-cell table:style-name="Table3.A2" office:value-type="string">
            <text:p text:style-name="P189">P<text:span text:style-name="T40">tr bound unptr</text:span></text:p>
          </table:table-cell>
          <table:table-cell table:style-name="Table3.B2" office:value-type="string">
            <text:p text:style-name="P188">9</text:p>
          </table:table-cell>
        </table:table-row>
      </table:table>
      <text:p text:style-name="P12"/>
      <text:p text:style-name="P12">no 16-bit encodings</text:p>
      <text:p text:style-name="P12"/>
      <text:p text:style-name="P12">Index bits 7:3,1</text:p>
      <text:p text:style-name="P12">bit 2 is one</text:p>
      <text:p text:style-name="P12">bit 0 is immediate</text:p>
      <text:p text:style-name="P12">32 bit encoding, immediate 31:18 sign extended</text:p>
      <text:p text:style-name="P7">first source 17,11:8</text:p>
      <text:p text:style-name="P7">target 16:12</text:p>
      <text:p text:style-name="P7">Non immediate:</text:p>
      <text:p text:style-name="P7">second source 22:18, bits 30:23 clear</text:p>
      <text:p text:style-name="P11">48-bit alu instructions (immediate):</text:p>
      <text:p text:style-name="P11">bits 47:16 are a 32 bit immediate</text:p>
      <text:p text:style-name="P11">first source register 11:8</text:p>
      <text:p text:style-name="P11">target register 15:12</text:p>
      <text:p text:style-name="P11">only the lower 16 registers are accepted.</text:p>
      <text:p text:style-name="P11"/>
      <text:p text:style-name="P11">64-bit alu instructions:</text:p>
      <text:p text:style-name="P11"/>
      <text:p text:style-name="P11">first source register 48,11:8</text:p>
      <text:p text:style-name="P11">target register 49,15:12</text:p>
      <text:p text:style-name="P11"/>
      <text:p text:style-name="P11">bits 63:50 zero (unchecked)</text:p>
      <text:p text:style-name="P11"/>
      <text:p text:style-name="P11"/>
      <text:p text:style-name="P14"><text:reference-mark-start text:name="cmptest"/>Compare and Test instructions<text:reference-mark-end text:name="cmptest"/></text:p>
      <text:p text:style-name="P14"/>
      <table:table table:name="Table4" table:style-name="Table4">
        <table:table-column table:style-name="Table4.A"/>
        <table:table-column table:style-name="Table4.B"/>
        <table:table-column table:style-name="Table4.C"/>
        <table:table-column table:style-name="Table4.D"/>
        <table:table-row table:style-name="TableLine94243063692000">
          <table:table-cell table:style-name="Table4.A1" office:value-type="string">
            <text:p text:style-name="P15">Instruction</text:p>
          </table:table-cell>
          <table:table-cell table:style-name="Table4.A1" office:value-type="string">
            <text:p text:style-name="P15">imm</text:p>
          </table:table-cell>
          <table:table-cell table:style-name="Table4.A1" office:value-type="string">
            <text:p text:style-name="P15">Index</text:p>
          </table:table-cell>
          <table:table-cell table:style-name="Table4.D1" office:value-type="string">
            <text:p text:style-name="P15">Index2</text:p>
          </table:table-cell>
        </table:table-row>
        <table:table-row table:style-name="TableLine94243063729632">
          <table:table-cell table:style-name="Table4.A2" office:value-type="string">
            <text:p text:style-name="P15">cmpq</text:p>
          </table:table-cell>
          <table:table-cell table:style-name="Table4.A2" office:value-type="string">
            <text:p text:style-name="Table_20_Contents"/>
          </table:table-cell>
          <table:table-cell table:style-name="Table4.A2" office:value-type="string">
            <text:p text:style-name="P15">2</text:p>
          </table:table-cell>
          <table:table-cell table:style-name="Table4.D2" office:value-type="string">
            <text:p text:style-name="P17">46</text:p>
          </table:table-cell>
        </table:table-row>
        <table:table-row table:style-name="TableLine94243063732592">
          <table:table-cell table:style-name="Table4.A2" office:value-type="string">
            <text:p text:style-name="P15">cmpq</text:p>
          </table:table-cell>
          <table:table-cell table:style-name="Table4.A2" office:value-type="string">
            <text:p text:style-name="P15">yes</text:p>
          </table:table-cell>
          <table:table-cell table:style-name="Table4.A2" office:value-type="string">
            <text:p text:style-name="P15">3</text:p>
          </table:table-cell>
          <table:table-cell table:style-name="Table4.D2" office:value-type="string">
            <text:p text:style-name="P17">4<text:span text:style-name="T1">7</text:span></text:p>
          </table:table-cell>
        </table:table-row>
        <table:table-row table:style-name="TableLine94243063733488">
          <table:table-cell table:style-name="Table4.A2" office:value-type="string">
            <text:p text:style-name="P15">cmpl</text:p>
          </table:table-cell>
          <table:table-cell table:style-name="Table4.A2" office:value-type="string">
            <text:p text:style-name="Table_20_Contents"/>
          </table:table-cell>
          <table:table-cell table:style-name="Table4.A2" office:value-type="string">
            <text:p text:style-name="P15">4</text:p>
          </table:table-cell>
          <table:table-cell table:style-name="Table4.D2" office:value-type="string">
            <text:p text:style-name="P17">4<text:span text:style-name="T1">8</text:span></text:p>
          </table:table-cell>
        </table:table-row>
        <table:table-row table:style-name="TableLine94243063734384">
          <table:table-cell table:style-name="Table4.A2" office:value-type="string">
            <text:p text:style-name="P15">cmpl</text:p>
          </table:table-cell>
          <table:table-cell table:style-name="Table4.A2" office:value-type="string">
            <text:p text:style-name="P15">yes</text:p>
          </table:table-cell>
          <table:table-cell table:style-name="Table4.A2" office:value-type="string">
            <text:p text:style-name="P15">5</text:p>
          </table:table-cell>
          <table:table-cell table:style-name="Table4.D2" office:value-type="string">
            <text:p text:style-name="P17">4<text:span text:style-name="T1">9</text:span></text:p>
          </table:table-cell>
        </table:table-row>
        <table:table-row table:style-name="TableLine94243063735280">
          <table:table-cell table:style-name="Table4.A2" office:value-type="string">
            <text:p text:style-name="P15">testl</text:p>
          </table:table-cell>
          <table:table-cell table:style-name="Table4.A2" office:value-type="string">
            <text:p text:style-name="Table_20_Contents"/>
          </table:table-cell>
          <table:table-cell table:style-name="Table4.A2" office:value-type="string">
            <text:p text:style-name="P15">6</text:p>
          </table:table-cell>
          <table:table-cell table:style-name="Table4.D2" office:value-type="string">
            <text:p text:style-name="P17">5<text:span text:style-name="T1">2</text:span></text:p>
          </table:table-cell>
        </table:table-row>
        <table:table-row table:style-name="TableLine94243063736288">
          <table:table-cell table:style-name="Table4.A2" office:value-type="string">
            <text:p text:style-name="P15">testq</text:p>
          </table:table-cell>
          <table:table-cell table:style-name="Table4.A2" office:value-type="string">
            <text:p text:style-name="Table_20_Contents"/>
          </table:table-cell>
          <table:table-cell table:style-name="Table4.A2" office:value-type="string">
            <text:p text:style-name="P15">7</text:p>
          </table:table-cell>
          <table:table-cell table:style-name="Table4.D2" office:value-type="string">
            <text:p text:style-name="P17">50</text:p>
          </table:table-cell>
        </table:table-row>
        <table:table-row table:style-name="TableLine94243063737344">
          <table:table-cell table:style-name="Table4.A2" office:value-type="string">
            <text:p text:style-name="P15">testl</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3</text:span></text:p>
          </table:table-cell>
        </table:table-row>
        <text:soft-page-break/>
        <table:table-row table:style-name="TableLine94243063738400">
          <table:table-cell table:style-name="Table4.A2" office:value-type="string">
            <text:p text:style-name="P15">testq</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1</text:span></text:p>
          </table:table-cell>
        </table:table-row>
      </table:table>
      <text:p text:style-name="P14"/>
      <text:p text:style-name="P2"/>
      <text:p text:style-name="P14">16 bit encoding:</text:p>
      <text:p text:style-name="P14">bits 5:3=101</text:p>
      <text:p text:style-name="P14">bits 2:0=index</text:p>
      <text:p text:style-name="P14">first source bits 17,15:12</text:p>
      <text:p text:style-name="P14">second source bits 16,11:8</text:p>
      <text:p text:style-name="P14">immediate bits 16,11:8</text:p>
      <text:p text:style-name="P14"/>
      <text:p text:style-name="P14">32 bit encoding:</text:p>
      <text:p text:style-name="P16">Index2 in bits 7:0</text:p>
      <text:p text:style-name="P16">immediate operand if bit 31</text:p>
      <text:p text:style-name="P16">non immediate:</text:p>
      <text:p text:style-name="P16">first source: bits 16:12</text:p>
      <text:p text:style-name="P16">second source: bits 17,11:8</text:p>
      <text:p text:style-name="P16">immediate:</text:p>
      <text:p text:style-name="P16">immediate 3<text:span text:style-name="T1">1</text:span>:18 sign extended</text:p>
      <text:p text:style-name="P14"/>
      <text:p text:style-name="P16">48 bit encoding: always immediate</text:p>
      <text:p text:style-name="P16">first source bits 12:8</text:p>
      <text:p text:style-name="P16">immediate 47:32</text:p>
      <text:p text:style-name="P16"/>
      <text:p text:style-name="P16"/>
      <text:p text:style-name="P14"/>
      <text:p text:style-name="P18"><text:reference-mark-start text:name="cmpjmp"/>Compare-jump combination instructions<text:reference-mark-end text:name="cmpjmp"/></text:p>
      <table:table table:name="Table5" table:style-name="Table5">
        <table:table-column table:style-name="Table5.A"/>
        <table:table-column table:style-name="Table5.B"/>
        <table:table-row table:style-name="TableLine94243063748928">
          <table:table-cell table:style-name="Table5.A1" office:value-type="string">
            <text:p text:style-name="P19">Jump type</text:p>
          </table:table-cell>
          <table:table-cell table:style-name="Table5.B1" office:value-type="string">
            <text:p text:style-name="P19">Index</text:p>
          </table:table-cell>
        </table:table-row>
        <table:table-row table:style-name="TableLine94243063780880">
          <table:table-cell table:style-name="Table5.A2" office:value-type="string">
            <text:p text:style-name="P19">Equal </text:p>
          </table:table-cell>
          <table:table-cell table:style-name="Table5.B2" office:value-type="string">
            <text:p text:style-name="P19">0</text:p>
          </table:table-cell>
        </table:table-row>
        <table:table-row table:style-name="TableLine94243063782464">
          <table:table-cell table:style-name="Table5.A2" office:value-type="string">
            <text:p text:style-name="P19">Non-Equal</text:p>
          </table:table-cell>
          <table:table-cell table:style-name="Table5.B2" office:value-type="string">
            <text:p text:style-name="P19">1</text:p>
          </table:table-cell>
        </table:table-row>
        <table:table-row table:style-name="TableLine94243063783088">
          <table:table-cell table:style-name="Table5.A2" office:value-type="string">
            <text:p text:style-name="P19">Sign</text:p>
          </table:table-cell>
          <table:table-cell table:style-name="Table5.B2" office:value-type="string">
            <text:p text:style-name="P19">2</text:p>
          </table:table-cell>
        </table:table-row>
        <table:table-row table:style-name="TableLine94243063783872">
          <table:table-cell table:style-name="Table5.A2" office:value-type="string">
            <text:p text:style-name="P19">Not Sign</text:p>
          </table:table-cell>
          <table:table-cell table:style-name="Table5.B2" office:value-type="string">
            <text:p text:style-name="P19">3</text:p>
          </table:table-cell>
        </table:table-row>
        <table:table-row table:style-name="TableLine94243063784656">
          <table:table-cell table:style-name="Table5.A2" office:value-type="string">
            <text:p text:style-name="P19">Unsigned Greater Than</text:p>
          </table:table-cell>
          <table:table-cell table:style-name="Table5.B2" office:value-type="string">
            <text:p text:style-name="P19">4</text:p>
          </table:table-cell>
        </table:table-row>
        <table:table-row table:style-name="TableLine94243063785440">
          <table:table-cell table:style-name="Table5.A2" office:value-type="string">
            <text:p text:style-name="P19">Unsigned Less or Equal</text:p>
          </table:table-cell>
          <table:table-cell table:style-name="Table5.B2" office:value-type="string">
            <text:p text:style-name="P19">5</text:p>
          </table:table-cell>
        </table:table-row>
        <table:table-row table:style-name="TableLine94243063786224">
          <table:table-cell table:style-name="Table5.A2" office:value-type="string">
            <text:p text:style-name="P19">Unsigned Greater Than or <text:s/>Equal</text:p>
          </table:table-cell>
          <table:table-cell table:style-name="Table5.B2" office:value-type="string">
            <text:p text:style-name="P19">6</text:p>
          </table:table-cell>
        </table:table-row>
        <table:table-row table:style-name="TableLine94243063787008">
          <table:table-cell table:style-name="Table5.A2" office:value-type="string">
            <text:p text:style-name="P19">Unsigned Less Than</text:p>
          </table:table-cell>
          <table:table-cell table:style-name="Table5.B2" office:value-type="string">
            <text:p text:style-name="P19">7</text:p>
          </table:table-cell>
        </table:table-row>
        <table:table-row table:style-name="TableLine94243063787712">
          <table:table-cell table:style-name="Table5.A2" office:value-type="string">
            <text:p text:style-name="P19">Signed Greater Than</text:p>
          </table:table-cell>
          <table:table-cell table:style-name="Table5.B2" office:value-type="string">
            <text:p text:style-name="P19">8</text:p>
          </table:table-cell>
        </table:table-row>
        <table:table-row table:style-name="TableLine94243063788496">
          <table:table-cell table:style-name="Table5.A2" office:value-type="string">
            <text:p text:style-name="P19">Signed Less or Equal</text:p>
          </table:table-cell>
          <table:table-cell table:style-name="Table5.B2" office:value-type="string">
            <text:p text:style-name="P19">9</text:p>
          </table:table-cell>
        </table:table-row>
        <table:table-row table:style-name="TableLine94243063789280">
          <table:table-cell table:style-name="Table5.A2" office:value-type="string">
            <text:p text:style-name="P19">Signed Greater Than or <text:s/>Equal</text:p>
          </table:table-cell>
          <table:table-cell table:style-name="Table5.B2" office:value-type="string">
            <text:p text:style-name="P19">10</text:p>
          </table:table-cell>
        </table:table-row>
        <table:table-row table:style-name="TableLine94243063790064">
          <table:table-cell table:style-name="Table5.A2" office:value-type="string">
            <text:p text:style-name="P19">Signed Less Than</text:p>
          </table:table-cell>
          <table:table-cell table:style-name="Table5.B2" office:value-type="string">
            <text:p text:style-name="P19">11</text:p>
          </table:table-cell>
        </table:table-row>
        <table:table-row table:style-name="TableLine94243063790848">
          <table:table-cell table:style-name="Table5.A2" office:value-type="string">
            <text:p text:style-name="P19">Overflow</text:p>
          </table:table-cell>
          <table:table-cell table:style-name="Table5.B2" office:value-type="string">
            <text:p text:style-name="P19">12</text:p>
          </table:table-cell>
        </table:table-row>
        <table:table-row table:style-name="TableLine94243063791632">
          <table:table-cell table:style-name="Table5.A2" office:value-type="string">
            <text:p text:style-name="P19">Not Overflow</text:p>
          </table:table-cell>
          <table:table-cell table:style-name="Table5.B2" office:value-type="string">
            <text:p text:style-name="P19">13</text:p>
          </table:table-cell>
        </table:table-row>
        <table:table-row table:style-name="TableLine94243063792416">
          <table:table-cell table:style-name="Table5.A2" office:value-type="string">
            <text:p text:style-name="P19">Parity</text:p>
          </table:table-cell>
          <table:table-cell table:style-name="Table5.B2" office:value-type="string">
            <text:p text:style-name="P19">14</text:p>
          </table:table-cell>
        </table:table-row>
        <table:table-row table:style-name="TableLine94243063793200">
          <table:table-cell table:style-name="Table5.A2" office:value-type="string">
            <text:p text:style-name="P19">Not Parity</text:p>
          </table:table-cell>
          <table:table-cell table:style-name="Table5.B2" office:value-type="string">
            <text:p text:style-name="P19">15</text:p>
          </table:table-cell>
        </table:table-row>
      </table:table>
      <text:p text:style-name="P18"><text:soft-page-break/>No 16 bit instructions</text:p>
      <text:p text:style-name="P18">Bit 0=32 bit if set; 64 bit otherwise</text:p>
      <text:p text:style-name="P20">jump type:</text:p>
      <text:p text:style-name="P20">a) 32 bit insn – bits 18,3:1</text:p>
      <text:p text:style-name="P20">b) &gt;32 bit insn – bits 32,3:1</text:p>
      <text:p text:style-name="P21">bits 7:4=1010</text:p>
      <text:p text:style-name="P20">source register 1: bits 17,11:8</text:p>
      <text:p text:style-name="P20">source register 2: bits 16,15:12</text:p>
      <text:p text:style-name="P20"/>
      <text:p text:style-name="P20">for 32 bit instruction, it is always register-register</text:p>
      <text:p text:style-name="P20">offset at bits 31:18 in multiple of 2</text:p>
      <text:p text:style-name="P20">for &gt;32 bit, offset max_bit:33 in multiple of 2</text:p>
      <text:p text:style-name="P20">for &gt;32 bit, bit 18=immediate in bits 31:19, signed ( source register 2 must be zero)</text:p>
      <text:p text:style-name="P20"/>
      <text:p text:style-name="P20"/>
      <text:p text:style-name="P22">Self test compare and jump:</text:p>
      <text:p text:style-name="P22">jump type 11:8</text:p>
      <text:p text:style-name="P22">register 1<text:span text:style-name="T2">6</text:span>:12</text:p>
      <text:p text:style-name="P22">bits 7:0=179 32 bit and, 178 64 bit and</text:p>
      <text:p text:style-name="P23">32 bit insn: offset bits 31:18 x2, bit 17 zero</text:p>
      <text:p text:style-name="P23">48 bit insn: offset bits 47:33 x2</text:p>
      <text:p text:style-name="P22"/>
      <text:p text:style-name="P24"><text:reference-mark-start text:name="Jump"/>Jump instructions<text:reference-mark-end text:name="Jump"/>:</text:p>
      <text:p text:style-name="P24"/>
      <text:p text:style-name="P24">16 bit instructions</text:p>
      <text:p text:style-name="P24">bits 5:2=1100</text:p>
      <text:p text:style-name="P24">bits 7,6,1,0=<text:span text:style-name="T3">index (except 15=unconditional)</text:span></text:p>
      <text:p text:style-name="P24">bits 15:8 signed offset x2</text:p>
      <text:p text:style-name="P25"/>
      <text:p text:style-name="P24"/>
      <text:p text:style-name="P26">Conditional jump, &gt;=32 bit: 180</text:p>
      <text:p text:style-name="P26">jump index: bits 11:8</text:p>
      <text:p text:style-name="P26">offset 32 bit: bits 31:12 x2</text:p>
      <text:p text:style-name="P26">offset 48 bit: bits 47:17 x2</text:p>
      <text:p text:style-name="P26"/>
      <text:p text:style-name="P26">Unconditional jump, &gt;=32 bits 181</text:p>
      <text:p text:style-name="P26">offset 32 bits: bits 31:8 x2</text:p>
      <text:p text:style-name="P26">offset 48 bits : bits 47:17 x2</text:p>
      <text:p text:style-name="P26"/>
      <text:p text:style-name="P26">Indirect jump, 32 bit: 182</text:p>
      <text:p text:style-name="P26">register bits 12:8</text:p>
      <text:p text:style-name="P26">bits 15:13=0</text:p>
      <text:p text:style-name="P26"/>
      <text:p text:style-name="P27"><text:reference-mark-start text:name="subr"/>Call and ret<text:reference-mark-end text:name="subr"/></text:p>
      <text:p text:style-name="P27"/>
      <text:p text:style-name="P27">link return address:</text:p>
      <text:p text:style-name="P27">16 bit:</text:p>
      <text:p text:style-name="P27">target register: 1, bits 11:8</text:p>
      <text:p text:style-name="P27">offset bits 15:12 x2 (return address)</text:p>
      <text:p text:style-name="P27">bits 7:0=11011000</text:p>
      <text:p text:style-name="P27"><text:soft-page-break/>32 bit:</text:p>
      <text:p text:style-name="P27">target register bits 12:8</text:p>
      <text:p text:style-name="P27">offset bits 31:16 x2 (return address)</text:p>
      <text:p text:style-name="P27">bits 7:0=199</text:p>
      <text:p text:style-name="P27"/>
      <text:p text:style-name="P27"/>
      <text:p text:style-name="P27">Call subroutine:</text:p>
      <text:p text:style-name="P27">either a jump after a link, or a call instruction, which stores the address at the stack top. The stack pointer is not incremented.</text:p>
      <text:p text:style-name="P27">Bits 7:0=182</text:p>
      <text:p text:style-name="P27">bits 15:13=1 or 2 (decimal)</text:p>
      <text:p text:style-name="P28">register bits 12:8</text:p>
      <text:p text:style-name="P28">offset (32 bits) 31:16 x2</text:p>
      <text:p text:style-name="P28">offset (48 bits) 47:17 x2</text:p>
      <text:p text:style-name="P28"/>
      <text:p text:style-name="P29">Return from subroutine</text:p>
      <text:p text:style-name="P29">bits 7:0 182</text:p>
      <text:p text:style-name="P29">bits 15:13=11 (3 decimal)</text:p>
      <text:p text:style-name="P29">bits 12:8=register</text:p>
      <text:p text:style-name="P29">bits 31:15=reserved (unchecked)</text:p>
      <text:p text:style-name="P29"/>
      <text:p text:style-name="P29"/>
      <text:p text:style-name="P29"/>
      <text:p text:style-name="P29"/>
      <text:p text:style-name="P29"/>
      <text:p text:style-name="P29"/>
      <text:p text:style-name="P30"><text:reference-mark-start text:name="mov"/>Move / sign and zero extend<text:reference-mark-end text:name="mov"/></text:p>
      <text:p text:style-name="P28"/>
      <table:table table:name="Table6" table:style-name="Table6">
        <table:table-column table:style-name="Table6.A" table:number-columns-repeated="3"/>
        <table:table-row table:style-name="TableLine94243063804192">
          <table:table-cell table:style-name="Table6.A1" office:value-type="string">
            <text:p text:style-name="P31">Instruction</text:p>
          </table:table-cell>
          <table:table-cell table:style-name="Table6.A1" office:value-type="string">
            <text:p text:style-name="P31">Index</text:p>
          </table:table-cell>
          <table:table-cell table:style-name="Table6.C1" office:value-type="string">
            <text:p text:style-name="P31">Index2</text:p>
          </table:table-cell>
        </table:table-row>
        <table:table-row table:style-name="TableLine94243063884880">
          <table:table-cell table:style-name="Table6.A2" office:value-type="string">
            <text:p text:style-name="P31">movq</text:p>
          </table:table-cell>
          <table:table-cell table:style-name="Table6.A2" office:value-type="string">
            <text:p text:style-name="P33">32, 41(imm)</text:p>
          </table:table-cell>
          <table:table-cell table:style-name="Table6.C2" office:value-type="string">
            <text:p text:style-name="P146">183</text:p>
          </table:table-cell>
        </table:table-row>
        <table:table-row table:style-name="TableLine94243063886672">
          <table:table-cell table:style-name="Table6.A2" office:value-type="string">
            <text:p text:style-name="P31">movl</text:p>
          </table:table-cell>
          <table:table-cell table:style-name="Table6.A2" office:value-type="string">
            <text:p text:style-name="P33">33</text:p>
          </table:table-cell>
          <table:table-cell table:style-name="Table6.C2" office:value-type="string">
            <text:p text:style-name="P146">184</text:p>
          </table:table-cell>
        </table:table-row>
        <table:table-row table:style-name="TableLine94243063887504">
          <table:table-cell table:style-name="Table6.A2" office:value-type="string">
            <text:p text:style-name="P31">movw</text:p>
          </table:table-cell>
          <table:table-cell table:style-name="Table6.A2" office:value-type="string">
            <text:p text:style-name="Table_20_Contents"/>
          </table:table-cell>
          <table:table-cell table:style-name="Table6.C2" office:value-type="string">
            <text:p text:style-name="P146">185</text:p>
          </table:table-cell>
        </table:table-row>
        <table:table-row table:style-name="TableLine94243063888368">
          <table:table-cell table:style-name="Table6.A2" office:value-type="string">
            <text:p text:style-name="P31">movb</text:p>
          </table:table-cell>
          <table:table-cell table:style-name="Table6.A2" office:value-type="string">
            <text:p text:style-name="Table_20_Contents"/>
          </table:table-cell>
          <table:table-cell table:style-name="Table6.C2" office:value-type="string">
            <text:p text:style-name="P146">186</text:p>
          </table:table-cell>
        </table:table-row>
        <table:table-row table:style-name="TableLine94243063889392">
          <table:table-cell table:style-name="Table6.A2" office:value-type="string">
            <text:p text:style-name="P31">movzbq</text:p>
          </table:table-cell>
          <table:table-cell table:style-name="Table6.A2" office:value-type="string">
            <text:p text:style-name="P33">34</text:p>
          </table:table-cell>
          <table:table-cell table:style-name="Table6.C2" office:value-type="string">
            <text:p text:style-name="P146">187</text:p>
          </table:table-cell>
        </table:table-row>
        <table:table-row table:style-name="TableLine94243063890288">
          <table:table-cell table:style-name="Table6.A2" office:value-type="string">
            <text:p text:style-name="P31">movzwq</text:p>
          </table:table-cell>
          <table:table-cell table:style-name="Table6.A2" office:value-type="string">
            <text:p text:style-name="P33">35</text:p>
          </table:table-cell>
          <table:table-cell table:style-name="Table6.C2" office:value-type="string">
            <text:p text:style-name="P33">188</text:p>
          </table:table-cell>
        </table:table-row>
        <table:table-row table:style-name="TableLine94243063891232">
          <table:table-cell table:style-name="Table6.A2" office:value-type="string">
            <text:p text:style-name="P31">movsbl</text:p>
          </table:table-cell>
          <table:table-cell table:style-name="Table6.A2" office:value-type="string">
            <text:p text:style-name="P33">36</text:p>
          </table:table-cell>
          <table:table-cell table:style-name="Table6.C2" office:value-type="string">
            <text:p text:style-name="P146">189</text:p>
          </table:table-cell>
        </table:table-row>
        <table:table-row table:style-name="TableLine94243063892176">
          <table:table-cell table:style-name="Table6.A2" office:value-type="string">
            <text:p text:style-name="P31">movsbq</text:p>
          </table:table-cell>
          <table:table-cell table:style-name="Table6.A2" office:value-type="string">
            <text:p text:style-name="P33">38</text:p>
          </table:table-cell>
          <table:table-cell table:style-name="Table6.C2" office:value-type="string">
            <text:p text:style-name="P33">191</text:p>
          </table:table-cell>
        </table:table-row>
        <table:table-row table:style-name="TableLine94243063893040">
          <table:table-cell table:style-name="Table6.A2" office:value-type="string">
            <text:p text:style-name="P31">movswl</text:p>
          </table:table-cell>
          <table:table-cell table:style-name="Table6.A2" office:value-type="string">
            <text:p text:style-name="P33">37</text:p>
          </table:table-cell>
          <table:table-cell table:style-name="Table6.C2" office:value-type="string">
            <text:p text:style-name="P33">190</text:p>
          </table:table-cell>
        </table:table-row>
        <table:table-row table:style-name="TableLine94243063893984">
          <table:table-cell table:style-name="Table6.A2" office:value-type="string">
            <text:p text:style-name="P31">movswq</text:p>
          </table:table-cell>
          <table:table-cell table:style-name="Table6.A2" office:value-type="string">
            <text:p text:style-name="P33">39</text:p>
          </table:table-cell>
          <table:table-cell table:style-name="Table6.C2" office:value-type="string">
            <text:p text:style-name="P146">192</text:p>
          </table:table-cell>
        </table:table-row>
        <table:table-row table:style-name="TableLine94243063895456">
          <table:table-cell table:style-name="Table6.A2" office:value-type="string">
            <text:p text:style-name="P31">movslq</text:p>
          </table:table-cell>
          <table:table-cell table:style-name="Table6.A2" office:value-type="string">
            <text:p text:style-name="P33">40</text:p>
          </table:table-cell>
          <table:table-cell table:style-name="Table6.C2" office:value-type="string">
            <text:p text:style-name="P146">193</text:p>
          </table:table-cell>
        </table:table-row>
      </table:table>
      <text:p text:style-name="P28"/>
      <text:p text:style-name="P32">16 bit move/extend</text:p>
      <text:p text:style-name="P32">bits 5:0=Index</text:p>
      <text:p text:style-name="P32">bits 7,15:12=target register</text:p>
      <text:p text:style-name="P32">bits 6,11:8=source register/immediate</text:p>
      <text:p text:style-name="P27"><text:soft-page-break/></text:p>
      <text:p text:style-name="P34">&gt;=32 bit move/extend</text:p>
      <text:p text:style-name="P34">bits 7:0=index2</text:p>
      <text:p text:style-name="P34">32 bit insn: source register 16,15:12</text:p>
      <text:p text:style-name="P34"><text:s text:c="19"/>destination register 17,11:8</text:p>
      <text:p text:style-name="P34"><text:s text:c="19"/>imm=bit 31</text:p>
      <text:p text:style-name="P34"><text:s text:c="19"/>immediate value=bits 30:18</text:p>
      <text:p text:style-name="P34">48 bit insn: destination register 12:8 (imm only)</text:p>
      <text:p text:style-name="P34"><text:s text:c="19"/><text:span text:style-name="T4">immediate bits 47:16</text:span></text:p>
      <text:p text:style-name="P35">80 bit insn: destination register 12:8</text:p>
      <text:p text:style-name="P35"><text:s text:c="19"/>immediate bits 79:16</text:p>
      <text:p text:style-name="P34"/>
      <text:p text:style-name="P34">for mov8, bit 30=source high, bit 29=dest high</text:p>
      <text:p text:style-name="P34"/>
      <text:p text:style-name="P35"><text:reference-mark-start text:name="cset"/>Conditional set<text:reference-mark-end text:name="cset"/></text:p>
      <text:p text:style-name="P35"/>
      <text:p text:style-name="P35">Conditional set, zeroes the upper 56 bits rather than preserve them.</text:p>
      <text:p text:style-name="P35">32 bit format only</text:p>
      <text:p text:style-name="P35">bits 17,11:8 target register</text:p>
      <text:p text:style-name="P35">bits 15:12 = jump index2</text:p>
      <text:p text:style-name="P35"/>
      <text:p text:style-name="P36"><text:reference-mark-start text:name="cmov"/>Conditional Move<text:reference-mark-end text:name="cmov"/></text:p>
      <text:p text:style-name="P36"/>
      <text:p text:style-name="P36">32 bit instruction only</text:p>
      <text:p text:style-name="P36"/>
      <text:p text:style-name="P36">bits 7:0=198 (decimal)</text:p>
      <text:p text:style-name="P36">bits 31:29=000</text:p>
      <text:p text:style-name="P36">first source register=bits 17,11:8</text:p>
      <text:p text:style-name="P36">second source register=bits 22:18</text:p>
      <text:p text:style-name="P36">target register=bits 16:12</text:p>
      <text:p text:style-name="P36">jump index=bits 25:23,26</text:p>
      <text:p text:style-name="P36">bits 28:27=<text:span text:style-name="T29">0 reg to flags,</text:span>1 64 bit, 2 32 bit, 3 <text:s/><text:span text:style-name="T29">move uncond. reg to/from flag</text:span></text:p>
      <text:p text:style-name="P140">the unconditional move has 0 <text:s/>in bit 26 if it is reg→flag, 1 if flag→reg .</text:p>
      <text:p text:style-name="P140">movbf/movfb</text:p>
      <text:p text:style-name="P36"/>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64"><text:reference-mark-start text:name="S_LD"/>Load instructions<text:reference-mark-end text:name="S_LD"/></text:p>
      <table:table table:name="Table7" table:style-name="Table7">
        <table:table-column table:style-name="Table7.A" table:number-columns-repeated="3"/>
        <table:table-row table:style-name="TableLine94243063899648">
          <table:table-cell table:style-name="Table7.A1" office:value-type="string">
            <text:p text:style-name="P38">Load instruction</text:p>
          </table:table-cell>
          <table:table-cell table:style-name="Table7.A1" office:value-type="string">
            <text:p text:style-name="P38">Index</text:p>
          </table:table-cell>
          <table:table-cell table:style-name="Table7.C1" office:value-type="string">
            <text:p text:style-name="P38">SIMD/FPU</text:p>
          </table:table-cell>
        </table:table-row>
        <table:table-row table:style-name="TableLine94243063986576">
          <table:table-cell table:style-name="Table7.A2" office:value-type="string">
            <text:p text:style-name="P190">Inv tlb</text:p>
          </table:table-cell>
          <table:table-cell table:style-name="Table7.A2" office:value-type="string">
            <text:p text:style-name="P190">5</text:p>
          </table:table-cell>
          <table:table-cell table:style-name="Table7.C2" office:value-type="string">
            <text:p text:style-name="P190">N</text:p>
          </table:table-cell>
        </table:table-row>
        <table:table-row table:style-name="TableLine94243063988240">
          <table:table-cell table:style-name="Table7.A2" office:value-type="string">
            <text:p text:style-name="P186">Prefetch</text:p>
          </table:table-cell>
          <table:table-cell table:style-name="Table7.A2" office:value-type="string">
            <text:p text:style-name="P186">4</text:p>
          </table:table-cell>
          <table:table-cell table:style-name="Table7.C2" office:value-type="string">
            <text:p text:style-name="P186">N</text:p>
          </table:table-cell>
        </table:table-row>
        <table:table-row table:style-name="TableLine94243063989072">
          <table:table-cell table:style-name="Table7.A2" office:value-type="string">
            <text:p text:style-name="P38">64 bit gen purp</text:p>
          </table:table-cell>
          <table:table-cell table:style-name="Table7.A2" office:value-type="string">
            <text:p text:style-name="P38">3</text:p>
          </table:table-cell>
          <table:table-cell table:style-name="Table7.C2" office:value-type="string">
            <text:p text:style-name="P38">N</text:p>
          </table:table-cell>
        </table:table-row>
        <table:table-row table:style-name="TableLine94243063989936">
          <table:table-cell table:style-name="Table7.A2" office:value-type="string">
            <text:p text:style-name="P38">32 bit gen purp (ZX)</text:p>
          </table:table-cell>
          <table:table-cell table:style-name="Table7.A2" office:value-type="string">
            <text:p text:style-name="P38">2</text:p>
          </table:table-cell>
          <table:table-cell table:style-name="Table7.C2" office:value-type="string">
            <text:p text:style-name="P38">N</text:p>
          </table:table-cell>
        </table:table-row>
        <table:table-row table:style-name="TableLine94243063990960">
          <table:table-cell table:style-name="Table7.A2" office:value-type="string">
            <text:p text:style-name="P38">16 bit gen purp (ZX)</text:p>
          </table:table-cell>
          <table:table-cell table:style-name="Table7.A2" office:value-type="string">
            <text:p text:style-name="P38">1</text:p>
          </table:table-cell>
          <table:table-cell table:style-name="Table7.C2" office:value-type="string">
            <text:p text:style-name="P38">N</text:p>
          </table:table-cell>
        </table:table-row>
        <table:table-row table:style-name="TableLine94243063991856">
          <table:table-cell table:style-name="Table7.A2" office:value-type="string">
            <text:p text:style-name="P38">8 bit gen purp (ZX)</text:p>
          </table:table-cell>
          <table:table-cell table:style-name="Table7.A2" office:value-type="string">
            <text:p text:style-name="P38">0</text:p>
          </table:table-cell>
          <table:table-cell table:style-name="Table7.C2" office:value-type="string">
            <text:p text:style-name="P38">N</text:p>
          </table:table-cell>
        </table:table-row>
        <table:table-row table:style-name="TableLine94243063992800">
          <table:table-cell table:style-name="Table7.A2" office:value-type="string">
            <text:p text:style-name="P38">128 bit int (u)</text:p>
          </table:table-cell>
          <table:table-cell table:style-name="Table7.A2" office:value-type="string">
            <text:p text:style-name="P38">0</text:p>
          </table:table-cell>
          <table:table-cell table:style-name="Table7.C2" office:value-type="string">
            <text:p text:style-name="P38">Y</text:p>
          </table:table-cell>
        </table:table-row>
        <text:soft-page-break/>
        <table:table-row table:style-name="TableLine94243063993744">
          <table:table-cell table:style-name="Table7.A2" office:value-type="string">
            <text:p text:style-name="P38">128 bit double (u)</text:p>
          </table:table-cell>
          <table:table-cell table:style-name="Table7.A2" office:value-type="string">
            <text:p text:style-name="P38">1</text:p>
          </table:table-cell>
          <table:table-cell table:style-name="Table7.C2" office:value-type="string">
            <text:p text:style-name="P38">Y</text:p>
          </table:table-cell>
        </table:table-row>
        <table:table-row table:style-name="TableLine94243063994608">
          <table:table-cell table:style-name="Table7.A2" office:value-type="string">
            <text:p text:style-name="P38">128 bit single (u)</text:p>
          </table:table-cell>
          <table:table-cell table:style-name="Table7.A2" office:value-type="string">
            <text:p text:style-name="P38">2</text:p>
          </table:table-cell>
          <table:table-cell table:style-name="Table7.C2" office:value-type="string">
            <text:p text:style-name="P38">Y</text:p>
          </table:table-cell>
        </table:table-row>
        <table:table-row table:style-name="TableLine94243063995552">
          <table:table-cell table:style-name="Table7.A2" office:value-type="string">
            <text:p text:style-name="P38">128 bit int (a)</text:p>
          </table:table-cell>
          <table:table-cell table:style-name="Table7.A2" office:value-type="string">
            <text:p text:style-name="P38">12</text:p>
          </table:table-cell>
          <table:table-cell table:style-name="Table7.C2" office:value-type="string">
            <text:p text:style-name="P38">Y</text:p>
          </table:table-cell>
        </table:table-row>
        <table:table-row table:style-name="TableLine94243063997024">
          <table:table-cell table:style-name="Table7.A2" office:value-type="string">
            <text:p text:style-name="P38">128 bit double (a)</text:p>
          </table:table-cell>
          <table:table-cell table:style-name="Table7.A2" office:value-type="string">
            <text:p text:style-name="P38">13</text:p>
          </table:table-cell>
          <table:table-cell table:style-name="Table7.C2" office:value-type="string">
            <text:p text:style-name="P38">Y</text:p>
          </table:table-cell>
        </table:table-row>
        <table:table-row table:style-name="TableLine94243063997968">
          <table:table-cell table:style-name="Table7.A2" office:value-type="string">
            <text:p text:style-name="P38">128 bit single (a)</text:p>
          </table:table-cell>
          <table:table-cell table:style-name="Table7.A2" office:value-type="string">
            <text:p text:style-name="P38">14</text:p>
          </table:table-cell>
          <table:table-cell table:style-name="Table7.C2" office:value-type="string">
            <text:p text:style-name="P38">Y</text:p>
          </table:table-cell>
        </table:table-row>
        <table:table-row table:style-name="TableLine94243063998912">
          <table:table-cell table:style-name="Table7.A2" office:value-type="string">
            <text:p text:style-name="P38">Extended 80-bit</text:p>
          </table:table-cell>
          <table:table-cell table:style-name="Table7.A2" office:value-type="string">
            <text:p text:style-name="P38">3</text:p>
          </table:table-cell>
          <table:table-cell table:style-name="Table7.C2" office:value-type="string">
            <text:p text:style-name="P38">Y</text:p>
          </table:table-cell>
        </table:table-row>
        <table:table-row table:style-name="TableLine94243063999856">
          <table:table-cell table:style-name="Table7.A2" office:value-type="string">
            <text:p text:style-name="P38">Single-to-Extended</text:p>
          </table:table-cell>
          <table:table-cell table:style-name="Table7.A2" office:value-type="string">
            <text:p text:style-name="P38">4</text:p>
          </table:table-cell>
          <table:table-cell table:style-name="Table7.C2" office:value-type="string">
            <text:p text:style-name="P38">Y</text:p>
          </table:table-cell>
        </table:table-row>
        <table:table-row table:style-name="TableLine94243064000800">
          <table:table-cell table:style-name="Table7.A2" office:value-type="string">
            <text:p text:style-name="P38">Single-to-single</text:p>
          </table:table-cell>
          <table:table-cell table:style-name="Table7.A2" office:value-type="string">
            <text:p text:style-name="P38">5</text:p>
          </table:table-cell>
          <table:table-cell table:style-name="Table7.C2" office:value-type="string">
            <text:p text:style-name="P38">Y</text:p>
          </table:table-cell>
        </table:table-row>
        <table:table-row table:style-name="TableLine94243064001744">
          <table:table-cell table:style-name="Table7.A2" office:value-type="string">
            <text:p text:style-name="P38">Single-to-double</text:p>
          </table:table-cell>
          <table:table-cell table:style-name="Table7.A2" office:value-type="string">
            <text:p text:style-name="P38">6</text:p>
          </table:table-cell>
          <table:table-cell table:style-name="Table7.C2" office:value-type="string">
            <text:p text:style-name="P38">Y</text:p>
          </table:table-cell>
        </table:table-row>
        <table:table-row table:style-name="TableLine94243064002688">
          <table:table-cell table:style-name="Table7.A2" office:value-type="string">
            <text:p text:style-name="P38">double-to-extended</text:p>
          </table:table-cell>
          <table:table-cell table:style-name="Table7.A2" office:value-type="string">
            <text:p text:style-name="P38">8</text:p>
          </table:table-cell>
          <table:table-cell table:style-name="Table7.C2" office:value-type="string">
            <text:p text:style-name="P38">Y</text:p>
          </table:table-cell>
        </table:table-row>
        <table:table-row table:style-name="TableLine94243064003632">
          <table:table-cell table:style-name="Table7.A2" office:value-type="string">
            <text:p text:style-name="P38">double-to-double</text:p>
          </table:table-cell>
          <table:table-cell table:style-name="Table7.A2" office:value-type="string">
            <text:p text:style-name="P38">9</text:p>
          </table:table-cell>
          <table:table-cell table:style-name="Table7.C2" office:value-type="string">
            <text:p text:style-name="P38">Y</text:p>
          </table:table-cell>
        </table:table-row>
        <table:table-row table:style-name="TableLine94243064004576">
          <table:table-cell table:style-name="Table7.A2" office:value-type="string">
            <text:p text:style-name="P38">Single pair-to-double pair</text:p>
          </table:table-cell>
          <table:table-cell table:style-name="Table7.A2" office:value-type="string">
            <text:p text:style-name="P38">10</text:p>
          </table:table-cell>
          <table:table-cell table:style-name="Table7.C2" office:value-type="string">
            <text:p text:style-name="P38">Y</text:p>
          </table:table-cell>
        </table:table-row>
        <table:table-row table:style-name="TableLine94243064005520">
          <table:table-cell table:style-name="Table7.A2" office:value-type="string">
            <text:p text:style-name="P147">64 bit int (u)</text:p>
          </table:table-cell>
          <table:table-cell table:style-name="Table7.A2" office:value-type="string">
            <text:p text:style-name="P147">7</text:p>
          </table:table-cell>
          <table:table-cell table:style-name="Table7.C2" office:value-type="string">
            <text:p text:style-name="P147">Y</text:p>
          </table:table-cell>
        </table:table-row>
        <table:table-row table:style-name="TableLine94243064006464">
          <table:table-cell table:style-name="Table7.A2" office:value-type="string">
            <text:p text:style-name="P149">160 bit fill/spill</text:p>
          </table:table-cell>
          <table:table-cell table:style-name="Table7.A2" office:value-type="string">
            <text:p text:style-name="P147">15</text:p>
          </table:table-cell>
          <table:table-cell table:style-name="Table7.C2" office:value-type="string">
            <text:p text:style-name="P147">Y</text:p>
          </table:table-cell>
        </table:table-row>
        <table:table-row table:style-name="TableLine94243064007408">
          <table:table-cell table:style-name="Table7.A2" office:value-type="string">
            <text:p text:style-name="P147">single-pair-to-single-pair</text:p>
          </table:table-cell>
          <table:table-cell table:style-name="Table7.A2" office:value-type="string">
            <text:p text:style-name="P147">11</text:p>
          </table:table-cell>
          <table:table-cell table:style-name="Table7.C2" office:value-type="string">
            <text:p text:style-name="P147">Y</text:p>
          </table:table-cell>
        </table:table-row>
      </table:table>
      <text:p text:style-name="P37"/>
      <text:p text:style-name="P39"><text:reference-mark-start text:name="ldbase"/>Load Base + Offset<text:reference-mark-end text:name="ldbase"/></text:p>
      <text:p text:style-name="P39"/>
      <text:p text:style-name="P39">bits 7:0=64+Index*2 + (~FPU)*32</text:p>
      <text:p text:style-name="P39"/>
      <text:p text:style-name="P39">32 bit: bits 17,11:8=base</text:p>
      <text:p text:style-name="P39">32 bit: bits 16:12=target register</text:p>
      <text:p text:style-name="P41">32 bit: offset=bits 31:18</text:p>
      <text:p text:style-name="P41"/>
      <text:p text:style-name="P39">48 bit: bits 15:12=base</text:p>
      <text:p text:style-name="P39">48 bit: bits 11:8=lower 4 bits of target</text:p>
      <text:p text:style-name="P39">48 bit: upper bit of target is 1 only if SIMD/FPU, except extended target</text:p>
      <text:p text:style-name="P41">48 bit: offset=bits 47:16</text:p>
      <text:p text:style-name="P41"/>
      <text:p text:style-name="P43">64 bit: see Base-Index</text:p>
      <text:p text:style-name="P39"/>
      <text:p text:style-name="P43"><text:reference-mark-start text:name="ldbaseindex"/>Base-Index Load <text:reference-mark-end text:name="ldbaseindex"/></text:p>
      <text:p text:style-name="P26"/>
      <text:p text:style-name="P43">bits 7:0=112 + index*2 + 16*FPU</text:p>
      <text:p text:style-name="P43"/>
      <text:p text:style-name="P43">64 bit: bit 57=base-<text:span text:style-name="T6">offset</text:span> addressing</text:p>
      <text:p text:style-name="P43">64 bit: bits 53:52=scale</text:p>
      <text:p text:style-name="P43">48 bit: bits 24:23=scale</text:p>
      <text:p text:style-name="P43">32 bit: bits 22:21=scale</text:p>
      <text:p text:style-name="P46">64 bit: bit 58=no base</text:p>
      <text:p text:style-name="P46">64 bit: bit 59=IP relative (requires no base)</text:p>
      <text:p text:style-name="P49">64 bit: bits 63:60=0000</text:p>
      <text:p text:style-name="P46">64 bit: offset=bits 47:16</text:p>
      <text:p text:style-name="P46">48 bit: offset=bits 47:25</text:p>
      <text:p text:style-name="P46"><text:soft-page-break/>32 bit: offset=bits 31:23</text:p>
      <text:p text:style-name="P46">64 bit: target reg=bits 54,11:8</text:p>
      <text:p text:style-name="P46">64 bit: base=bits 55,15:12</text:p>
      <text:p text:style-name="P46">64 bit: index=bits 56,51:48</text:p>
      <text:p text:style-name="P46">48 bit: target=bits 20,11:8</text:p>
      <text:p text:style-name="P46">48 bit: base=bits 21,15:12</text:p>
      <text:p text:style-name="P46">48 bit: index=bits 22,19:16</text:p>
      <text:p text:style-name="P46">32 bit: target=bits 20,11:8</text:p>
      <text:p text:style-name="P46">32 bit: base=bits 15:12</text:p>
      <text:p text:style-name="P46">32 bit: index=bits 19:16</text:p>
      <text:p text:style-name="P49"/>
      <text:p text:style-name="P52"><text:reference-mark-start text:name="ldglobal"/>Global variable load<text:reference-mark-end text:name="ldglobal"/></text:p>
      <text:p text:style-name="P52"/>
      <text:p text:style-name="P52">FPU: bits 7:0=60+2*<text:span text:style-name="T44">LDRED[4]</text:span></text:p>
      <text:p text:style-name="P52">~FPU: bits 7:0=176+</text:p>
      <text:p text:style-name="P52">FPU: bits 11:8=index</text:p>
      <text:p text:style-name="P52">~FPU: bits 10:8=index</text:p>
      <text:p text:style-name="P52">~FPU: bit 11=<text:span text:style-name="T44">LDREG[4]</text:span></text:p>
      <text:p text:style-name="P52"/>
      <text:p text:style-name="P54">48 bit: target lower 4 bits 15:12</text:p>
      <text:p text:style-name="P54">48 bit: <text:span text:style-name="T44">~FPU </text:span>if target=R<text:span text:style-name="T44">16</text:span> replace with r16; change to spec load</text:p>
      <text:p text:style-name="P57">48 bit: <text:span text:style-name="T44">FPU </text:span>if target=<text:span text:style-name="T44">xmm31</text:span> replace with <text:span text:style-name="T44">xmm31</text:span>; change to spec load</text:p>
      <text:p text:style-name="P57">48 bit: offset 47:16</text:p>
      <text:p text:style-name="P54"/>
      <text:p text:style-name="P58">IP relative jumps relative to the 16-bit word after the instruction</text:p>
      <text:p text:style-name="P58"/>
      <text:p text:style-name="P59"><text:reference-mark-start text:name="ldsbase"/>Load Base and Offset (SPEC)<text:reference-mark-end text:name="ldsbase"/></text:p>
      <text:p text:style-name="P59"/>
      <text:p text:style-name="P59">FPU: bits 7:0=54 </text:p>
      <text:p text:style-name="P59">~FPU: bits 7:0=202</text:p>
      <text:p text:style-name="P59"/>
      <text:p text:style-name="P59">bits 11:8=index</text:p>
      <text:p text:style-name="P59">~FPU: target=r16 </text:p>
      <text:p text:style-name="P59">FPU: target =#15 (xmm31/f15)</text:p>
      <text:p text:style-name="P59"/>
      <text:p text:style-name="P59">32 bit: base=bits 16:12</text:p>
      <text:p text:style-name="P59">32 bit: offset=31:18</text:p>
      <text:p text:style-name="P59">48 bit: base=bits 15:12</text:p>
      <text:p text:style-name="P60">48 bit: offset bits 47:16</text:p>
      <text:p text:style-name="P59">64 bit: see Base Index Load (SPEC)</text:p>
      <text:p text:style-name="P59"/>
      <text:p text:style-name="P61"><text:reference-mark-start text:name="ldsindex"/>Load Base-Index (SPEC)<text:reference-mark-end text:name="ldsindex"/></text:p>
      <text:p text:style-name="P61"/>
      <text:p text:style-name="P61">~FPU: bits 7:0=203</text:p>
      <text:p text:style-name="P61">FPU: bits 7:0=55</text:p>
      <text:p text:style-name="P61">64 bit: bit 57=base-<text:span text:style-name="T6">offset</text:span></text:p>
      <text:p text:style-name="P62">64 bit: bit 59=IP relative (requires <text:span text:style-name="T7">bit </text:span>58<text:span text:style-name="T7">=no base</text:span>)</text:p>
      <text:p text:style-name="P61">64 bit: scale=bits 53:52</text:p>
      <text:p text:style-name="P61">48 bit: scale=bits 24:23</text:p>
      <text:p text:style-name="P61">32 bit: scale=bits 22:21</text:p>
      <text:p text:style-name="P61"><text:soft-page-break/>64 bit: bits 58=no base</text:p>
      <text:p text:style-name="P47">64 bit: offset=bits 47:16</text:p>
      <text:p text:style-name="P47">48 bit: offset=bits 47:25</text:p>
      <text:p text:style-name="P47">32 bit: offset=bits 31:23</text:p>
      <text:p text:style-name="P47">64 bit: base=bits 5<text:span text:style-name="T5">5</text:span>,15:12</text:p>
      <text:p text:style-name="P47">64 bit: index=bits 5<text:span text:style-name="T5">6</text:span>,51:48</text:p>
      <text:p text:style-name="P47">48 bit: base=bits 21,15:12</text:p>
      <text:p text:style-name="P47">48 bit: index=bits 22,19:16</text:p>
      <text:p text:style-name="P47">32 bit: base=bits 15:12</text:p>
      <text:p text:style-name="P47">32 bit: index=bits 19:16</text:p>
      <text:p text:style-name="P50"/>
      <text:p text:style-name="P64"><text:reference-mark-start text:name="S_STR"/>Store instructions<text:reference-mark-end text:name="S_STR"/></text:p>
      <text:p text:style-name="P131">Note floating point instructions that reduce precision do so with “truncate” rounding. Use explicit round instructions if you need other rounding modes.</text:p>
      <text:p text:style-name="P50"/>
      <table:table table:name="Table8" table:style-name="Table8">
        <table:table-column table:style-name="Table8.A" table:number-columns-repeated="3"/>
        <table:table-row table:style-name="TableLine94243064008272">
          <table:table-cell table:style-name="Table8.A1" office:value-type="string">
            <text:p text:style-name="P148">Store instruction</text:p>
          </table:table-cell>
          <table:table-cell table:style-name="Table8.A1" office:value-type="string">
            <text:p text:style-name="P148">Index</text:p>
          </table:table-cell>
          <table:table-cell table:style-name="Table8.C1" office:value-type="string">
            <text:p text:style-name="P148">FPU/SIMD</text:p>
          </table:table-cell>
        </table:table-row>
        <table:table-row table:style-name="TableLine94243064117136">
          <table:table-cell table:style-name="Table8.A2" office:value-type="string">
            <text:p text:style-name="P148">64 bit int</text:p>
          </table:table-cell>
          <table:table-cell table:style-name="Table8.A2" office:value-type="string">
            <text:p text:style-name="P148">3</text:p>
          </table:table-cell>
          <table:table-cell table:style-name="Table8.C2" office:value-type="string">
            <text:p text:style-name="P148">N</text:p>
          </table:table-cell>
        </table:table-row>
        <table:table-row table:style-name="TableLine94243064118672">
          <table:table-cell table:style-name="Table8.A2" office:value-type="string">
            <text:p text:style-name="P148">32 bit int</text:p>
          </table:table-cell>
          <table:table-cell table:style-name="Table8.A2" office:value-type="string">
            <text:p text:style-name="P148">2</text:p>
          </table:table-cell>
          <table:table-cell table:style-name="Table8.C2" office:value-type="string">
            <text:p text:style-name="P148">N</text:p>
          </table:table-cell>
        </table:table-row>
        <table:table-row table:style-name="TableLine94243064119504">
          <table:table-cell table:style-name="Table8.A2" office:value-type="string">
            <text:p text:style-name="P148">16 bit int</text:p>
          </table:table-cell>
          <table:table-cell table:style-name="Table8.A2" office:value-type="string">
            <text:p text:style-name="P148">1</text:p>
          </table:table-cell>
          <table:table-cell table:style-name="Table8.C2" office:value-type="string">
            <text:p text:style-name="P148">N</text:p>
          </table:table-cell>
        </table:table-row>
        <table:table-row table:style-name="TableLine94243064120368">
          <table:table-cell table:style-name="Table8.A2" office:value-type="string">
            <text:p text:style-name="P148">8 bit int</text:p>
          </table:table-cell>
          <table:table-cell table:style-name="Table8.A2" office:value-type="string">
            <text:p text:style-name="P148">0</text:p>
          </table:table-cell>
          <table:table-cell table:style-name="Table8.C2" office:value-type="string">
            <text:p text:style-name="P148">N</text:p>
          </table:table-cell>
        </table:table-row>
        <table:table-row table:style-name="TableLine94243064121392">
          <table:table-cell table:style-name="Table8.A2" office:value-type="string">
            <text:p text:style-name="P65">Int 128 bit(u)</text:p>
          </table:table-cell>
          <table:table-cell table:style-name="Table8.A2" office:value-type="string">
            <text:p text:style-name="P65">10</text:p>
          </table:table-cell>
          <table:table-cell table:style-name="Table8.C2" office:value-type="string">
            <text:p text:style-name="P65">Y</text:p>
          </table:table-cell>
        </table:table-row>
        <table:table-row table:style-name="TableLine94243064122288">
          <table:table-cell table:style-name="Table8.A2" office:value-type="string">
            <text:p text:style-name="P65">Double 128bit(u)</text:p>
          </table:table-cell>
          <table:table-cell table:style-name="Table8.A2" office:value-type="string">
            <text:p text:style-name="P65">11</text:p>
          </table:table-cell>
          <table:table-cell table:style-name="Table8.C2" office:value-type="string">
            <text:p text:style-name="P65">Y</text:p>
          </table:table-cell>
        </table:table-row>
        <table:table-row table:style-name="TableLine94243064123232">
          <table:table-cell table:style-name="Table8.A2" office:value-type="string">
            <text:p text:style-name="P65">Single 128bit(u)</text:p>
          </table:table-cell>
          <table:table-cell table:style-name="Table8.A2" office:value-type="string">
            <text:p text:style-name="P65">12</text:p>
          </table:table-cell>
          <table:table-cell table:style-name="Table8.C2" office:value-type="string">
            <text:p text:style-name="P65">Y</text:p>
          </table:table-cell>
        </table:table-row>
        <table:table-row table:style-name="TableLine94243064124176">
          <table:table-cell table:style-name="Table8.A2" office:value-type="string">
            <text:p text:style-name="P65">Int 128 bit(a)</text:p>
          </table:table-cell>
          <table:table-cell table:style-name="Table8.A2" office:value-type="string">
            <text:p text:style-name="P65">0</text:p>
          </table:table-cell>
          <table:table-cell table:style-name="Table8.C2" office:value-type="string">
            <text:p text:style-name="P65">Y</text:p>
          </table:table-cell>
        </table:table-row>
        <table:table-row table:style-name="TableLine94243064125040">
          <table:table-cell table:style-name="Table8.A2" office:value-type="string">
            <text:p text:style-name="P65">Double 128bit(a)</text:p>
          </table:table-cell>
          <table:table-cell table:style-name="Table8.A2" office:value-type="string">
            <text:p text:style-name="P65">1</text:p>
          </table:table-cell>
          <table:table-cell table:style-name="Table8.C2" office:value-type="string">
            <text:p text:style-name="P65">Y</text:p>
          </table:table-cell>
        </table:table-row>
        <table:table-row table:style-name="TableLine94243064125984">
          <table:table-cell table:style-name="Table8.A2" office:value-type="string">
            <text:p text:style-name="P65">Single 128bit(a)</text:p>
          </table:table-cell>
          <table:table-cell table:style-name="Table8.A2" office:value-type="string">
            <text:p text:style-name="P65">2</text:p>
          </table:table-cell>
          <table:table-cell table:style-name="Table8.C2" office:value-type="string">
            <text:p text:style-name="P65">Y</text:p>
          </table:table-cell>
        </table:table-row>
        <table:table-row table:style-name="TableLine94243064126928">
          <table:table-cell table:style-name="Table8.A2" office:value-type="string">
            <text:p text:style-name="P65">extended-&gt;extended</text:p>
          </table:table-cell>
          <table:table-cell table:style-name="Table8.A2" office:value-type="string">
            <text:p text:style-name="P65">3</text:p>
          </table:table-cell>
          <table:table-cell table:style-name="Table8.C2" office:value-type="string">
            <text:p text:style-name="P65">Y</text:p>
          </table:table-cell>
        </table:table-row>
        <table:table-row table:style-name="TableLine94243064127872">
          <table:table-cell table:style-name="Table8.A2" office:value-type="string">
            <text:p text:style-name="P65">extended-&gt;double</text:p>
          </table:table-cell>
          <table:table-cell table:style-name="Table8.A2" office:value-type="string">
            <text:p text:style-name="P65">4</text:p>
          </table:table-cell>
          <table:table-cell table:style-name="Table8.C2" office:value-type="string">
            <text:p text:style-name="P65">Y</text:p>
          </table:table-cell>
        </table:table-row>
        <table:table-row table:style-name="TableLine94243064128816">
          <table:table-cell table:style-name="Table8.A2" office:value-type="string">
            <text:p text:style-name="P65">extended-&gt;singe</text:p>
          </table:table-cell>
          <table:table-cell table:style-name="Table8.A2" office:value-type="string">
            <text:p text:style-name="P65">6</text:p>
          </table:table-cell>
          <table:table-cell table:style-name="Table8.C2" office:value-type="string">
            <text:p text:style-name="P65">Y</text:p>
          </table:table-cell>
        </table:table-row>
        <table:table-row table:style-name="TableLine94243064129760">
          <table:table-cell table:style-name="Table8.A2" office:value-type="string">
            <text:p text:style-name="P65">double-&gt;double</text:p>
          </table:table-cell>
          <table:table-cell table:style-name="Table8.A2" office:value-type="string">
            <text:p text:style-name="P65">5</text:p>
          </table:table-cell>
          <table:table-cell table:style-name="Table8.C2" office:value-type="string">
            <text:p text:style-name="P65">Y</text:p>
          </table:table-cell>
        </table:table-row>
        <table:table-row table:style-name="TableLine94243064130704">
          <table:table-cell table:style-name="Table8.A2" office:value-type="string">
            <text:p text:style-name="P65">double-&gt;single</text:p>
          </table:table-cell>
          <table:table-cell table:style-name="Table8.A2" office:value-type="string">
            <text:p text:style-name="P65">7</text:p>
          </table:table-cell>
          <table:table-cell table:style-name="Table8.C2" office:value-type="string">
            <text:p text:style-name="P65">Y</text:p>
          </table:table-cell>
        </table:table-row>
        <table:table-row table:style-name="TableLine94243064131648">
          <table:table-cell table:style-name="Table8.A2" office:value-type="string">
            <text:p text:style-name="P65">single-&gt;single</text:p>
          </table:table-cell>
          <table:table-cell table:style-name="Table8.A2" office:value-type="string">
            <text:p text:style-name="P65">8</text:p>
          </table:table-cell>
          <table:table-cell table:style-name="Table8.C2" office:value-type="string">
            <text:p text:style-name="P65">Y</text:p>
          </table:table-cell>
        </table:table-row>
        <table:table-row table:style-name="TableLine94243064132592">
          <table:table-cell table:style-name="Table8.A2" office:value-type="string">
            <text:p text:style-name="P65">Single pair<text:span text:style-name="T8">(single)</text:span></text:p>
          </table:table-cell>
          <table:table-cell table:style-name="Table8.A2" office:value-type="string">
            <text:p text:style-name="P150">13</text:p>
          </table:table-cell>
          <table:table-cell table:style-name="Table8.C2" office:value-type="string">
            <text:p text:style-name="P65">Y</text:p>
          </table:table-cell>
        </table:table-row>
        <table:table-row table:style-name="TableLine94243064133536">
          <table:table-cell table:style-name="Table8.A2" office:value-type="string">
            <text:p text:style-name="P65">Int 64</text:p>
          </table:table-cell>
          <table:table-cell table:style-name="Table8.A2" office:value-type="string">
            <text:p text:style-name="P150">9</text:p>
          </table:table-cell>
          <table:table-cell table:style-name="Table8.C2" office:value-type="string">
            <text:p text:style-name="P65">Y</text:p>
          </table:table-cell>
        </table:table-row>
        <table:table-row table:style-name="TableLine94243064134480">
          <table:table-cell table:style-name="Table8.A2" office:value-type="string">
            <text:p text:style-name="P65">spill/fill</text:p>
          </table:table-cell>
          <table:table-cell table:style-name="Table8.A2" office:value-type="string">
            <text:p text:style-name="P65">15</text:p>
          </table:table-cell>
          <table:table-cell table:style-name="Table8.C2" office:value-type="string">
            <text:p text:style-name="P65">Y</text:p>
          </table:table-cell>
        </table:table-row>
      </table:table>
      <text:p text:style-name="P62"/>
      <text:p text:style-name="P66"><text:reference-mark-start text:name="strbase"/>Store Base+Offset<text:reference-mark-end text:name="strbase"/></text:p>
      <text:p text:style-name="P63"/>
      <text:p text:style-name="P40">bits 7:0=64+Index*2 + (~FPU)*32<text:span text:style-name="T9">+1</text:span></text:p>
      <text:p text:style-name="P40"/>
      <text:p text:style-name="P40">32 bit: bits 17,11:8=base</text:p>
      <text:p text:style-name="P40">32 bit: bits 16:12=<text:span text:style-name="T10">data</text:span> register</text:p>
      <text:p text:style-name="P42"><text:soft-page-break/>32 bit: offset=bits 31:18</text:p>
      <text:p text:style-name="P42"/>
      <text:p text:style-name="P40">48 bit: bits 15:12=base</text:p>
      <text:p text:style-name="P40">48 bit: bits 11:8=lower 4 bits of <text:span text:style-name="T10">data reg</text:span></text:p>
      <text:p text:style-name="P40">48 bit: upper bit of <text:span text:style-name="T10">data reg</text:span> is 1 only if SIMD/FPU, except extended <text:span text:style-name="T10">source</text:span></text:p>
      <text:p text:style-name="P42">48 bit: offset=bits 47:16</text:p>
      <text:p text:style-name="P143">48 bit, non FPU target RSP→changed to R16</text:p>
      <text:p text:style-name="P42"/>
      <text:p text:style-name="P44">64 bit: see Base-Index</text:p>
      <text:p text:style-name="P40"/>
      <text:p text:style-name="P67"><text:reference-mark-start text:name="stbaseindex"/>Store Base-Index <text:reference-mark-end text:name="stbaseindex"/></text:p>
      <text:p text:style-name="P67"/>
      <text:p text:style-name="P45">bits 7:0=112 + index*2 + 16*FPU<text:span text:style-name="T11">+1</text:span></text:p>
      <text:p text:style-name="P45"/>
      <text:p text:style-name="P45">64 bit: bit 57=base-<text:span text:style-name="T6">offset</text:span> addressing</text:p>
      <text:p text:style-name="P45">64 bit: bits 53:52=scale</text:p>
      <text:p text:style-name="P45">48 bit: bits 24:23=scale</text:p>
      <text:p text:style-name="P45">32 bit: bits 22:21=scale</text:p>
      <text:p text:style-name="P48">64 bit: bit 58=no base</text:p>
      <text:p text:style-name="P48">64 bit: bit 59=IP relative (requires no base)</text:p>
      <text:p text:style-name="P51">64 bit: bits 63:60=0000</text:p>
      <text:p text:style-name="P48">64 bit: offset=bits 47:16</text:p>
      <text:p text:style-name="P48">48 bit: offset=bits 47:25</text:p>
      <text:p text:style-name="P48">32 bit: offset=bits 31:23</text:p>
      <text:p text:style-name="P48">64 bit: <text:span text:style-name="T11">data</text:span> reg=bits 54,11:8</text:p>
      <text:p text:style-name="P48">64 bit: base=bits 55,15:12</text:p>
      <text:p text:style-name="P48">64 bit: index=bits 56,51:48</text:p>
      <text:p text:style-name="P48">48 bit: <text:span text:style-name="T11">data reg</text:span>=bits 20,11:8</text:p>
      <text:p text:style-name="P48">48 bit: base=bits 21,15:12</text:p>
      <text:p text:style-name="P48">48 bit: index=bits 22,19:16</text:p>
      <text:p text:style-name="P48">32 bit: <text:span text:style-name="T11">data reg</text:span>=bits 20,11:8</text:p>
      <text:p text:style-name="P48">32 bit: base=bits 15:12</text:p>
      <text:p text:style-name="P48">32 bit: index=bits 19:16</text:p>
      <text:p text:style-name="P51"/>
      <text:p text:style-name="P68"><text:reference-mark-start text:name="strglobal"/>Store Global<text:reference-mark-end text:name="strglobal"/></text:p>
      <text:p text:style-name="P68"/>
      <text:p text:style-name="P53">FPU: bits 7:0=6<text:span text:style-name="T36">1</text:span>+2*IPRel</text:p>
      <text:p text:style-name="P53">~FPU: bits 7:0=17<text:span text:style-name="T36">7+</text:span></text:p>
      <text:p text:style-name="P53">FPU: bits 11:8=index</text:p>
      <text:p text:style-name="P53">~FPU: bits 10:8=index</text:p>
      <text:p text:style-name="P53">~FPU: bit 11=IPRel</text:p>
      <text:p text:style-name="P53"/>
      <text:p text:style-name="P53">32 bit: <text:span text:style-name="T12">data reg</text:span> 16:12</text:p>
      <text:p text:style-name="P55">32 bit: bit 17=0</text:p>
      <text:p text:style-name="P55">32 bit: offset 31:18</text:p>
      <text:p text:style-name="P55">48 bit: <text:span text:style-name="T12">data reg</text:span> lower 4 bits 15:12</text:p>
      <text:p text:style-name="P55">48 bit: if FPU non extended upper bit <text:span text:style-name="T12">of data reg is </text:span>one</text:p>
      <text:p text:style-name="P55">48 bit: offset 47:16</text:p>
      <text:p text:style-name="P55"/>
      <text:p text:style-name="P56"/>
      <text:h text:style-name="Heading_20_2" text:outline-level="2"><text:bookmark-start text:name="__RefHeading___Toc3758_2500781647"/><text:soft-page-break/><text:reference-mark-start text:name="S_SASQUACH"/>Integer SIMD instructions<text:bookmark-end text:name="__RefHeading___Toc3758_2500781647"/><text:reference-mark-end text:name="S_SASQUACH"/></text:h>
      <text:p text:style-name="P154"><text:reference-mark-start text:name="S_SIMD_ALU"/>SIMD ALU<text:reference-mark-end text:name="S_SIMD_ALU"/></text:p>
      <table:table table:name="Table9" table:style-name="Table9">
        <table:table-column table:style-name="Table9.A" table:number-columns-repeated="3"/>
        <table:table-column table:style-name="Table9.D"/>
        <table:table-row table:style-name="TableLine94243064135344">
          <table:table-cell table:style-name="Table9.A1" office:value-type="string">
            <text:p text:style-name="P151">Size code</text:p>
          </table:table-cell>
          <table:table-cell table:style-name="Table9.A1" office:value-type="string">
            <text:p text:style-name="P151">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style-name="TableLine94243064258896">
          <table:table-cell table:style-name="Table9.A2" office:value-type="string">
            <text:p text:style-name="P151">64</text:p>
          </table:table-cell>
          <table:table-cell table:style-name="Table9.A2" office:value-type="string">
            <text:p text:style-name="P151">3</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94243064260544">
          <table:table-cell table:style-name="Table9.A2" office:value-type="string">
            <text:p text:style-name="P151">32</text:p>
          </table:table-cell>
          <table:table-cell table:style-name="Table9.A2" office:value-type="string">
            <text:p text:style-name="P151">2</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94243064261440">
          <table:table-cell table:style-name="Table9.A2" office:value-type="string">
            <text:p text:style-name="P151">16</text:p>
          </table:table-cell>
          <table:table-cell table:style-name="Table9.A2" office:value-type="string">
            <text:p text:style-name="P151">1</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94243064262416">
          <table:table-cell table:style-name="Table9.A2" office:value-type="string">
            <text:p text:style-name="P151">8</text:p>
          </table:table-cell>
          <table:table-cell table:style-name="Table9.A2" office:value-type="string">
            <text:p text:style-name="P151">0</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94243064263824">
          <table:table-cell table:style-name="Table9.A2" office:value-type="string">
            <text:p text:style-name="P151">Instruction</text:p>
          </table:table-cell>
          <table:table-cell table:style-name="Table9.A2" office:value-type="string">
            <text:p text:style-name="P151">Index</text:p>
          </table:table-cell>
          <table:table-cell table:style-name="Table9.A2" office:value-type="string">
            <text:p text:style-name="P152">size</text:p>
          </table:table-cell>
          <table:table-cell table:style-name="Table9.D2" office:value-type="string">
            <text:p text:style-name="P152">index2</text:p>
          </table:table-cell>
        </table:table-row>
        <table:table-row table:style-name="TableLine94243064264832">
          <table:table-cell table:style-name="Table9.A2" office:value-type="string">
            <text:p text:style-name="P152">pxor</text:p>
          </table:table-cell>
          <table:table-cell table:style-name="Table9.A2" office:value-type="string">
            <text:p text:style-name="P152">1</text:p>
          </table:table-cell>
          <table:table-cell table:style-name="Table9.A2" office:value-type="string">
            <text:p text:style-name="P152">0</text:p>
          </table:table-cell>
          <table:table-cell table:style-name="Table9.D2" office:value-type="string">
            <text:p text:style-name="P153">2</text:p>
          </table:table-cell>
        </table:table-row>
        <table:table-row table:style-name="TableLine94243064265888">
          <table:table-cell table:style-name="Table9.A2" office:value-type="string">
            <text:p text:style-name="P152">por</text:p>
          </table:table-cell>
          <table:table-cell table:style-name="Table9.A2" office:value-type="string">
            <text:p text:style-name="P152">1</text:p>
          </table:table-cell>
          <table:table-cell table:style-name="Table9.A2" office:value-type="string">
            <text:p text:style-name="P152">1</text:p>
          </table:table-cell>
          <table:table-cell table:style-name="Table9.D2" office:value-type="string">
            <text:p text:style-name="P153">1</text:p>
          </table:table-cell>
        </table:table-row>
        <table:table-row table:style-name="TableLine94243064266944">
          <table:table-cell table:style-name="Table9.A2" office:value-type="string">
            <text:p text:style-name="P152">pand</text:p>
          </table:table-cell>
          <table:table-cell table:style-name="Table9.A2" office:value-type="string">
            <text:p text:style-name="P152">1</text:p>
          </table:table-cell>
          <table:table-cell table:style-name="Table9.A2" office:value-type="string">
            <text:p text:style-name="P152">2</text:p>
          </table:table-cell>
          <table:table-cell table:style-name="Table9.D2" office:value-type="string">
            <text:p text:style-name="P153">0</text:p>
          </table:table-cell>
        </table:table-row>
        <table:table-row table:style-name="TableLine94243064268448">
          <table:table-cell table:style-name="Table9.A2" office:value-type="string">
            <text:p text:style-name="P152">pnot</text:p>
          </table:table-cell>
          <table:table-cell table:style-name="Table9.A2" office:value-type="string">
            <text:p text:style-name="P152">1</text:p>
          </table:table-cell>
          <table:table-cell table:style-name="Table9.A2" office:value-type="string">
            <text:p text:style-name="P152">3</text:p>
          </table:table-cell>
          <table:table-cell table:style-name="Table9.D2" office:value-type="string">
            <text:p text:style-name="P153">7</text:p>
          </table:table-cell>
        </table:table-row>
        <table:table-row table:style-name="TableLine94243064269504">
          <table:table-cell table:style-name="Table9.A2" office:value-type="string">
            <text:p text:style-name="P153">pmov</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3</text:p>
          </table:table-cell>
        </table:table-row>
        <table:table-row table:style-name="TableLine94243064270560">
          <table:table-cell table:style-name="Table9.A2" office:value-type="string">
            <text:p text:style-name="P153">pandn</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4</text:p>
          </table:table-cell>
        </table:table-row>
        <table:table-row table:style-name="TableLine94243064271616">
          <table:table-cell table:style-name="Table9.A2" office:value-type="string">
            <text:p text:style-name="P153">pn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5</text:p>
          </table:table-cell>
        </table:table-row>
        <table:table-row table:style-name="TableLine94243064272672">
          <table:table-cell table:style-name="Table9.A2" office:value-type="string">
            <text:p text:style-name="P153">pnx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6</text:p>
          </table:table-cell>
        </table:table-row>
        <table:table-row table:style-name="TableLine94243064273728">
          <table:table-cell table:style-name="Table9.A2" office:value-type="string">
            <text:p text:style-name="P152">add</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0</text:p>
          </table:table-cell>
        </table:table-row>
        <table:table-row table:style-name="TableLine94243064274784">
          <table:table-cell table:style-name="Table9.A2" office:value-type="string">
            <text:p text:style-name="P152">sub</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1</text:p>
          </table:table-cell>
        </table:table-row>
        <table:table-row table:style-name="TableLine94243064275840">
          <table:table-cell table:style-name="Table9.A2" office:value-type="string">
            <text:p text:style-name="P152">Add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2</text:p>
          </table:table-cell>
        </table:table-row>
        <table:table-row table:style-name="TableLine94243064049024">
          <table:table-cell table:style-name="Table9.A2" office:value-type="string">
            <text:p text:style-name="P152">Sub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3</text:p>
          </table:table-cell>
        </table:table-row>
        <table:table-row table:style-name="TableLine94243064051392">
          <table:table-cell table:style-name="Table9.A2" office:value-type="string">
            <text:p text:style-name="P152">Add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4</text:p>
          </table:table-cell>
        </table:table-row>
        <table:table-row table:style-name="TableLine94243064055360">
          <table:table-cell table:style-name="Table9.A2" office:value-type="string">
            <text:p text:style-name="P152">Sub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5</text:p>
          </table:table-cell>
        </table:table-row>
        <table:table-row table:style-name="TableLine94243064058016">
          <table:table-cell table:style-name="Table9.A2" office:value-type="string">
            <text:p text:style-name="P152">Min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6</text:p>
          </table:table-cell>
        </table:table-row>
        <table:table-row table:style-name="TableLine94243064060864">
          <table:table-cell table:style-name="Table9.A2" office:value-type="string">
            <text:p text:style-name="P152">Max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7</text:p>
          </table:table-cell>
        </table:table-row>
        <table:table-row table:style-name="TableLine94243063652160">
          <table:table-cell table:style-name="Table9.A2" office:value-type="string">
            <text:p text:style-name="P152">Min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8</text:p>
          </table:table-cell>
        </table:table-row>
        <table:table-row table:style-name="TableLine94243063854896">
          <table:table-cell table:style-name="Table9.A2" office:value-type="string">
            <text:p text:style-name="P152">Max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9</text:p>
          </table:table-cell>
        </table:table-row>
        <table:table-row table:style-name="TableLine94243064065488">
          <table:table-cell table:style-name="Table9.A2" office:value-type="string">
            <text:p text:style-name="P155">sl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2</text:p>
          </table:table-cell>
        </table:table-row>
        <table:table-row table:style-name="TableLine94243063815584">
          <table:table-cell table:style-name="Table9.A2" office:value-type="string">
            <text:p text:style-name="P155">s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0</text:p>
          </table:table-cell>
        </table:table-row>
        <table:table-row table:style-name="TableLine94243063830480">
          <table:table-cell table:style-name="Table9.A2" office:value-type="string">
            <text:p text:style-name="P155">sa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1</text:p>
          </table:table-cell>
        </table:table-row>
      </table:table>
      <text:p text:style-name="P145"/>
      <text:p text:style-name="P145"/>
      <text:p text:style-name="P69">16 bit instructions:</text:p>
      <text:p text:style-name="P69">bits 5:0=24+index*2+0</text:p>
      <text:p text:style-name="P69">bits 7:6=size</text:p>
      <text:p text:style-name="P69">if not following a spec load:</text:p>
      <text:p text:style-name="P69">target reg lower=bits 11:8</text:p>
      <text:p text:style-name="P69">target reg upper=1</text:p>
      <text:p text:style-name="P69">source reg lower=bits 15:12</text:p>
      <text:p text:style-name="P69"><text:soft-page-break/>source reg upper=1</text:p>
      <text:p text:style-name="P69">if after spec load:</text:p>
      <text:p text:style-name="P69">target reg same</text:p>
      <text:p text:style-name="P69">first source reg lower=bits 15:12</text:p>
      <text:p text:style-name="P69">first source reg upper=1</text:p>
      <text:p text:style-name="P69">second source reg=#15 (xmm31)</text:p>
      <text:p text:style-name="P69"/>
      <text:p text:style-name="P69">32 bit instructions</text:p>
      <text:p text:style-name="P69"/>
      <text:p text:style-name="P69">bits 7:0=200</text:p>
      <text:p text:style-name="P69">first source register=bits 21:17</text:p>
      <text:p text:style-name="P69">second source register=bits 26:22</text:p>
      <text:p text:style-name="P69">target register=bits 31:27</text:p>
      <text:p text:style-name="P69"/>
      <text:p text:style-name="P70">add sub (saturated including) min max</text:p>
      <text:p text:style-name="P69">size=bits 15:14</text:p>
      <text:p text:style-name="P69">index2=bits 13:8</text:p>
      <text:p text:style-name="P73">bit 16=0</text:p>
      <text:p text:style-name="P71">compare</text:p>
      <text:p text:style-name="P73">size=bits 15:14</text:p>
      <text:p text:style-name="P73">bits 13:12=01</text:p>
      <text:p text:style-name="P73">jump index=bits 11:8</text:p>
      <text:p text:style-name="P73">bit 16=0</text:p>
      <text:p text:style-name="P71">bitwise</text:p>
      <text:p text:style-name="P73">bits 13:9=5</text:p>
      <text:p text:style-name="P73">bits 15:14=lower 2 bits of index2</text:p>
      <text:p text:style-name="P73">bit 8=upper bit of index2</text:p>
      <text:p text:style-name="P73">bit 16=0</text:p>
      <text:p text:style-name="P73">first source register is zero in the cases of not and mov.</text:p>
      <text:p text:style-name="P71">Untyped mov</text:p>
      <text:p text:style-name="P74">bits 13:8=3</text:p>
      <text:p text:style-name="P74">bit 16=1</text:p>
      <text:p text:style-name="P74">copies the type of the xmm register, usable on single and double as well <text:span text:style-name="T17">with no domain crossing cost</text:span></text:p>
      <text:p text:style-name="P72">Shift</text:p>
      <text:p text:style-name="P75">bits 13:8=index2</text:p>
      <text:p text:style-name="P75">bit 16=1</text:p>
      <text:p text:style-name="P75">bit 15=0</text:p>
      <text:p text:style-name="P75">bit 14=size (8 or 16 bit)</text:p>
      <text:p text:style-name="P75"/>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76"/>
      <text:p text:style-name="P76"/>
      <text:p text:style-name="P76"/>
      <text:p text:style-name="P76"/>
      <text:p text:style-name="P76"/>
      <table:table table:name="Table10" table:style-name="Table10">
        <table:table-column table:style-name="Table10.A" table:number-columns-repeated="3"/>
        <table:table-row table:style-name="TableLine94243064297296">
          <table:table-cell table:style-name="Table10.A1" office:value-type="string">
            <text:p text:style-name="P156">Instruction</text:p>
          </table:table-cell>
          <table:table-cell table:style-name="Table10.A1" office:value-type="string">
            <text:p text:style-name="P156">index</text:p>
          </table:table-cell>
          <table:table-cell table:style-name="Table10.C1" office:value-type="string">
            <text:p text:style-name="P156">index2</text:p>
          </table:table-cell>
        </table:table-row>
        <table:table-row table:style-name="TableLine94243064442688">
          <table:table-cell table:style-name="Table10.A2" office:value-type="string">
            <text:p text:style-name="P156">fadddh</text:p>
          </table:table-cell>
          <table:table-cell table:style-name="Table10.A2" office:value-type="string">
            <text:p text:style-name="P158">116</text:p>
          </table:table-cell>
          <table:table-cell table:style-name="Table10.C2" office:value-type="string">
            <text:p text:style-name="P161">0</text:p>
          </table:table-cell>
        </table:table-row>
        <text:soft-page-break/>
        <table:table-row table:style-name="TableLine94243064444352">
          <table:table-cell table:style-name="Table10.A2" office:value-type="string">
            <text:p text:style-name="P156">fadddl</text:p>
          </table:table-cell>
          <table:table-cell table:style-name="Table10.A2" office:value-type="string">
            <text:p text:style-name="P158">52</text:p>
          </table:table-cell>
          <table:table-cell table:style-name="Table10.C2" office:value-type="string">
            <text:p text:style-name="P161">1</text:p>
          </table:table-cell>
        </table:table-row>
        <table:table-row table:style-name="TableLine94243064445184">
          <table:table-cell table:style-name="Table10.A2" office:value-type="string">
            <text:p text:style-name="P156">fadddp</text:p>
          </table:table-cell>
          <table:table-cell table:style-name="Table10.A2" office:value-type="string">
            <text:p text:style-name="P159">60</text:p>
          </table:table-cell>
          <table:table-cell table:style-name="Table10.C2" office:value-type="string">
            <text:p text:style-name="P161">6</text:p>
          </table:table-cell>
        </table:table-row>
        <table:table-row table:style-name="TableLine94243064446048">
          <table:table-cell table:style-name="Table10.A2" office:value-type="string">
            <text:p text:style-name="P156">fsubdh</text:p>
          </table:table-cell>
          <table:table-cell table:style-name="Table10.A2" office:value-type="string">
            <text:p text:style-name="P158">118</text:p>
          </table:table-cell>
          <table:table-cell table:style-name="Table10.C2" office:value-type="string">
            <text:p text:style-name="P161">2</text:p>
          </table:table-cell>
        </table:table-row>
        <table:table-row table:style-name="TableLine94243064447072">
          <table:table-cell table:style-name="Table10.A2" office:value-type="string">
            <text:p text:style-name="P156">fsubdl</text:p>
          </table:table-cell>
          <table:table-cell table:style-name="Table10.A2" office:value-type="string">
            <text:p text:style-name="P158">54</text:p>
          </table:table-cell>
          <table:table-cell table:style-name="Table10.C2" office:value-type="string">
            <text:p text:style-name="P161">3</text:p>
          </table:table-cell>
        </table:table-row>
        <table:table-row table:style-name="TableLine94243064447968">
          <table:table-cell table:style-name="Table10.A2" office:value-type="string">
            <text:p text:style-name="P156">fsubdp</text:p>
          </table:table-cell>
          <table:table-cell table:style-name="Table10.A2" office:value-type="string">
            <text:p text:style-name="P159">62</text:p>
          </table:table-cell>
          <table:table-cell table:style-name="Table10.C2" office:value-type="string">
            <text:p text:style-name="P161">7</text:p>
          </table:table-cell>
        </table:table-row>
        <table:table-row table:style-name="TableLine94243064448912">
          <table:table-cell table:style-name="Table10.A2" office:value-type="string">
            <text:p text:style-name="P156">fmuldh</text:p>
          </table:table-cell>
          <table:table-cell table:style-name="Table10.A2" office:value-type="string">
            <text:p text:style-name="P158">120</text:p>
          </table:table-cell>
          <table:table-cell table:style-name="Table10.C2" office:value-type="string">
            <text:p text:style-name="P161">4</text:p>
          </table:table-cell>
        </table:table-row>
        <table:table-row table:style-name="TableLine94243064449856">
          <table:table-cell table:style-name="Table10.A2" office:value-type="string">
            <text:p text:style-name="P156">fmuldl</text:p>
          </table:table-cell>
          <table:table-cell table:style-name="Table10.A2" office:value-type="string">
            <text:p text:style-name="P158">56</text:p>
          </table:table-cell>
          <table:table-cell table:style-name="Table10.C2" office:value-type="string">
            <text:p text:style-name="P161">5</text:p>
          </table:table-cell>
        </table:table-row>
        <table:table-row table:style-name="TableLine94243064450720">
          <table:table-cell table:style-name="Table10.A2" office:value-type="string">
            <text:p text:style-name="P156">fmuldp</text:p>
          </table:table-cell>
          <table:table-cell table:style-name="Table10.A2" office:value-type="string">
            <text:p text:style-name="P159">58</text:p>
          </table:table-cell>
          <table:table-cell table:style-name="Table10.C2" office:value-type="string">
            <text:p text:style-name="P161">8</text:p>
          </table:table-cell>
        </table:table-row>
        <table:table-row table:style-name="TableLine94243064451664">
          <table:table-cell table:style-name="Table10.A2" office:value-type="string">
            <text:p text:style-name="P160">faddsubdp</text:p>
          </table:table-cell>
          <table:table-cell table:style-name="Table10.A2" office:value-type="string">
            <text:p text:style-name="P159"/>
          </table:table-cell>
          <table:table-cell table:style-name="Table10.C2" office:value-type="string">
            <text:p text:style-name="P161">9</text:p>
          </table:table-cell>
        </table:table-row>
        <table:table-row table:style-name="TableLine94243064453136">
          <table:table-cell table:style-name="Table10.A2" office:value-type="string">
            <text:p text:style-name="P156">fadde</text:p>
          </table:table-cell>
          <table:table-cell table:style-name="Table10.A2" office:value-type="string">
            <text:p text:style-name="P132">1</text:p>
          </table:table-cell>
          <table:table-cell table:style-name="Table10.C2" office:value-type="string">
            <text:p text:style-name="P165">22</text:p>
          </table:table-cell>
        </table:table-row>
        <table:table-row table:style-name="TableLine94243064454080">
          <table:table-cell table:style-name="Table10.A2" office:value-type="string">
            <text:p text:style-name="P156">fadds</text:p>
          </table:table-cell>
          <table:table-cell table:style-name="Table10.A2" office:value-type="string">
            <text:p text:style-name="P162">1</text:p>
          </table:table-cell>
          <table:table-cell table:style-name="Table10.C2" office:value-type="string">
            <text:p text:style-name="P163">16</text:p>
          </table:table-cell>
        </table:table-row>
        <table:table-row table:style-name="TableLine94243064455024">
          <table:table-cell table:style-name="Table10.A2" office:value-type="string">
            <text:p text:style-name="P156">faddsp</text:p>
          </table:table-cell>
          <table:table-cell table:style-name="Table10.A2" office:value-type="string">
            <text:p text:style-name="P162">5</text:p>
          </table:table-cell>
          <table:table-cell table:style-name="Table10.C2" office:value-type="string">
            <text:p text:style-name="P163">19</text:p>
          </table:table-cell>
        </table:table-row>
        <table:table-row table:style-name="TableLine94243064455968">
          <table:table-cell table:style-name="Table10.A2" office:value-type="string">
            <text:p text:style-name="P156">fsube</text:p>
          </table:table-cell>
          <table:table-cell table:style-name="Table10.A2" office:value-type="string">
            <text:p text:style-name="P132">2</text:p>
          </table:table-cell>
          <table:table-cell table:style-name="Table10.C2" office:value-type="string">
            <text:p text:style-name="P165">23</text:p>
          </table:table-cell>
        </table:table-row>
        <table:table-row table:style-name="TableLine94243064456912">
          <table:table-cell table:style-name="Table10.A2" office:value-type="string">
            <text:p text:style-name="P132">frsube</text:p>
          </table:table-cell>
          <table:table-cell table:style-name="Table10.A2" office:value-type="string">
            <text:p text:style-name="P132">3</text:p>
          </table:table-cell>
          <table:table-cell table:style-name="Table10.C2" office:value-type="string">
            <text:p text:style-name="Table_20_Contents"/>
          </table:table-cell>
        </table:table-row>
        <table:table-row table:style-name="TableLine94243064457856">
          <table:table-cell table:style-name="Table10.A2" office:value-type="string">
            <text:p text:style-name="P156">fsubs</text:p>
          </table:table-cell>
          <table:table-cell table:style-name="Table10.A2" office:value-type="string">
            <text:p text:style-name="P162">2</text:p>
          </table:table-cell>
          <table:table-cell table:style-name="Table10.C2" office:value-type="string">
            <text:p text:style-name="P163">17</text:p>
          </table:table-cell>
        </table:table-row>
        <table:table-row table:style-name="TableLine94243064458800">
          <table:table-cell table:style-name="Table10.A2" office:value-type="string">
            <text:p text:style-name="P156">fsubsp</text:p>
          </table:table-cell>
          <table:table-cell table:style-name="Table10.A2" office:value-type="string">
            <text:p text:style-name="P162">6</text:p>
          </table:table-cell>
          <table:table-cell table:style-name="Table10.C2" office:value-type="string">
            <text:p text:style-name="P163">20</text:p>
          </table:table-cell>
        </table:table-row>
        <table:table-row table:style-name="TableLine94243064459744">
          <table:table-cell table:style-name="Table10.A2" office:value-type="string">
            <text:p text:style-name="P156">fmule</text:p>
          </table:table-cell>
          <table:table-cell table:style-name="Table10.A2" office:value-type="string">
            <text:p text:style-name="P132">0</text:p>
          </table:table-cell>
          <table:table-cell table:style-name="Table10.C2" office:value-type="string">
            <text:p text:style-name="P165">24</text:p>
          </table:table-cell>
        </table:table-row>
        <table:table-row table:style-name="TableLine94243064460688">
          <table:table-cell table:style-name="Table10.A2" office:value-type="string">
            <text:p text:style-name="P156">fmuls</text:p>
          </table:table-cell>
          <table:table-cell table:style-name="Table10.A2" office:value-type="string">
            <text:p text:style-name="P162">0</text:p>
          </table:table-cell>
          <table:table-cell table:style-name="Table10.C2" office:value-type="string">
            <text:p text:style-name="P163">18</text:p>
          </table:table-cell>
        </table:table-row>
        <table:table-row table:style-name="TableLine94243064461632">
          <table:table-cell table:style-name="Table10.A2" office:value-type="string">
            <text:p text:style-name="P156">fmulsp</text:p>
          </table:table-cell>
          <table:table-cell table:style-name="Table10.A2" office:value-type="string">
            <text:p text:style-name="P162">4</text:p>
          </table:table-cell>
          <table:table-cell table:style-name="Table10.C2" office:value-type="string">
            <text:p text:style-name="P163">21</text:p>
          </table:table-cell>
        </table:table-row>
        <table:table-row table:style-name="TableLine94243064462576">
          <table:table-cell table:style-name="Table10.A2" office:value-type="string">
            <text:p text:style-name="P156">fsqrtdh</text:p>
          </table:table-cell>
          <table:table-cell table:style-name="Table10.A2" office:value-type="string">
            <text:p text:style-name="Table_20_Contents"/>
          </table:table-cell>
          <table:table-cell table:style-name="Table10.C2" office:value-type="string">
            <text:p text:style-name="P164">32</text:p>
          </table:table-cell>
        </table:table-row>
        <table:table-row table:style-name="TableLine94243063808800">
          <table:table-cell table:style-name="Table10.A2" office:value-type="string">
            <text:p text:style-name="P156">fsqrtdl</text:p>
          </table:table-cell>
          <table:table-cell table:style-name="Table10.A2" office:value-type="string">
            <text:p text:style-name="Table_20_Contents"/>
          </table:table-cell>
          <table:table-cell table:style-name="Table10.C2" office:value-type="string">
            <text:p text:style-name="P164">33</text:p>
          </table:table-cell>
        </table:table-row>
        <table:table-row table:style-name="TableLine94243063840416">
          <table:table-cell table:style-name="Table10.A2" office:value-type="string">
            <text:p text:style-name="P156">fsqrte</text:p>
          </table:table-cell>
          <table:table-cell table:style-name="Table10.A2" office:value-type="string">
            <text:p text:style-name="Table_20_Contents"/>
          </table:table-cell>
          <table:table-cell table:style-name="Table10.C2" office:value-type="string">
            <text:p text:style-name="P164">36</text:p>
          </table:table-cell>
        </table:table-row>
        <table:table-row table:style-name="TableLine94243063852528">
          <table:table-cell table:style-name="Table10.A2" office:value-type="string">
            <text:p text:style-name="P156">fsqrts</text:p>
          </table:table-cell>
          <table:table-cell table:style-name="Table10.A2" office:value-type="string">
            <text:p text:style-name="Table_20_Contents"/>
          </table:table-cell>
          <table:table-cell table:style-name="Table10.C2" office:value-type="string">
            <text:p text:style-name="P164">38</text:p>
          </table:table-cell>
        </table:table-row>
        <table:table-row table:style-name="TableLine94243063842128">
          <table:table-cell table:style-name="Table10.A2" office:value-type="string">
            <text:p text:style-name="P156">fdivdh</text:p>
          </table:table-cell>
          <table:table-cell table:style-name="Table10.A2" office:value-type="string">
            <text:p text:style-name="Table_20_Contents"/>
          </table:table-cell>
          <table:table-cell table:style-name="Table10.C2" office:value-type="string">
            <text:p text:style-name="P164">34</text:p>
          </table:table-cell>
        </table:table-row>
        <table:table-row table:style-name="TableLine94243063846208">
          <table:table-cell table:style-name="Table10.A2" office:value-type="string">
            <text:p text:style-name="P156">fdivdl</text:p>
          </table:table-cell>
          <table:table-cell table:style-name="Table10.A2" office:value-type="string">
            <text:p text:style-name="Table_20_Contents"/>
          </table:table-cell>
          <table:table-cell table:style-name="Table10.C2" office:value-type="string">
            <text:p text:style-name="P164">35</text:p>
          </table:table-cell>
        </table:table-row>
        <table:table-row table:style-name="TableLine94243063835008">
          <table:table-cell table:style-name="Table10.A2" office:value-type="string">
            <text:p text:style-name="P156">fdive</text:p>
          </table:table-cell>
          <table:table-cell table:style-name="Table10.A2" office:value-type="string">
            <text:p text:style-name="Table_20_Contents"/>
          </table:table-cell>
          <table:table-cell table:style-name="Table10.C2" office:value-type="string">
            <text:p text:style-name="P164">37</text:p>
          </table:table-cell>
        </table:table-row>
        <table:table-row table:style-name="TableLine94243062023888">
          <table:table-cell table:style-name="Table10.A2" office:value-type="string">
            <text:p text:style-name="P156">fdivs</text:p>
          </table:table-cell>
          <table:table-cell table:style-name="Table10.A2" office:value-type="string">
            <text:p text:style-name="Table_20_Contents"/>
          </table:table-cell>
          <table:table-cell table:style-name="Table10.C2" office:value-type="string">
            <text:p text:style-name="P164">39</text:p>
          </table:table-cell>
        </table:table-row>
        <table:table-row table:style-name="TableLine94243063845392">
          <table:table-cell table:style-name="Table10.A2" office:value-type="string">
            <text:p text:style-name="P156">fperm</text:p>
          </table:table-cell>
          <table:table-cell table:style-name="Table10.A2" office:value-type="string">
            <text:p text:style-name="Table_20_Contents"/>
          </table:table-cell>
          <table:table-cell table:style-name="Table10.C2" office:value-type="string">
            <text:p text:style-name="P163">26</text:p>
          </table:table-cell>
        </table:table-row>
        <table:table-row table:style-name="TableLine94243063850480">
          <table:table-cell table:style-name="Table10.A2" office:value-type="string">
            <text:p text:style-name="P156">fandp</text:p>
          </table:table-cell>
          <table:table-cell table:style-name="Table10.A2" office:value-type="string">
            <text:p text:style-name="Table_20_Contents"/>
          </table:table-cell>
          <table:table-cell table:style-name="Table10.C2" office:value-type="string">
            <text:p text:style-name="P164">40</text:p>
          </table:table-cell>
        </table:table-row>
        <table:table-row table:style-name="TableLine94243063513024">
          <table:table-cell table:style-name="Table10.A2" office:value-type="string">
            <text:p text:style-name="P156">forp</text:p>
          </table:table-cell>
          <table:table-cell table:style-name="Table10.A2" office:value-type="string">
            <text:p text:style-name="Table_20_Contents"/>
          </table:table-cell>
          <table:table-cell table:style-name="Table10.C2" office:value-type="string">
            <text:p text:style-name="P164">41</text:p>
          </table:table-cell>
        </table:table-row>
        <table:table-row table:style-name="TableLine94243063844576">
          <table:table-cell table:style-name="Table10.A2" office:value-type="string">
            <text:p text:style-name="P156">fxorp</text:p>
          </table:table-cell>
          <table:table-cell table:style-name="Table10.A2" office:value-type="string">
            <text:p text:style-name="Table_20_Contents"/>
          </table:table-cell>
          <table:table-cell table:style-name="Table10.C2" office:value-type="string">
            <text:p text:style-name="P164">42</text:p>
          </table:table-cell>
        </table:table-row>
        <table:table-row table:style-name="TableLine94243063643904">
          <table:table-cell table:style-name="Table10.A2" office:value-type="string">
            <text:p text:style-name="P156">fandnp</text:p>
          </table:table-cell>
          <table:table-cell table:style-name="Table10.A2" office:value-type="string">
            <text:p text:style-name="Table_20_Contents"/>
          </table:table-cell>
          <table:table-cell table:style-name="Table10.C2" office:value-type="string">
            <text:p text:style-name="P164">43</text:p>
          </table:table-cell>
        </table:table-row>
        <table:table-row table:style-name="TableLine94243063511296">
          <table:table-cell table:style-name="Table10.A2" office:value-type="string">
            <text:p text:style-name="P156">fcmp<text:span text:style-name="T19">lt{s/d}</text:span>p</text:p>
          </table:table-cell>
          <table:table-cell table:style-name="Table10.A2" office:value-type="string">
            <text:p text:style-name="Table_20_Contents"/>
          </table:table-cell>
          <table:table-cell table:style-name="Table10.C2" office:value-type="string">
            <text:p text:style-name="P165">32</text:p>
          </table:table-cell>
        </table:table-row>
        <table:table-row table:style-name="TableLine94243063640480">
          <table:table-cell table:style-name="Table10.A2" office:value-type="string">
            <text:p text:style-name="P157">fcmp<text:span text:style-name="T19">ge{s/d}</text:span>p</text:p>
          </table:table-cell>
          <table:table-cell table:style-name="Table10.A2" office:value-type="string">
            <text:p text:style-name="Table_20_Contents"/>
          </table:table-cell>
          <table:table-cell table:style-name="Table10.C2" office:value-type="string">
            <text:p text:style-name="P165">33</text:p>
          </table:table-cell>
        </table:table-row>
        <table:table-row table:style-name="TableLine94243063812480">
          <table:table-cell table:style-name="Table10.A2" office:value-type="string">
            <text:p text:style-name="P165">fcmpeq{s/d}p</text:p>
          </table:table-cell>
          <table:table-cell table:style-name="Table10.A2" office:value-type="string">
            <text:p text:style-name="Table_20_Contents"/>
          </table:table-cell>
          <table:table-cell table:style-name="Table10.C2" office:value-type="string">
            <text:p text:style-name="P165">34</text:p>
          </table:table-cell>
        </table:table-row>
        <table:table-row table:style-name="TableLine94243063642192">
          <table:table-cell table:style-name="Table10.A2" office:value-type="string">
            <text:p text:style-name="P165">fcmpne{s/d}p</text:p>
          </table:table-cell>
          <table:table-cell table:style-name="Table10.A2" office:value-type="string">
            <text:p text:style-name="Table_20_Contents"/>
          </table:table-cell>
          <table:table-cell table:style-name="Table10.C2" office:value-type="string">
            <text:p text:style-name="P165">35</text:p>
          </table:table-cell>
        </table:table-row>
        <text:soft-page-break/>
        <table:table-row table:style-name="TableLine94243063693168">
          <table:table-cell table:style-name="Table10.A2" office:value-type="string">
            <text:p text:style-name="P166">Verbatim double to gen</text:p>
          </table:table-cell>
          <table:table-cell table:style-name="Table10.A2" office:value-type="string">
            <text:p text:style-name="Table_20_Contents"/>
          </table:table-cell>
          <table:table-cell table:style-name="Table10.C2" office:value-type="string">
            <text:p text:style-name="P166">40</text:p>
          </table:table-cell>
        </table:table-row>
        <table:table-row table:style-name="TableLine94243063563120">
          <table:table-cell table:style-name="Table10.A2" office:value-type="string">
            <text:p text:style-name="P166">Double to gen64</text:p>
          </table:table-cell>
          <table:table-cell table:style-name="Table10.A2" office:value-type="string">
            <text:p text:style-name="Table_20_Contents"/>
          </table:table-cell>
          <table:table-cell table:style-name="Table10.C2" office:value-type="string">
            <text:p text:style-name="P166">41</text:p>
          </table:table-cell>
        </table:table-row>
        <table:table-row table:style-name="TableLine94243064464976">
          <table:table-cell table:style-name="Table10.A2" office:value-type="string">
            <text:p text:style-name="P166">Double to gen32</text:p>
          </table:table-cell>
          <table:table-cell table:style-name="Table10.A2" office:value-type="string">
            <text:p text:style-name="Table_20_Contents"/>
          </table:table-cell>
          <table:table-cell table:style-name="Table10.C2" office:value-type="string">
            <text:p text:style-name="P166">42</text:p>
          </table:table-cell>
        </table:table-row>
        <table:table-row table:style-name="TableLine94243064465920">
          <table:table-cell table:style-name="Table10.A2" office:value-type="string">
            <text:p text:style-name="P166">Single to gen64</text:p>
          </table:table-cell>
          <table:table-cell table:style-name="Table10.A2" office:value-type="string">
            <text:p text:style-name="Table_20_Contents"/>
          </table:table-cell>
          <table:table-cell table:style-name="Table10.C2" office:value-type="string">
            <text:p text:style-name="P166">44</text:p>
          </table:table-cell>
        </table:table-row>
        <table:table-row table:style-name="TableLine94243064466864">
          <table:table-cell table:style-name="Table10.A2" office:value-type="string">
            <text:p text:style-name="P166">Single to gen32</text:p>
          </table:table-cell>
          <table:table-cell table:style-name="Table10.A2" office:value-type="string">
            <text:p text:style-name="Table_20_Contents"/>
          </table:table-cell>
          <table:table-cell table:style-name="Table10.C2" office:value-type="string">
            <text:p text:style-name="P166">45</text:p>
          </table:table-cell>
        </table:table-row>
        <table:table-row table:style-name="TableLine94243064469872">
          <table:table-cell table:style-name="Table10.A2" office:value-type="string">
            <text:p text:style-name="P166">Extended to gen64</text:p>
          </table:table-cell>
          <table:table-cell table:style-name="Table10.A2" office:value-type="string">
            <text:p text:style-name="Table_20_Contents"/>
          </table:table-cell>
          <table:table-cell table:style-name="Table10.C2" office:value-type="string">
            <text:p text:style-name="P166">43</text:p>
          </table:table-cell>
        </table:table-row>
        <table:table-row table:style-name="TableLine94243064470816">
          <table:table-cell table:style-name="Table10.A2" office:value-type="string">
            <text:p text:style-name="P167">Integer to double</text:p>
          </table:table-cell>
          <table:table-cell table:style-name="Table10.A2" office:value-type="string">
            <text:p text:style-name="Table_20_Contents"/>
          </table:table-cell>
          <table:table-cell table:style-name="Table10.C2" office:value-type="string">
            <text:p text:style-name="P167">41</text:p>
          </table:table-cell>
        </table:table-row>
        <table:table-row table:style-name="TableLine94243064471760">
          <table:table-cell table:style-name="Table10.A2" office:value-type="string">
            <text:p text:style-name="P167">Integer to single</text:p>
          </table:table-cell>
          <table:table-cell table:style-name="Table10.A2" office:value-type="string">
            <text:p text:style-name="Table_20_Contents"/>
          </table:table-cell>
          <table:table-cell table:style-name="Table10.C2" office:value-type="string">
            <text:p text:style-name="P167">42</text:p>
          </table:table-cell>
        </table:table-row>
        <table:table-row table:style-name="TableLine94243064472704">
          <table:table-cell table:style-name="Table10.A2" office:value-type="string">
            <text:p text:style-name="P167">Integer to Extended</text:p>
          </table:table-cell>
          <table:table-cell table:style-name="Table10.A2" office:value-type="string">
            <text:p text:style-name="Table_20_Contents"/>
          </table:table-cell>
          <table:table-cell table:style-name="Table10.C2" office:value-type="string">
            <text:p text:style-name="P167">40</text:p>
          </table:table-cell>
        </table:table-row>
        <table:table-row table:style-name="TableLine94243064473648">
          <table:table-cell table:style-name="Table10.A2" office:value-type="string">
            <text:p text:style-name="P156">fcmpdh</text:p>
          </table:table-cell>
          <table:table-cell table:style-name="Table10.A2" office:value-type="string">
            <text:p text:style-name="Table_20_Contents"/>
          </table:table-cell>
          <table:table-cell table:style-name="Table10.C2" office:value-type="string">
            <text:p text:style-name="P135">32</text:p>
          </table:table-cell>
        </table:table-row>
        <table:table-row table:style-name="TableLine94243064474592">
          <table:table-cell table:style-name="Table10.A2" office:value-type="string">
            <text:p text:style-name="P156">fcmpdl</text:p>
          </table:table-cell>
          <table:table-cell table:style-name="Table10.A2" office:value-type="string">
            <text:p text:style-name="Table_20_Contents"/>
          </table:table-cell>
          <table:table-cell table:style-name="Table10.C2" office:value-type="string">
            <text:p text:style-name="P135">33</text:p>
          </table:table-cell>
        </table:table-row>
        <table:table-row table:style-name="TableLine94243064475536">
          <table:table-cell table:style-name="Table10.A2" office:value-type="string">
            <text:p text:style-name="P156">fcmpe</text:p>
          </table:table-cell>
          <table:table-cell table:style-name="Table10.A2" office:value-type="string">
            <text:p text:style-name="Table_20_Contents"/>
          </table:table-cell>
          <table:table-cell table:style-name="Table10.C2" office:value-type="string">
            <text:p text:style-name="P135">34</text:p>
          </table:table-cell>
        </table:table-row>
        <table:table-row table:style-name="TableLine94243064476480">
          <table:table-cell table:style-name="Table10.A2" office:value-type="string">
            <text:p text:style-name="P156">fcmps</text:p>
          </table:table-cell>
          <table:table-cell table:style-name="Table10.A2" office:value-type="string">
            <text:p text:style-name="Table_20_Contents"/>
          </table:table-cell>
          <table:table-cell table:style-name="Table10.C2" office:value-type="string">
            <text:p text:style-name="P135">35</text:p>
          </table:table-cell>
        </table:table-row>
        <table:table-row table:style-name="TableLine94243064477424">
          <table:table-cell table:style-name="Table10.A2" office:value-type="string">
            <text:p text:style-name="P156">frndes</text:p>
          </table:table-cell>
          <table:table-cell table:style-name="Table10.A2" office:value-type="string">
            <text:p text:style-name="Table_20_Contents"/>
          </table:table-cell>
          <table:table-cell table:style-name="Table10.C2" office:value-type="string">
            <text:p text:style-name="P168">36</text:p>
          </table:table-cell>
        </table:table-row>
        <table:table-row table:style-name="TableLine94243064478368">
          <table:table-cell table:style-name="Table10.A2" office:value-type="string">
            <text:p text:style-name="P156">frnded</text:p>
          </table:table-cell>
          <table:table-cell table:style-name="Table10.A2" office:value-type="string">
            <text:p text:style-name="Table_20_Contents"/>
          </table:table-cell>
          <table:table-cell table:style-name="Table10.C2" office:value-type="string">
            <text:p text:style-name="P168">37</text:p>
          </table:table-cell>
        </table:table-row>
        <table:table-row table:style-name="TableLine94243064479312">
          <table:table-cell table:style-name="Table10.A2" office:value-type="string">
            <text:p text:style-name="P156">frndds</text:p>
          </table:table-cell>
          <table:table-cell table:style-name="Table10.A2" office:value-type="string">
            <text:p text:style-name="Table_20_Contents"/>
          </table:table-cell>
          <table:table-cell table:style-name="Table10.C2" office:value-type="string">
            <text:p text:style-name="P168">38</text:p>
          </table:table-cell>
        </table:table-row>
      </table:table>
      <text:p text:style-name="P76"/>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88">Format: </text:p>
      <text:p text:style-name="P88">- bits 52:33,31:0=significant</text:p>
      <text:p text:style-name="P88">- bit 32=ignored</text:p>
      <text:p text:style-name="P88">- bit 64=sign</text:p>
      <text:p text:style-name="P88">- bits 65,63:53=exponent</text:p>
      <text:p text:style-name="P88">- zero exponent=zero value (no denormals)</text:p>
      <text:p text:style-name="P88">- all ones exponent=NaN</text:p>
      <text:p text:style-name="P88">- all but bit zero of exponent set: infinity</text:p>
      <text:p text:style-name="P88">- bits 67:66=data type</text:p>
      <text:p text:style-name="P88"/>
      <text:p text:style-name="P88"/>
      <text:p text:style-name="P77">16 bit (double <text:span text:style-name="T13">non-packed</text:span>):</text:p>
      <text:p text:style-name="P77">cross-over=1 bit</text:p>
      <text:p text:style-name="P77">bits 6:0=index + cross-over</text:p>
      <text:p text:style-name="P77">no spec load:</text:p>
      <text:p text:style-name="P77">target register low bits=bits 11:8</text:p>
      <text:p text:style-name="P77">target register upper bit=1</text:p>
      <text:p text:style-name="P77">source register=bits 7,15:12</text:p>
      <text:p text:style-name="P77">following spec load</text:p>
      <text:p text:style-name="P77">target register low bits=bits 11:8</text:p>
      <text:p text:style-name="P77">target register upper bit=1</text:p>
      <text:p text:style-name="P77">first source register=bits 7,15:12</text:p>
      <text:p text:style-name="P77">second source register=#15 (xmm31)</text:p>
      <text:p text:style-name="P78"/>
      <text:p text:style-name="P78"><text:soft-page-break/>16 bit (double <text:span text:style-name="T13">packed</text:span>):</text:p>
      <text:p text:style-name="P78">cross-over=<text:span text:style-name="T13">2</text:span> bit</text:p>
      <text:p text:style-name="P78">bits 6:0=index + cross-over<text:span text:style-name="T13">[0] + cross-over[1]*64</text:span></text:p>
      <text:p text:style-name="P79">if both cross over, and instruction is add or sub, enable operand pre swapping on high order bits</text:p>
      <text:p text:style-name="P78">no spec load:</text:p>
      <text:p text:style-name="P78">target register low bits=bits 11:8</text:p>
      <text:p text:style-name="P78">target register upper bit=1</text:p>
      <text:p text:style-name="P78">source register=bits 7,15:12</text:p>
      <text:p text:style-name="P78">following spec load</text:p>
      <text:p text:style-name="P78">target register low bits=bits 11:8</text:p>
      <text:p text:style-name="P78">target register upper bit=1</text:p>
      <text:p text:style-name="P78">first source register=bits 7,15:12</text:p>
      <text:p text:style-name="P78">second source register=#15 (xmm31)</text:p>
      <text:p text:style-name="P78"/>
      <text:p text:style-name="P80">32 bit (double,add/mul/sub/addsub)</text:p>
      <text:p text:style-name="P80">bits 7:0=240</text:p>
      <text:p text:style-name="P80">bits 13:8=index2</text:p>
      <text:p text:style-name="P80">bit 16=pre swap high half (zero for multiplication)</text:p>
      <text:p text:style-name="P80">bits 15:14=cross-over to other half of second source operand</text:p>
      <text:p text:style-name="P80">bits 21:17=first source register</text:p>
      <text:p text:style-name="P80">bits 26:22=second source register</text:p>
      <text:p text:style-name="P80">bits 31:27=target register</text:p>
      <text:p text:style-name="P80"/>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88">- zero exponent=zero value (no denormals)</text:p>
      <text:p text:style-name="P88">- all ones exponent=NaN</text:p>
      <text:p text:style-name="P88">- all but bit zero of exponent set: infinity</text:p>
      <text:p text:style-name="P88">data type set per two single-like values rather than one</text:p>
      <text:p text:style-name="P88"/>
      <text:p text:style-name="P90">16-bit instructions (packed/unpacked):</text:p>
      <text:p text:style-name="P90">bits 7:6=index[1:0]</text:p>
      <text:p text:style-name="P90">bits 5:0=22+2*index[2]</text:p>
      <text:p text:style-name="P90">target register lower bits=bits 11:8</text:p>
      <text:p text:style-name="P90">source register lower bits=bits 15:12</text:p>
      <text:p text:style-name="P90">upper register bits=1</text:p>
      <text:p text:style-name="P90"/>
      <text:p text:style-name="P90">32-bit instructions (add/sub/mul)</text:p>
      <text:p text:style-name="P81">bits 7:0=240</text:p>
      <text:p text:style-name="P81">bits 13:8=index2</text:p>
      <text:p text:style-name="P81">bit 16=<text:span text:style-name="T14">alter size (scalar →2x, 4x → 3x)</text:span></text:p>
      <text:p text:style-name="P81"><text:soft-page-break/>bits 15:14=<text:span text:style-name="T14">cross over (single-like pairs)</text:span></text:p>
      <text:p text:style-name="P81">bits 21:17=first source register</text:p>
      <text:p text:style-name="P81">bits 26:22=second source register</text:p>
      <text:p text:style-name="P81">bits 31:27=target register</text:p>
      <text:p text:style-name="P81"/>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93">Format:</text:p>
      <text:p text:style-name="P93">bits 64:33,31:0=significant (inclusive of first one digit)</text:p>
      <text:p text:style-name="P93">bit H/15=sign</text:p>
      <text:p text:style-name="P93">bits 65,H/14:0=exponent</text:p>
      <text:p text:style-name="P89">- zero exponent=zero value (no denormals)</text:p>
      <text:p text:style-name="P89">- all ones exponent=NaN</text:p>
      <text:p text:style-name="P89">- all but bit zero of exponent set: infinity</text:p>
      <text:p text:style-name="P89"/>
      <text:p text:style-name="P94">16 bit instructions</text:p>
      <text:p text:style-name="P94"/>
      <text:p text:style-name="P94">bits 5:0=20</text:p>
      <text:p text:style-name="P94">bits 7:6=index</text:p>
      <text:p text:style-name="P94">no spec load:</text:p>
      <text:p text:style-name="P94">target reg: 11:8 (reordered?)</text:p>
      <text:p text:style-name="P94">source reg: 15:12 (reordered?)</text:p>
      <text:p text:style-name="P92"/>
      <text:p text:style-name="P91">32-bit instructions (add/sub/mul)</text:p>
      <text:p text:style-name="P82">bits 7:0=240</text:p>
      <text:p text:style-name="P82">bits 13:8=index2</text:p>
      <text:p text:style-name="P82">bit 16=<text:span text:style-name="T16">0</text:span></text:p>
      <text:p text:style-name="P82">bits 15:14=<text:span text:style-name="T16">0</text:span></text:p>
      <text:p text:style-name="P82">bits 21:17=first source register <text:span text:style-name="T16">(reordered? )</text:span></text:p>
      <text:p text:style-name="P82">bits 26:22=second source register <text:span text:style-name="T16">(reordered ?)</text:span></text:p>
      <text:p text:style-name="P82">bits 31:27=target register <text:span text:style-name="T16">(reordered?)</text:span></text:p>
      <text:p text:style-name="P82"/>
      <text:p text:style-name="P95">reordering only happens on the lowest 8 registers. </text:p>
      <text:p text:style-name="P96">Reordering bits 7:0=201</text:p>
      <text:p text:style-name="P96">Reordering bits 31:8=3 bits per register</text:p>
      <text:p text:style-name="P96"/>
      <text:h text:style-name="Heading_20_2" text:outline-level="2"><text:bookmark-start text:name="__RefHeading___Toc3768_2500781647"/><text:reference-mark-start text:name="S_FPDIV"/>Divide/Square root/<text:span text:style-name="T18">logic</text:span><text:bookmark-end text:name="__RefHeading___Toc3768_2500781647"/><text:reference-mark-end text:name="S_FPDIV"/></text:h>
      <text:p text:style-name="P97"/>
      <text:p text:style-name="P83">32 bit </text:p>
      <text:p text:style-name="P83">bits 7:0=240</text:p>
      <text:p text:style-name="P83">bits 13:8=index2</text:p>
      <text:p text:style-name="P98">bit 16=cross-source for double divide/square root</text:p>
      <text:p text:style-name="P98">bit 16=3x single-like datums for logic (single-like only)</text:p>
      <text:p text:style-name="P98">bits 15:14=0</text:p>
      <text:p text:style-name="P83">bits 21:17=first source register</text:p>
      <text:p text:style-name="P83">bits 26:22=second source register</text:p>
      <text:p text:style-name="P83">bits 31:27=target register</text:p>
      <text:p text:style-name="P98">logic fpu op has auto type between single/double with no domain crossing cost if matching</text:p>
      <text:p text:style-name="P100"><text:soft-page-break/>note that extended precision divide and square root lower 8 registers might be reordered</text:p>
      <text:p text:style-name="P133"/>
      <text:p text:style-name="P134"><text:reference-mark-start text:name="fpcmpp"/>Packed compare<text:reference-mark-end text:name="fpcmpp"/></text:p>
      <text:p text:style-name="P134"/>
      <text:p text:style-name="P134"/>
      <text:p text:style-name="P101">32 bit</text:p>
      <text:p text:style-name="P101">bits 7:0=240</text:p>
      <text:p text:style-name="P101">bits 13:8=index2</text:p>
      <text:p text:style-name="P101">bits 15:14=2</text:p>
      <text:p text:style-name="P101">bit 16=single 1 double 0</text:p>
      <text:p text:style-name="P84">bits 21:17=first source register</text:p>
      <text:p text:style-name="P84">bits 26:22=second source register</text:p>
      <text:p text:style-name="P84">bits 31:27=target register</text:p>
      <text:p text:style-name="P99"/>
      <text:p text:style-name="P101"><text:reference-mark-start text:name="fpucmp"/>Compare into flags<text:reference-mark-end text:name="fpucmp"/></text:p>
      <text:p text:style-name="P101"/>
      <text:p text:style-name="P101"/>
      <text:p text:style-name="P101">32 bit</text:p>
      <text:p text:style-name="P101">bits 7:0=240</text:p>
      <text:p text:style-name="P101">bits 13:8=index2+4*ordered</text:p>
      <text:p text:style-name="P101">bits 15:14=01</text:p>
      <text:p text:style-name="P106">bit 16=cross-half source 2</text:p>
      <text:p text:style-name="P101"/>
      <text:p text:style-name="P84">bits 21:17=first source register</text:p>
      <text:p text:style-name="P84">bits 26:22=second source register</text:p>
      <text:p text:style-name="P84">bits 31:27=target register <text:span text:style-name="T21">(must be zero).</text:span></text:p>
      <text:p text:style-name="P84"/>
      <text:p text:style-name="P106"><text:reference-mark-start text:name="fp2icvt"/>Floating point to integer convert<text:reference-mark-end text:name="fp2icvt"/></text:p>
      <text:p text:style-name="P106"/>
      <text:p text:style-name="P102">32 bit</text:p>
      <text:p text:style-name="P102">bits 7:0=240</text:p>
      <text:p text:style-name="P102">bits 13:8=index2</text:p>
      <text:p text:style-name="P102">bits 15:14=01</text:p>
      <text:p text:style-name="P106">bit 16=cross-half source</text:p>
      <text:p text:style-name="P102"/>
      <text:p text:style-name="P85">bits 21:17=first source register</text:p>
      <text:p text:style-name="P85">bits 26:22=second source register</text:p>
      <text:p text:style-name="P85">bits 31:27=target register</text:p>
      <text:p text:style-name="P85"/>
      <text:p text:style-name="P108"><text:reference-mark-start text:name="inttofp"/>General purpose to floating point<text:reference-mark-end text:name="inttofp"/></text:p>
      <text:p text:style-name="P108"/>
      <text:p text:style-name="P103">32 bit</text:p>
      <text:p text:style-name="P103">bits 7:0=240</text:p>
      <text:p text:style-name="P103">bits 13:8=index2</text:p>
      <text:p text:style-name="P103">bits 15:14=<text:span text:style-name="T20">2</text:span></text:p>
      <text:p text:style-name="P107">bit 16=<text:span text:style-name="T20">signed</text:span></text:p>
      <text:p text:style-name="P103"/>
      <text:p text:style-name="P86">bits 21:17=first source register</text:p>
      <text:p text:style-name="P86">bits 26:22=second source register</text:p>
      <text:p text:style-name="P86">bits 31:27=target register</text:p>
      <text:p text:style-name="P86"><text:soft-page-break/></text:p>
      <text:p text:style-name="P109"><text:reference-mark-start text:name="frnd"/>Round to lesser precision<text:reference-mark-end text:name="frnd"/></text:p>
      <text:p text:style-name="P109"/>
      <text:p text:style-name="P104">32 bit</text:p>
      <text:p text:style-name="P104">bits 7:0=240</text:p>
      <text:p text:style-name="P104">bits 13:8=index2</text:p>
      <text:p text:style-name="P105">bits 15:14=2</text:p>
      <text:p text:style-name="P110">bit 16=?</text:p>
      <text:p text:style-name="P110"/>
      <text:p text:style-name="P110">bits 21:17=zeros</text:p>
      <text:p text:style-name="P87">bits 26:22=source register</text:p>
      <text:p text:style-name="P87">bits 31:27=target register</text:p>
      <text:p text:style-name="P87"/>
      <text:p text:style-name="P122"><text:reference-mark-start text:name="fpu_logic"/>Logic Instructions<text:reference-mark-end text:name="fpu_logic"/></text:p>
      <text:p text:style-name="P122"/>
      <text:p text:style-name="P122">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style-name="TableLine94243064480176">
          <table:table-cell table:style-name="Table11.A1" office:value-type="string">
            <text:p text:style-name="P169">Instruction</text:p>
          </table:table-cell>
          <table:table-cell table:style-name="Table11.B1" office:value-type="string">
            <text:p text:style-name="P169">Index</text:p>
          </table:table-cell>
        </table:table-row>
        <table:table-row table:style-name="TableLine94243064645056">
          <table:table-cell table:style-name="Table11.A2" office:value-type="string">
            <text:p text:style-name="P169">Write special register </text:p>
          </table:table-cell>
          <table:table-cell table:style-name="Table11.B2" office:value-type="string">
            <text:p text:style-name="P169">0</text:p>
          </table:table-cell>
        </table:table-row>
        <table:table-row table:style-name="TableLine94243064646384">
          <table:table-cell table:style-name="Table11.A2" office:value-type="string">
            <text:p text:style-name="P169">Read special register</text:p>
          </table:table-cell>
          <table:table-cell table:style-name="Table11.B2" office:value-type="string">
            <text:p text:style-name="P169">1</text:p>
          </table:table-cell>
        </table:table-row>
        <table:table-row table:style-name="TableLine94243064647008">
          <table:table-cell table:style-name="Table11.A2" office:value-type="string">
            <text:p text:style-name="P169">Jump special register</text:p>
          </table:table-cell>
          <table:table-cell table:style-name="Table11.B2" office:value-type="string">
            <text:p text:style-name="P169">2</text:p>
          </table:table-cell>
        </table:table-row>
      </table:table>
      <text:p text:style-name="P110"/>
      <text:p text:style-name="P111">No 16 bit versions</text:p>
      <text:p text:style-name="P111">32 bit: </text:p>
      <text:p text:style-name="P111">bits 7:0=255</text:p>
      <text:p text:style-name="P111">bits 31:16=register number</text:p>
      <text:p text:style-name="P111">register=bits 12:8 (64 bit)</text:p>
      <text:p text:style-name="P111"/>
      <text:p text:style-name="P111">Write special register does a pipeline stall</text:p>
      <text:p text:style-name="P111">Read special register does an issue-breaking point </text:p>
      <text:p text:style-name="P111">Jump special register might change from kernel to supervisor mode and vice versa. It is used for systems calls, returns from interrupt, return from kernel mode to user mode.</text:p>
      <text:p text:style-name="P111"/>
      <table:table table:name="Table12" table:style-name="Table12">
        <table:table-column table:style-name="Table12.A"/>
        <table:table-column table:style-name="Table12.B"/>
        <table:table-column table:style-name="Table12.C"/>
        <table:table-row table:style-name="TableLine94243064652928">
          <table:table-cell table:style-name="Table12.A1" office:value-type="string">
            <text:p text:style-name="P170">Special register</text:p>
          </table:table-cell>
          <table:table-cell table:style-name="Table12.A1" office:value-type="string">
            <text:p text:style-name="P170">Number</text:p>
          </table:table-cell>
          <table:table-cell table:style-name="Table12.C1" office:value-type="string">
            <text:p text:style-name="P171">Jump</text:p>
          </table:table-cell>
        </table:table-row>
        <table:table-row table:style-name="TableLine94243064720720">
          <table:table-cell table:style-name="Table12.A2" office:value-type="string">
            <text:p text:style-name="P170">CSR_PAGE</text:p>
          </table:table-cell>
          <table:table-cell table:style-name="Table12.A2" office:value-type="string">
            <text:p text:style-name="P170">0</text:p>
          </table:table-cell>
          <table:table-cell table:style-name="Table12.C2" office:value-type="string">
            <text:p text:style-name="P170"/>
          </table:table-cell>
        </table:table-row>
        <table:table-row table:style-name="TableLine94243064722656">
          <table:table-cell table:style-name="Table12.A2" office:value-type="string">
            <text:p text:style-name="P170">CSR_VMPAGE</text:p>
          </table:table-cell>
          <table:table-cell table:style-name="Table12.A2" office:value-type="string">
            <text:p text:style-name="P170">1</text:p>
          </table:table-cell>
          <table:table-cell table:style-name="Table12.C2" office:value-type="string">
            <text:p text:style-name="P170"/>
          </table:table-cell>
        </table:table-row>
        <table:table-row table:style-name="TableLine94243064723488">
          <table:table-cell table:style-name="Table12.A2" office:value-type="string">
            <text:p text:style-name="P194">CSR_PAGE0</text:p>
          </table:table-cell>
          <table:table-cell table:style-name="Table12.A2" office:value-type="string">
            <text:p text:style-name="P194">2</text:p>
          </table:table-cell>
          <table:table-cell table:style-name="Table12.C2" office:value-type="string">
            <text:p text:style-name="P170"/>
          </table:table-cell>
        </table:table-row>
        <table:table-row table:style-name="TableLine94243064724352">
          <table:table-cell table:style-name="Table12.A2" office:value-type="string">
            <text:p text:style-name="P170">CSR_<text:span text:style-name="T37">VM</text:span>PAGE<text:span text:style-name="T37">0</text:span></text:p>
          </table:table-cell>
          <table:table-cell table:style-name="Table12.A2" office:value-type="string">
            <text:p text:style-name="P170">3</text:p>
          </table:table-cell>
          <table:table-cell table:style-name="Table12.C2" office:value-type="string">
            <text:p text:style-name="P170"/>
          </table:table-cell>
        </table:table-row>
        <table:table-row table:style-name="TableLine94243064725376">
          <table:table-cell table:style-name="Table12.A2" office:value-type="string">
            <text:p text:style-name="P170">CSR_RET_IP</text:p>
          </table:table-cell>
          <table:table-cell table:style-name="Table12.A2" office:value-type="string">
            <text:p text:style-name="P170">4</text:p>
          </table:table-cell>
          <table:table-cell table:style-name="Table12.C2" office:value-type="string">
            <text:p text:style-name="P171">Y</text:p>
          </table:table-cell>
        </table:table-row>
        <table:table-row table:style-name="TableLine94243064726272">
          <table:table-cell table:style-name="Table12.A2" office:value-type="string">
            <text:p text:style-name="P170">CSR_TRAP_RSP_SAVE</text:p>
          </table:table-cell>
          <table:table-cell table:style-name="Table12.A2" office:value-type="string">
            <text:p text:style-name="P170">5</text:p>
          </table:table-cell>
          <table:table-cell table:style-name="Table12.C2" office:value-type="string">
            <text:p text:style-name="P170"/>
          </table:table-cell>
        </table:table-row>
        <table:table-row table:style-name="TableLine94243064727216">
          <table:table-cell table:style-name="Table12.A2" office:value-type="string">
            <text:p text:style-name="P170">CSR_TRAP_RSP</text:p>
          </table:table-cell>
          <table:table-cell table:style-name="Table12.A2" office:value-type="string">
            <text:p text:style-name="P170">6</text:p>
          </table:table-cell>
          <table:table-cell table:style-name="Table12.C2" office:value-type="string">
            <text:p text:style-name="P170"/>
          </table:table-cell>
        </table:table-row>
        <table:table-row table:style-name="TableLine94243064728160">
          <table:table-cell table:style-name="Table12.A2" office:value-type="string">
            <text:p text:style-name="P170">CSR_PCR</text:p>
          </table:table-cell>
          <table:table-cell table:style-name="Table12.A2" office:value-type="string">
            <text:p text:style-name="P170">7</text:p>
          </table:table-cell>
          <table:table-cell table:style-name="Table12.C2" office:value-type="string">
            <text:p text:style-name="P170"/>
          </table:table-cell>
        </table:table-row>
        <text:soft-page-break/>
        <table:table-row table:style-name="TableLine94243064729024">
          <table:table-cell table:style-name="Table12.A2" office:value-type="string">
            <text:p text:style-name="P170">CSR_TRAP_TABLE</text:p>
          </table:table-cell>
          <table:table-cell table:style-name="Table12.A2" office:value-type="string">
            <text:p text:style-name="P170">8</text:p>
          </table:table-cell>
          <table:table-cell table:style-name="Table12.C2" office:value-type="string">
            <text:p text:style-name="P170"/>
          </table:table-cell>
        </table:table-row>
        <table:table-row table:style-name="TableLine94243064729968">
          <table:table-cell table:style-name="Table12.A2" office:value-type="string">
            <text:p text:style-name="P170">CSR_SAVE_REG</text:p>
          </table:table-cell>
          <table:table-cell table:style-name="Table12.A2" office:value-type="string">
            <text:p text:style-name="P170">9</text:p>
          </table:table-cell>
          <table:table-cell table:style-name="Table12.C2" office:value-type="string">
            <text:p text:style-name="P170"/>
          </table:table-cell>
        </table:table-row>
        <table:table-row table:style-name="TableLine94243064730912">
          <table:table-cell table:style-name="Table12.A2" office:value-type="string">
            <text:p text:style-name="P170">CSR_MFLAGS</text:p>
          </table:table-cell>
          <table:table-cell table:style-name="Table12.A2" office:value-type="string">
            <text:p text:style-name="P170">10</text:p>
          </table:table-cell>
          <table:table-cell table:style-name="Table12.C2" office:value-type="string">
            <text:p text:style-name="P170"/>
          </table:table-cell>
        </table:table-row>
        <table:table-row table:style-name="TableLine94243064731856">
          <table:table-cell table:style-name="Table12.A2" office:value-type="string">
            <text:p text:style-name="P170">CSR_FPU</text:p>
          </table:table-cell>
          <table:table-cell table:style-name="Table12.A2" office:value-type="string">
            <text:p text:style-name="P170">11</text:p>
          </table:table-cell>
          <table:table-cell table:style-name="Table12.C2" office:value-type="string">
            <text:p text:style-name="P170"/>
          </table:table-cell>
        </table:table-row>
        <table:table-row table:style-name="TableLine94243064732800">
          <table:table-cell table:style-name="Table12.A2" office:value-type="string">
            <text:p text:style-name="P170">CSR_SYSCALL</text:p>
          </table:table-cell>
          <table:table-cell table:style-name="Table12.A2" office:value-type="string">
            <text:p text:style-name="P170">12</text:p>
          </table:table-cell>
          <table:table-cell table:style-name="Table12.C2" office:value-type="string">
            <text:p text:style-name="P171">Y</text:p>
          </table:table-cell>
        </table:table-row>
        <table:table-row table:style-name="TableLine94243064733744">
          <table:table-cell table:style-name="Table12.A2" office:value-type="string">
            <text:p text:style-name="P170">CSR_VMCALL</text:p>
          </table:table-cell>
          <table:table-cell table:style-name="Table12.A2" office:value-type="string">
            <text:p text:style-name="P170">13</text:p>
          </table:table-cell>
          <table:table-cell table:style-name="Table12.C2" office:value-type="string">
            <text:p text:style-name="P171">Y</text:p>
          </table:table-cell>
        </table:table-row>
        <table:table-row table:style-name="TableLine94243064734688">
          <table:table-cell table:style-name="Table12.A2" office:value-type="string">
            <text:p text:style-name="P170">CSR_TRANSL_BASE</text:p>
          </table:table-cell>
          <table:table-cell table:style-name="Table12.A2" office:value-type="string">
            <text:p text:style-name="P170">2</text:p>
          </table:table-cell>
          <table:table-cell table:style-name="Table12.C2" office:value-type="string">
            <text:p text:style-name="P170"/>
          </table:table-cell>
        </table:table-row>
        <table:table-row table:style-name="TableLine94243064735632">
          <table:table-cell table:style-name="Table12.A2" office:value-type="string">
            <text:p text:style-name="P170">CSR_TRANSL_MASK</text:p>
          </table:table-cell>
          <table:table-cell table:style-name="Table12.A2" office:value-type="string">
            <text:p text:style-name="P170">14</text:p>
          </table:table-cell>
          <table:table-cell table:style-name="Table12.C2" office:value-type="string">
            <text:p text:style-name="P170"/>
          </table:table-cell>
        </table:table-row>
        <table:table-row table:style-name="TableLine94243064736576">
          <table:table-cell table:style-name="Table12.A2" office:value-type="string">
            <text:p text:style-name="P170">CSR_TRANSL_INDIR</text:p>
          </table:table-cell>
          <table:table-cell table:style-name="Table12.A2" office:value-type="string">
            <text:p text:style-name="P170">15</text:p>
          </table:table-cell>
          <table:table-cell table:style-name="Table12.C2" office:value-type="string">
            <text:p text:style-name="P170"/>
          </table:table-cell>
        </table:table-row>
        <table:table-row table:style-name="TableLine94243064737520">
          <table:table-cell table:style-name="Table12.A2" office:value-type="string">
            <text:p text:style-name="P172">CSR_TRANSL_INDIR_MASK</text:p>
          </table:table-cell>
          <table:table-cell table:style-name="Table12.A2" office:value-type="string">
            <text:p text:style-name="P172">16</text:p>
          </table:table-cell>
          <table:table-cell table:style-name="Table12.C2" office:value-type="string">
            <text:p text:style-name="P170"/>
          </table:table-cell>
        </table:table-row>
        <table:table-row table:style-name="TableLine94243064738464">
          <table:table-cell table:style-name="Table12.A2" office:value-type="string">
            <text:p text:style-name="P191">Unbound pointer</text:p>
          </table:table-cell>
          <table:table-cell table:style-name="Table12.A2" office:value-type="string">
            <text:p text:style-name="P186">17</text:p>
          </table:table-cell>
          <table:table-cell table:style-name="Table12.C2" office:value-type="string">
            <text:p text:style-name="P170"/>
          </table:table-cell>
        </table:table-row>
        <table:table-row table:style-name="TableLine94243064739408">
          <table:table-cell table:style-name="Table12.A2" office:value-type="string">
            <text:p text:style-name="P192">CSR_CL_LOCK</text:p>
          </table:table-cell>
          <table:table-cell table:style-name="Table12.A2" office:value-type="string">
            <text:p text:style-name="P186">18</text:p>
          </table:table-cell>
          <table:table-cell table:style-name="Table12.C2" office:value-type="string">
            <text:p text:style-name="P170"/>
          </table:table-cell>
        </table:table-row>
        <table:table-row table:style-name="TableLine94243064740352">
          <table:table-cell table:style-name="Table12.A2" office:value-type="string">
            <text:p text:style-name="P199">CSR_MFENCE</text:p>
          </table:table-cell>
          <table:table-cell table:style-name="Table12.A2" office:value-type="string">
            <text:p text:style-name="P199">19</text:p>
          </table:table-cell>
          <table:table-cell table:style-name="Table12.C2" office:value-type="string">
            <text:p text:style-name="P170"/>
          </table:table-cell>
        </table:table-row>
        <table:table-row table:style-name="TableLine94243064741296">
          <table:table-cell table:style-name="Table12.A2" office:value-type="string">
            <text:p text:style-name="P195">CSR_PTR_COMBINE</text:p>
          </table:table-cell>
          <table:table-cell table:style-name="Table12.A2" office:value-type="string">
            <text:p text:style-name="P195">32</text:p>
          </table:table-cell>
          <table:table-cell table:style-name="Table12.C2" office:value-type="string">
            <text:p text:style-name="P195">Y</text:p>
          </table:table-cell>
        </table:table-row>
        <table:table-row table:style-name="TableLine94243064742240">
          <table:table-cell table:style-name="Table12.A2" office:value-type="string">
            <text:p text:style-name="P195">CSR_PTR_INTERSECT</text:p>
          </table:table-cell>
          <table:table-cell table:style-name="Table12.A2" office:value-type="string">
            <text:p text:style-name="P195">33</text:p>
          </table:table-cell>
          <table:table-cell table:style-name="Table12.C2" office:value-type="string">
            <text:p text:style-name="P195">Y</text:p>
          </table:table-cell>
        </table:table-row>
        <table:table-row table:style-name="TableLine94243064743184">
          <table:table-cell table:style-name="Table12.A2" office:value-type="string">
            <text:p text:style-name="P196">CSR_PTR_RESTR_LOW</text:p>
          </table:table-cell>
          <table:table-cell table:style-name="Table12.A2" office:value-type="string">
            <text:p text:style-name="P196">34</text:p>
          </table:table-cell>
          <table:table-cell table:style-name="Table12.C2" office:value-type="string">
            <text:p text:style-name="P196">Y</text:p>
          </table:table-cell>
        </table:table-row>
        <table:table-row table:style-name="TableLine94243064744128">
          <table:table-cell table:style-name="Table12.A2" office:value-type="string">
            <text:p text:style-name="P196">CSR_PTR_RESTR_UPR</text:p>
          </table:table-cell>
          <table:table-cell table:style-name="Table12.A2" office:value-type="string">
            <text:p text:style-name="P196">35</text:p>
          </table:table-cell>
          <table:table-cell table:style-name="Table12.C2" office:value-type="string">
            <text:p text:style-name="P196">Y</text:p>
          </table:table-cell>
        </table:table-row>
      </table:table>
      <text:p text:style-name="P111"/>
      <text:p text:style-name="P120">Format of CSR_MFLAGS</text:p>
      <table:table table:name="Table18" table:style-name="Table18">
        <table:table-column table:style-name="Table18.A"/>
        <table:table-column table:style-name="Table18.B"/>
        <table:table-row table:style-name="TableLine94243064745840">
          <table:table-cell table:style-name="Table18.A1" office:value-type="string">
            <text:p text:style-name="P181">Name</text:p>
          </table:table-cell>
          <table:table-cell table:style-name="Table18.B1" office:value-type="string">
            <text:p text:style-name="P181">Bits</text:p>
          </table:table-cell>
        </table:table-row>
        <table:table-row table:style-name="TableLine94243064766064">
          <table:table-cell table:style-name="Table18.A2" office:value-type="string">
            <text:p text:style-name="P181">Privilege level (0 and 3 valid)</text:p>
          </table:table-cell>
          <table:table-cell table:style-name="Table18.B2" office:value-type="string">
            <text:p text:style-name="P181">0-1</text:p>
          </table:table-cell>
        </table:table-row>
        <table:table-row table:style-name="TableLine94243064767392">
          <table:table-cell table:style-name="Table18.A2" office:value-type="string">
            <text:p text:style-name="P181">VM mode</text:p>
          </table:table-cell>
          <table:table-cell table:style-name="Table18.B2" office:value-type="string">
            <text:p text:style-name="P181">2</text:p>
          </table:table-cell>
        </table:table-row>
        <table:table-row table:style-name="TableLine94243064768016">
          <table:table-cell table:style-name="Table18.A2" office:value-type="string">
            <text:p text:style-name="P181">Paging</text:p>
          </table:table-cell>
          <table:table-cell table:style-name="Table18.B2" office:value-type="string">
            <text:p text:style-name="P181">3</text:p>
          </table:table-cell>
        </table:table-row>
        <table:table-row table:style-name="TableLine94243064768640">
          <table:table-cell table:style-name="Table18.A2" office:value-type="string">
            <text:p text:style-name="P181">IRQ enable</text:p>
          </table:table-cell>
          <table:table-cell table:style-name="Table18.B2" office:value-type="string">
            <text:p text:style-name="P181">4</text:p>
          </table:table-cell>
        </table:table-row>
        <table:table-row table:style-name="TableLine94243064769264">
          <table:table-cell table:style-name="Table18.A2" office:value-type="string">
            <text:p text:style-name="P181">EDGE main cpu</text:p>
          </table:table-cell>
          <table:table-cell table:style-name="Table18.B2" office:value-type="string">
            <text:p text:style-name="P181">5</text:p>
          </table:table-cell>
        </table:table-row>
        <table:table-row table:style-name="TableLine94243064770048">
          <table:table-cell table:style-name="Table18.A2" office:value-type="string">
            <text:p text:style-name="P181">EDGE helper cpu</text:p>
          </table:table-cell>
          <table:table-cell table:style-name="Table18.B2" office:value-type="string">
            <text:p text:style-name="P181">6</text:p>
          </table:table-cell>
        </table:table-row>
        <table:table-row table:style-name="TableLine94243064770832">
          <table:table-cell table:style-name="Table18.A2" office:value-type="string">
            <text:p text:style-name="P181">Double Fault</text:p>
          </table:table-cell>
          <table:table-cell table:style-name="Table18.B2" office:value-type="string">
            <text:p text:style-name="P181">7</text:p>
          </table:table-cell>
        </table:table-row>
        <table:table-row table:style-name="TableLine94243064771616">
          <table:table-cell table:style-name="Table18.A2" office:value-type="string">
            <text:p text:style-name="P181">Exception Extra Bits</text:p>
          </table:table-cell>
          <table:table-cell table:style-name="Table18.B2" office:value-type="string">
            <text:p text:style-name="P181">8-15</text:p>
          </table:table-cell>
        </table:table-row>
        <table:table-row table:style-name="TableLine94243064772320">
          <table:table-cell table:style-name="Table18.A2" office:value-type="string">
            <text:p text:style-name="P181">Transl_enable</text:p>
          </table:table-cell>
          <table:table-cell table:style-name="Table18.B2" office:value-type="string">
            <text:p text:style-name="P181">16</text:p>
          </table:table-cell>
        </table:table-row>
        <table:table-row table:style-name="TableLine94243064773104">
          <table:table-cell table:style-name="Table18.A2" office:value-type="string">
            <text:p text:style-name="P185">Interpret SIMD #15 reg as target reg(ld/st)</text:p>
          </table:table-cell>
          <table:table-cell table:style-name="Table18.B2" office:value-type="string">
            <text:p text:style-name="P185">17</text:p>
          </table:table-cell>
        </table:table-row>
        <table:table-row table:style-name="TableLine94243064773888">
          <table:table-cell table:style-name="Table18.A2" office:value-type="string">
            <text:p text:style-name="P193">Cache line locked</text:p>
          </table:table-cell>
          <table:table-cell table:style-name="Table18.B12" office:value-type="float" office:value="18">
            <text:p text:style-name="P193">18</text:p>
          </table:table-cell>
        </table:table-row>
        <table:table-row table:style-name="TableLine94243064775232">
          <table:table-cell table:style-name="Table18.A2" office:value-type="string">
            <text:p text:style-name="P195">Allow set pointer bit</text:p>
          </table:table-cell>
          <table:table-cell table:style-name="Table18.B12" office:value-type="float" office:value="19">
            <text:p text:style-name="P195">19</text:p>
          </table:table-cell>
        </table:table-row>
        <table:table-row table:style-name="TableLine94243064776496">
          <table:table-cell table:style-name="Table18.A2" office:value-type="string">
            <text:p text:style-name="P197">After spec load</text:p>
          </table:table-cell>
          <table:table-cell table:style-name="Table18.B12" office:value-type="float" office:value="20">
            <text:p text:style-name="P197">20</text:p>
          </table:table-cell>
        </table:table-row>
        <table:table-row table:style-name="TableLine94243064777760">
          <table:table-cell table:style-name="Table18.A2" office:value-type="string">
            <text:p text:style-name="P181">Reserved</text:p>
          </table:table-cell>
          <table:table-cell table:style-name="Table18.B2" office:value-type="string">
            <text:p text:style-name="P181"><text:span text:style-name="T41">21</text:span>-63</text:p>
          </table:table-cell>
        </table:table-row>
      </table:table>
      <text:p text:style-name="P120"/>
      <text:p text:style-name="P121">Bit 17 is set during type conversion exceptions. A store followed by a load will convert the target register.</text:p>
      <text:p text:style-name="P124"><text:soft-page-break/>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15"/>
      <text:p text:style-name="P112"/>
      <text:p text:style-name="P112">Format of CSR_PAGE, CSR_VMPAGE, <text:span text:style-name="T30">CSR_TLB_INV</text:span>:</text:p>
      <text:p text:style-name="P112">upper <text:span text:style-name="T32">24</text:span> bits ASID</text:p>
      <text:p text:style-name="P112">bits <text:span text:style-name="T32">39</text:span>:<text:span text:style-name="T32">0</text:span> address of top level <text:span text:style-name="T30">(or invalidated)</text:span> page, <text:span text:style-name="T32">shifted 12 bits</text:span></text:p>
      <text:p text:style-name="P123"/>
      <text:p text:style-name="P114"/>
      <text:p text:style-name="P112">Format of CSR_SPAGE, <text:span text:style-name="T30">CSR_ASID_INV</text:span>:</text:p>
      <text:p text:style-name="P112">upper <text:span text:style-name="T32">24</text:span> bits shared/<text:span text:style-name="T30">invalidated</text:span> ASID</text:p>
      <text:p text:style-name="P112">bits <text:span text:style-name="T32">39</text:span>:<text:span text:style-name="T32">0</text:span> ignored</text:p>
      <text:p text:style-name="P112"/>
      <text:p text:style-name="P112"/>
      <text:p text:style-name="P112">Jump CSR format:</text:p>
      <text:p text:style-name="P112">bit 63=supervisor mode</text:p>
      <text:p text:style-name="P112">bit 62=In VM</text:p>
      <text:p text:style-name="P126">bit 61=After spec load</text:p>
      <text:p text:style-name="P127">bit 60=allow set pointer bit</text:p>
      <text:p text:style-name="P112">bits <text:span text:style-name="T43">59</text:span>:4<text:span text:style-name="T42">4</text:span> <text:span text:style-name="T45">bounds with 5 bit mantissa (instead of 7)</text:span></text:p>
      <text:p text:style-name="P112">bits 4<text:span text:style-name="T42">3</text:span>:1 target IP</text:p>
      <text:p text:style-name="P112">bit 0=zero </text:p>
      <text:p text:style-name="P112"/>
      <text:p text:style-name="P112">CSR_TRAP_TABLE:<text:span text:style-name="T46">(outdated)</text:span></text:p>
      <text:p text:style-name="P112">bits 63:4<text:span text:style-name="T32">1</text:span>=zeroes</text:p>
      <text:p text:style-name="P112">bits 4<text:span text:style-name="T32">0</text:span>:12=TRAP TABLE <text:span text:style-name="T27">virtual </text:span>adress (64 byte frags x 64 entries)</text:p>
      <text:p text:style-name="P112">bits 11:0=zeroes</text:p>
      <text:p text:style-name="P112"/>
      <text:p text:style-name="P116">CSR_TRANSL_BASE:</text:p>
      <text:p text:style-name="P116">bits 63:<text:span text:style-name="T32">52</text:span>=zeroes</text:p>
      <text:p text:style-name="P116">bits <text:span text:style-name="T32">51</text:span>:0=physical power 2 aligned base address (determined by CSR_TRANSL_MASK)</text:p>
      <text:p text:style-name="P116"/>
      <text:p text:style-name="P116">CSR_TRANSL_MASK</text:p>
      <text:p text:style-name="P116">bits 63:<text:span text:style-name="T32">52</text:span> zeroes</text:p>
      <text:p text:style-name="P116">bits <text:span text:style-name="T32">51</text:span>:0=mask of all ones for all address bits of the architectural translation segment (contiguous starting from bit 0)</text:p>
      <text:p text:style-name="P112"/>
      <text:p text:style-name="P116">CSR_TRANSL_INDIR:</text:p>
      <text:p text:style-name="P116">bits 63:<text:span text:style-name="T32">52</text:span> zeroes</text:p>
      <text:p text:style-name="P116">bits <text:span text:style-name="T32">51</text:span>:0=Indirect jump cache table power 2 aligned</text:p>
      <text:p text:style-name="P116"/>
      <text:p text:style-name="P116">CSR_TRANSL_INDIR_MASK</text:p>
      <text:p text:style-name="P116">bits 63:<text:span text:style-name="T32">52</text:span> zeroes</text:p>
      <text:p text:style-name="P116">bits <text:span text:style-name="T32">51</text:span>:0=mask of all ones for all address bits of the architectural indirect jump translation cache (contiguous starting from bit 0)</text:p>
      <text:p text:style-name="P116"/>
      <text:p text:style-name="P125">CSR_CL_LOCK:</text:p>
      <text:p text:style-name="P125">Address of locked cacheline. On write, locks cl. On read, unlocks it. <text:span text:style-name="T35">No automatic insert, only prevents pulling by another core. If on read, zero is returned, that means that the CL was locked by </text:span><text:soft-page-break/><text:span text:style-name="T35">another core. (no writtes committed) Or a time-out occurred (writes may have been comitted). During a locked execution, no IRQs are served.</text:span></text:p>
      <text:p text:style-name="P130">CSR_MFENCE:</text:p>
      <text:p text:style-name="P130">upon write, load-store fence is issued. For optimization purposes, it should be assumed it causes a pipeline exception.</text:p>
      <text:p text:style-name="P130">CSR_PTR_COMBINE:</text:p>
      <text:p text:style-name="P130">CSR_PTR_INTERSECT:</text:p>
      <text:p text:style-name="P130">CSR_PTR_RESTR_LOWER:</text:p>
      <text:p text:style-name="P130">CSR_PTR_RESTR_UPPER:</text:p>
      <text:p text:style-name="P130">input: r17,r18</text:p>
      <text:p text:style-name="P130">output: r17</text:p>
      <text:p text:style-name="P130">scratch: r16-r23</text:p>
      <text:p text:style-name="P130">restr insns: new bounds </text:p>
      <text:p text:style-name="P130">lower: r17 addr .. r18 addr</text:p>
      <text:p text:style-name="P130">upper: r18 addr .. r17 addr</text:p>
      <text:p text:style-name="P130">both: addr from r17</text:p>
      <text:p text:style-name="P117"/>
      <text:p text:style-name="P118">CSR_FPU bits:</text:p>
      <table:table table:name="Table13" table:style-name="Table13">
        <table:table-column table:style-name="Table13.A"/>
        <table:table-column table:style-name="Table13.B"/>
        <table:table-row table:style-name="TableLine94243064805680">
          <table:table-cell table:style-name="Table13.A1" office:value-type="string">
            <text:p text:style-name="P173">Name</text:p>
          </table:table-cell>
          <table:table-cell table:style-name="Table13.B1" office:value-type="string">
            <text:p text:style-name="P173">Range</text:p>
          </table:table-cell>
        </table:table-row>
        <table:table-row table:style-name="TableLine94243064856064">
          <table:table-cell table:style-name="Table13.A2" office:value-type="string">
            <text:p text:style-name="P173">Invalid exception</text:p>
          </table:table-cell>
          <table:table-cell table:style-name="Table13.B2" office:value-type="string">
            <text:p text:style-name="P173">0</text:p>
          </table:table-cell>
        </table:table-row>
        <table:table-row table:style-name="TableLine94243064857392">
          <table:table-cell table:style-name="Table13.A2" office:value-type="string">
            <text:p text:style-name="P173">Native underflow</text:p>
          </table:table-cell>
          <table:table-cell table:style-name="Table13.B2" office:value-type="string">
            <text:p text:style-name="P173">1</text:p>
          </table:table-cell>
        </table:table-row>
        <table:table-row table:style-name="TableLine94243064858016">
          <table:table-cell table:style-name="Table13.A2" office:value-type="string">
            <text:p text:style-name="P173">IEEE 754 underflow</text:p>
          </table:table-cell>
          <table:table-cell table:style-name="Table13.B2" office:value-type="string">
            <text:p text:style-name="P173">2</text:p>
          </table:table-cell>
        </table:table-row>
        <table:table-row table:style-name="TableLine94243064858800">
          <table:table-cell table:style-name="Table13.A2" office:value-type="string">
            <text:p text:style-name="P173">Native overflow</text:p>
          </table:table-cell>
          <table:table-cell table:style-name="Table13.B2" office:value-type="string">
            <text:p text:style-name="P173">3</text:p>
          </table:table-cell>
        </table:table-row>
        <table:table-row table:style-name="TableLine94243064859584">
          <table:table-cell table:style-name="Table13.A2" office:value-type="string">
            <text:p text:style-name="P173">IEEE 754 overflow</text:p>
          </table:table-cell>
          <table:table-cell table:style-name="Table13.B2" office:value-type="string">
            <text:p text:style-name="P173">4</text:p>
          </table:table-cell>
        </table:table-row>
        <table:table-row table:style-name="TableLine94243064860368">
          <table:table-cell table:style-name="Table13.A2" office:value-type="string">
            <text:p text:style-name="P173">Native inexact</text:p>
          </table:table-cell>
          <table:table-cell table:style-name="Table13.B2" office:value-type="string">
            <text:p text:style-name="P173">5</text:p>
          </table:table-cell>
        </table:table-row>
        <table:table-row table:style-name="TableLine94243064861152">
          <table:table-cell table:style-name="Table13.A2" office:value-type="string">
            <text:p text:style-name="P173">IEEE 754 inexact</text:p>
          </table:table-cell>
          <table:table-cell table:style-name="Table13.B2" office:value-type="string">
            <text:p text:style-name="P173">6</text:p>
          </table:table-cell>
        </table:table-row>
        <table:table-row table:style-name="TableLine94243064861936">
          <table:table-cell table:style-name="Table13.A2" office:value-type="string">
            <text:p text:style-name="P185">Convert to int SIMD</text:p>
          </table:table-cell>
          <table:table-cell table:style-name="Table13.B2" office:value-type="string">
            <text:p text:style-name="P173">7</text:p>
          </table:table-cell>
        </table:table-row>
        <table:table-row table:style-name="TableLine94243064862640">
          <table:table-cell table:style-name="Table13.A2" office:value-type="string">
            <text:p text:style-name="P173">IEEE 754 denormal (requires software handling)</text:p>
          </table:table-cell>
          <table:table-cell table:style-name="Table13.B2" office:value-type="string">
            <text:p text:style-name="P173">8</text:p>
          </table:table-cell>
        </table:table-row>
        <table:table-row table:style-name="TableLine94243064863424">
          <table:table-cell table:style-name="Table13.A2" office:value-type="string">
            <text:p text:style-name="P185">Convert to single SIMD</text:p>
          </table:table-cell>
          <table:table-cell table:style-name="Table13.B2" office:value-type="string">
            <text:p text:style-name="P174">9</text:p>
          </table:table-cell>
        </table:table-row>
        <table:table-row table:style-name="TableLine94243064864208">
          <table:table-cell table:style-name="Table13.A2" office:value-type="string">
            <text:p text:style-name="P185">Convert to double SIMD</text:p>
          </table:table-cell>
          <table:table-cell table:style-name="Table13.B2" office:value-type="string">
            <text:p text:style-name="P174">10</text:p>
          </table:table-cell>
        </table:table-row>
        <table:table-row table:style-name="TableLine94243064864992">
          <table:table-cell table:style-name="Table13.A2" office:value-type="string">
            <text:p text:style-name="P173">Exception has occurred flags</text:p>
          </table:table-cell>
          <table:table-cell table:style-name="Table13.B2" office:value-type="string">
            <text:p text:style-name="P173"><text:span text:style-name="T22">11</text:span>-<text:span text:style-name="T22">21</text:span></text:p>
          </table:table-cell>
        </table:table-row>
        <table:table-row table:style-name="TableLine94243064865776">
          <table:table-cell table:style-name="Table13.A2" office:value-type="string">
            <text:p text:style-name="P173">Rounding mode single/double</text:p>
          </table:table-cell>
          <table:table-cell table:style-name="Table13.B2" office:value-type="string">
            <text:p text:style-name="P173"><text:span text:style-name="T22">22</text:span>-<text:span text:style-name="T22">24</text:span></text:p>
          </table:table-cell>
        </table:table-row>
        <table:table-row table:style-name="TableLine94243064866560">
          <table:table-cell table:style-name="Table13.A2" office:value-type="string">
            <text:p text:style-name="P173">Rounding mode extended precision</text:p>
          </table:table-cell>
          <table:table-cell table:style-name="Table13.B2" office:value-type="string">
            <text:p text:style-name="P173"><text:span text:style-name="T22">25</text:span>-<text:span text:style-name="T22">27</text:span></text:p>
          </table:table-cell>
        </table:table-row>
        <table:table-row table:style-name="TableLine94243064867344">
          <table:table-cell table:style-name="Table13.A2" office:value-type="string">
            <text:p text:style-name="P179">Clip to IEEE range</text:p>
          </table:table-cell>
          <table:table-cell table:style-name="Table13.B2" office:value-type="string">
            <text:p text:style-name="P179">28</text:p>
          </table:table-cell>
        </table:table-row>
        <table:table-row table:style-name="TableLine94243064868128">
          <table:table-cell table:style-name="Table13.A2" office:value-type="string">
            <text:p text:style-name="P179">IEEE denormals to zero</text:p>
          </table:table-cell>
          <table:table-cell table:style-name="Table13.B2" office:value-type="string">
            <text:p text:style-name="P179">29</text:p>
          </table:table-cell>
        </table:table-row>
        <table:table-row table:style-name="TableLine94243064869440">
          <table:table-cell table:style-name="Table13.A2" office:value-type="string">
            <text:p text:style-name="P175">Reordering indices</text:p>
          </table:table-cell>
          <table:table-cell table:style-name="Table13.B2" office:value-type="string">
            <text:p text:style-name="P175">40-63</text:p>
          </table:table-cell>
        </table:table-row>
      </table:table>
      <text:h text:style-name="Heading_20_1" text:outline-level="1"><text:bookmark-start text:name="__RefHeading___Toc3772_2500781647"/><text:reference-mark-start text:name="pgtbl"/>Page table entry format:<text:bookmark-end text:name="__RefHeading___Toc3772_2500781647"/><text:reference-mark-end text:name="pgtbl"/></text:h>
      <text:p text:style-name="P119">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style-name="TableLine94243064870144">
          <table:table-cell table:style-name="Table14.A1" office:value-type="string">
            <text:p text:style-name="P175">Name</text:p>
          </table:table-cell>
          <table:table-cell table:style-name="Table14.B1" office:value-type="string">
            <text:p text:style-name="P175">Bits</text:p>
          </table:table-cell>
        </table:table-row>
        <text:soft-page-break/>
        <table:table-row table:style-name="TableLine94243064544320">
          <table:table-cell table:style-name="Table14.A2" office:value-type="string">
            <text:p text:style-name="P175">No access (inverted)</text:p>
          </table:table-cell>
          <table:table-cell table:style-name="Table14.B2" office:value-type="string">
            <text:p text:style-name="P175">0</text:p>
          </table:table-cell>
        </table:table-row>
        <table:table-row table:style-name="TableLine94243064548000">
          <table:table-cell table:style-name="Table14.A2" office:value-type="string">
            <text:p text:style-name="P175">System</text:p>
          </table:table-cell>
          <table:table-cell table:style-name="Table14.B2" office:value-type="string">
            <text:p text:style-name="P175">1</text:p>
          </table:table-cell>
        </table:table-row>
        <table:table-row table:style-name="TableLine94243064549472">
          <table:table-cell table:style-name="Table14.A2" office:value-type="string">
            <text:p text:style-name="P175">Write Enable (inverted)</text:p>
          </table:table-cell>
          <table:table-cell table:style-name="Table14.B2" office:value-type="string">
            <text:p text:style-name="P175">2</text:p>
          </table:table-cell>
        </table:table-row>
        <table:table-row table:style-name="TableLine94243064550944">
          <table:table-cell table:style-name="Table14.A2" office:value-type="string">
            <text:p text:style-name="P175">Write Through</text:p>
          </table:table-cell>
          <table:table-cell table:style-name="Table14.B2" office:value-type="string">
            <text:p text:style-name="P175">3</text:p>
          </table:table-cell>
        </table:table-row>
        <table:table-row table:style-name="TableLine94243064552416">
          <table:table-cell table:style-name="Table14.A2" office:value-type="string">
            <text:p text:style-name="P175">Non cacheable</text:p>
          </table:table-cell>
          <table:table-cell table:style-name="Table14.B2" office:value-type="string">
            <text:p text:style-name="P175">4</text:p>
          </table:table-cell>
        </table:table-row>
        <table:table-row table:style-name="TableLine94243064553888">
          <table:table-cell table:style-name="Table14.A2" office:value-type="string">
            <text:p text:style-name="P175">Accessed</text:p>
          </table:table-cell>
          <table:table-cell table:style-name="Table14.B2" office:value-type="string">
            <text:p text:style-name="P175">5</text:p>
          </table:table-cell>
        </table:table-row>
        <table:table-row table:style-name="TableLine94243064555360">
          <table:table-cell table:style-name="Table14.A2" office:value-type="string">
            <text:p text:style-name="P175">Dirty</text:p>
          </table:table-cell>
          <table:table-cell table:style-name="Table14.B2" office:value-type="string">
            <text:p text:style-name="P175">6</text:p>
          </table:table-cell>
        </table:table-row>
        <table:table-row table:style-name="TableLine94243064556832">
          <table:table-cell table:style-name="Table14.A2" office:value-type="string">
            <text:p text:style-name="P175">Large Page</text:p>
          </table:table-cell>
          <table:table-cell table:style-name="Table14.B2" office:value-type="string">
            <text:p text:style-name="P175">7</text:p>
          </table:table-cell>
        </table:table-row>
        <table:table-row table:style-name="TableLine94243064558656">
          <table:table-cell table:style-name="Table14.A2" office:value-type="string">
            <text:p text:style-name="P175">Global Page</text:p>
          </table:table-cell>
          <table:table-cell table:style-name="Table14.B2" office:value-type="string">
            <text:p text:style-name="P175">8</text:p>
          </table:table-cell>
        </table:table-row>
        <table:table-row table:style-name="TableLine94243064560336">
          <table:table-cell table:style-name="Table14.A2" office:value-type="string">
            <text:p text:style-name="P175">Write Combine</text:p>
          </table:table-cell>
          <table:table-cell table:style-name="Table14.B2" office:value-type="string">
            <text:p text:style-name="P175">9</text:p>
          </table:table-cell>
        </table:table-row>
        <table:table-row table:style-name="TableLine94243064562768">
          <table:table-cell table:style-name="Table14.A2" office:value-type="string">
            <text:p text:style-name="P175">Execute (inverted)</text:p>
          </table:table-cell>
          <table:table-cell table:style-name="Table14.B2" office:value-type="string">
            <text:p text:style-name="P187">10</text:p>
          </table:table-cell>
        </table:table-row>
        <table:table-row table:style-name="TableLine94243064564288">
          <table:table-cell table:style-name="Table14.A2" office:value-type="string">
            <text:p text:style-name="P175">Page entry/pointer</text:p>
          </table:table-cell>
          <table:table-cell table:style-name="Table14.B2" office:value-type="string">
            <text:p text:style-name="P175">1<text:span text:style-name="T38">3</text:span>-<text:span text:style-name="T32">51</text:span> (<text:span text:style-name="T24">upper</text:span> bit varies)</text:p>
          </table:table-cell>
        </table:table-row>
        <table:table-row table:style-name="TableLine94243064567168">
          <table:table-cell table:style-name="Table14.A2" office:value-type="string">
            <text:p text:style-name="P175">Unused</text:p>
          </table:table-cell>
          <table:table-cell table:style-name="Table14.B2" office:value-type="string">
            <text:p text:style-name="P175"><text:span text:style-name="T32">52</text:span>-6<text:span text:style-name="T32">3</text:span>,11-<text:span text:style-name="T38">12</text:span></text:p>
          </table:table-cell>
        </table:table-row>
      </table:table>
      <text:p text:style-name="P113"/>
      <text:h text:style-name="P211" text:outline-level="1"><text:bookmark-start text:name="__RefHeading___Toc3774_2500781647"/><text:reference-mark-start text:name="idbt"/>Indirect branch table format:<text:bookmark-end text:name="__RefHeading___Toc3774_2500781647"/><text:reference-mark-end text:name="idbt"/></text:h>
      <text:p text:style-name="P177">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77">Format of the 128 bit entry:</text:p>
      <table:table table:name="Table15" table:style-name="Table15">
        <table:table-column table:style-name="Table15.A"/>
        <table:table-column table:style-name="Table15.B"/>
        <table:table-row table:style-name="TableLine94243064568640">
          <table:table-cell table:style-name="Table15.A1" office:value-type="string">
            <text:p text:style-name="P176">Name</text:p>
          </table:table-cell>
          <table:table-cell table:style-name="Table15.B1" office:value-type="string">
            <text:p text:style-name="P176">Bits</text:p>
          </table:table-cell>
        </table:table-row>
        <table:table-row table:style-name="TableLine94243064912224">
          <table:table-cell table:style-name="Table15.A2" office:value-type="string">
            <text:p text:style-name="P176">Virtual Address (translated)</text:p>
          </table:table-cell>
          <table:table-cell table:style-name="Table15.B2" office:value-type="string">
            <text:p text:style-name="P176">63:0</text:p>
          </table:table-cell>
        </table:table-row>
        <table:table-row table:style-name="TableLine94243064913552">
          <table:table-cell table:style-name="Table15.A2" office:value-type="string">
            <text:p text:style-name="P176">ASID</text:p>
          </table:table-cell>
          <table:table-cell table:style-name="Table15.B2" office:value-type="string">
            <text:p text:style-name="P176"><text:span text:style-name="T42">87</text:span>:64</text:p>
          </table:table-cell>
        </table:table-row>
        <table:table-row table:style-name="TableLine94243064914176">
          <table:table-cell table:style-name="Table15.A2" office:value-type="string">
            <text:p text:style-name="P176">Target address</text:p>
          </table:table-cell>
          <table:table-cell table:style-name="Table15.B2" office:value-type="string">
            <text:p text:style-name="P176">127:<text:span text:style-name="T25">96</text:span></text:p>
          </table:table-cell>
        </table:table-row>
        <table:table-row table:style-name="TableLine94243064914800">
          <table:table-cell table:style-name="Table15.A2" office:value-type="string">
            <text:p text:style-name="P178">Entry enabled</text:p>
          </table:table-cell>
          <table:table-cell table:style-name="Table15.B2" office:value-type="string">
            <text:p text:style-name="P178">95</text:p>
          </table:table-cell>
        </table:table-row>
        <table:table-row table:style-name="TableLine94243064915424">
          <table:table-cell table:style-name="Table15.A2" office:value-type="string">
            <text:p text:style-name="P178">Reserved (zeroes)</text:p>
          </table:table-cell>
          <table:table-cell table:style-name="Table15.B2" office:value-type="string">
            <text:p text:style-name="P178">94:8<text:span text:style-name="T42">8</text:span></text:p>
          </table:table-cell>
        </table:table-row>
      </table:table>
      <text:p text:style-name="P177"/>
      <text:h text:style-name="P212" text:outline-level="1"><text:bookmark-start text:name="__RefHeading___Toc3987_2513250303"/>EDGE-like extensions<text:bookmark-end text:name="__RefHeading___Toc3987_2513250303"/></text:h>
      <text:p text:style-name="P128">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text:soft-page-break/>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style-name="TableLine94243064900192">
          <table:table-cell table:style-name="Table17.A1" office:value-type="string">
            <text:p text:style-name="P180">Bits 7:0 (int)</text:p>
          </table:table-cell>
          <table:table-cell table:style-name="Table17.A1" office:value-type="string">
            <text:p text:style-name="P180">Bits 7:0 (fp)</text:p>
          </table:table-cell>
          <table:table-cell table:style-name="Table17.C1" office:value-type="string">
            <text:p text:style-name="Table_20_Contents"/>
          </table:table-cell>
        </table:table-row>
        <table:table-row table:style-name="TableLine94243064929872">
          <table:table-cell table:style-name="Table17.A2" office:value-type="string">
            <text:p text:style-name="P180">204</text:p>
          </table:table-cell>
          <table:table-cell table:style-name="Table17.A2" office:value-type="string">
            <text:p text:style-name="P180">205</text:p>
          </table:table-cell>
          <table:table-cell table:style-name="Table17.C2" office:value-type="string">
            <text:p text:style-name="P180">Base-Offset</text:p>
          </table:table-cell>
        </table:table-row>
        <table:table-row table:style-name="TableLine94243064931456">
          <table:table-cell table:style-name="Table17.A2" office:value-type="string">
            <text:p text:style-name="P180">206</text:p>
          </table:table-cell>
          <table:table-cell table:style-name="Table17.A2" office:value-type="string">
            <text:p text:style-name="P180">207</text:p>
          </table:table-cell>
          <table:table-cell table:style-name="Table17.C2" office:value-type="string">
            <text:p text:style-name="P180">Base-Index</text:p>
          </table:table-cell>
        </table:table-row>
        <table:table-row table:style-name="TableLine94243064932192">
          <table:table-cell table:style-name="Table17.A2" office:value-type="string">
            <text:p text:style-name="P180">208</text:p>
          </table:table-cell>
          <table:table-cell table:style-name="Table17.A2" office:value-type="string">
            <text:p text:style-name="P180">209</text:p>
          </table:table-cell>
          <table:table-cell table:style-name="Table17.C2" office:value-type="string">
            <text:p text:style-name="P180">Immediate</text:p>
          </table:table-cell>
        </table:table-row>
      </table:table>
      <text:p text:style-name="P128"/>
      <text:p text:style-name="P129">The format is the same as the corresponding store instructions. The store opcode is in the data register field. The data register is not relevant as the data is forwarded from the other core. The unused bits of the data register field are zero.</text:p>
      <text:p text:style-name="P129"/>
      <text:h text:style-name="P213" text:outline-level="1"><text:bookmark-start text:name="__RefHeading___Toc4079_3978775894"/><text:reference-mark-start text:name="excpt"/>Exceptions / Traps<text:bookmark-end text:name="__RefHeading___Toc4079_3978775894"/><text:reference-mark-end text:name="excpt"/></text:h>
      <text:p text:style-name="P205"/>
      <text:p text:style-name="P204">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style-name="TableLine94243064933728">
          <table:table-cell table:style-name="Table19.A1" office:value-type="string">
            <text:p text:style-name="P182">Name</text:p>
          </table:table-cell>
          <table:table-cell table:style-name="Table19.B1" office:value-type="string">
            <text:p text:style-name="P182">Number</text:p>
          </table:table-cell>
        </table:table-row>
        <table:table-row table:style-name="TableLine94243064972992">
          <table:table-cell table:style-name="Table19.A2" office:value-type="string">
            <text:p text:style-name="P173">Invalid exception</text:p>
          </table:table-cell>
          <table:table-cell table:style-name="Table19.B2" office:value-type="string">
            <text:p text:style-name="P173">0</text:p>
          </table:table-cell>
        </table:table-row>
        <table:table-row table:style-name="TableLine94243064974448">
          <table:table-cell table:style-name="Table19.A2" office:value-type="string">
            <text:p text:style-name="P173">Native underflow</text:p>
          </table:table-cell>
          <table:table-cell table:style-name="Table19.B2" office:value-type="string">
            <text:p text:style-name="P173">1</text:p>
          </table:table-cell>
        </table:table-row>
        <table:table-row table:style-name="TableLine94243064975072">
          <table:table-cell table:style-name="Table19.A2" office:value-type="string">
            <text:p text:style-name="P173">IEEE 754 underflow</text:p>
          </table:table-cell>
          <table:table-cell table:style-name="Table19.B2" office:value-type="string">
            <text:p text:style-name="P173">2</text:p>
          </table:table-cell>
        </table:table-row>
        <table:table-row table:style-name="TableLine94243064975856">
          <table:table-cell table:style-name="Table19.A2" office:value-type="string">
            <text:p text:style-name="P173">Native overflow</text:p>
          </table:table-cell>
          <table:table-cell table:style-name="Table19.B2" office:value-type="string">
            <text:p text:style-name="P173">3</text:p>
          </table:table-cell>
        </table:table-row>
        <table:table-row table:style-name="TableLine94243064976640">
          <table:table-cell table:style-name="Table19.A2" office:value-type="string">
            <text:p text:style-name="P173">IEEE 754 overflow</text:p>
          </table:table-cell>
          <table:table-cell table:style-name="Table19.B2" office:value-type="string">
            <text:p text:style-name="P173">4</text:p>
          </table:table-cell>
        </table:table-row>
        <table:table-row table:style-name="TableLine94243064977424">
          <table:table-cell table:style-name="Table19.A2" office:value-type="string">
            <text:p text:style-name="P173">Native inexact</text:p>
          </table:table-cell>
          <table:table-cell table:style-name="Table19.B2" office:value-type="string">
            <text:p text:style-name="P173">5</text:p>
          </table:table-cell>
        </table:table-row>
        <table:table-row table:style-name="TableLine94243064978208">
          <table:table-cell table:style-name="Table19.A2" office:value-type="string">
            <text:p text:style-name="P173">IEEE 754 inexact</text:p>
          </table:table-cell>
          <table:table-cell table:style-name="Table19.B2" office:value-type="string">
            <text:p text:style-name="P173">6</text:p>
          </table:table-cell>
        </table:table-row>
        <table:table-row table:style-name="TableLine94243064978992">
          <table:table-cell table:style-name="Table19.A2" office:value-type="string">
            <text:p text:style-name="P185">Convert to integer SIMD</text:p>
          </table:table-cell>
          <table:table-cell table:style-name="Table19.B2" office:value-type="string">
            <text:p text:style-name="P173">7</text:p>
          </table:table-cell>
        </table:table-row>
        <table:table-row table:style-name="TableLine94243064979968">
          <table:table-cell table:style-name="Table19.A2" office:value-type="string">
            <text:p text:style-name="P173">IEEE 754 denormal (requires software handling)</text:p>
          </table:table-cell>
          <table:table-cell table:style-name="Table19.B2" office:value-type="string">
            <text:p text:style-name="P173">8</text:p>
          </table:table-cell>
        </table:table-row>
        <table:table-row table:style-name="TableLine94243064980752">
          <table:table-cell table:style-name="Table19.A2" office:value-type="string">
            <text:p text:style-name="P185">Convert to Single SIMD</text:p>
          </table:table-cell>
          <table:table-cell table:style-name="Table19.B2" office:value-type="string">
            <text:p text:style-name="P174">9</text:p>
          </table:table-cell>
        </table:table-row>
        <table:table-row table:style-name="TableLine94243064981536">
          <table:table-cell table:style-name="Table19.A2" office:value-type="string">
            <text:p text:style-name="P185">Convert to double SIMD</text:p>
          </table:table-cell>
          <table:table-cell table:style-name="Table19.B2" office:value-type="string">
            <text:p text:style-name="P174">10</text:p>
          </table:table-cell>
        </table:table-row>
        <table:table-row table:style-name="TableLine94243064982320">
          <table:table-cell table:style-name="Table19.A2" office:value-type="string">
            <text:p text:style-name="P182">Page Fault</text:p>
          </table:table-cell>
          <table:table-cell table:style-name="Table19.B2" office:value-type="string">
            <text:p text:style-name="P182">11</text:p>
          </table:table-cell>
        </table:table-row>
        <table:table-row table:style-name="TableLine94243064983104">
          <table:table-cell table:style-name="Table19.A2" office:value-type="string">
            <text:p text:style-name="P182">CSR access fault</text:p>
          </table:table-cell>
          <table:table-cell table:style-name="Table19.B2" office:value-type="string">
            <text:p text:style-name="P182">12</text:p>
          </table:table-cell>
        </table:table-row>
        <table:table-row table:style-name="TableLine94243064983888">
          <table:table-cell table:style-name="Table19.A2" office:value-type="string">
            <text:p text:style-name="P182">Double Fault</text:p>
          </table:table-cell>
          <table:table-cell table:style-name="Table19.B2" office:value-type="string">
            <text:p text:style-name="P182">13</text:p>
          </table:table-cell>
        </table:table-row>
        <table:table-row table:style-name="TableLine94243064984672">
          <table:table-cell table:style-name="Table19.A2" office:value-type="string">
            <text:p text:style-name="P182">IRQ</text:p>
          </table:table-cell>
          <table:table-cell table:style-name="Table19.B2" office:value-type="string">
            <text:p text:style-name="P182">14</text:p>
          </table:table-cell>
        </table:table-row>
        <table:table-row table:style-name="TableLine94243064985456">
          <table:table-cell table:style-name="Table19.A2" office:value-type="string">
            <text:p text:style-name="P182">NMI</text:p>
          </table:table-cell>
          <table:table-cell table:style-name="Table19.B2" office:value-type="string">
            <text:p text:style-name="P182">15</text:p>
          </table:table-cell>
        </table:table-row>
        <table:table-row table:style-name="TableLine94243064986768">
          <table:table-cell table:style-name="Table19.A2" office:value-type="string">
            <text:p text:style-name="P184">Indirect Branch Table fault</text:p>
          </table:table-cell>
          <table:table-cell table:style-name="Table19.B2" office:value-type="string">
            <text:p text:style-name="P184">16</text:p>
          </table:table-cell>
        </table:table-row>
        <table:table-row table:style-name="TableLine94243064987552">
          <table:table-cell table:style-name="Table19.A2" office:value-type="string">
            <text:p text:style-name="P184">Illegal instruction</text:p>
          </table:table-cell>
          <table:table-cell table:style-name="Table19.B2" office:value-type="string">
            <text:p text:style-name="P184">17</text:p>
          </table:table-cell>
        </table:table-row>
      </table:table>
      <text:p text:style-name="P204"><text:soft-page-break/></text:p>
      <text:p text:style-name="P183">The extra information field in mflags contains the offending register number in case of floating point exception.</text:p>
      <text:p text:style-name="P183">In case of Page Fault, bit 0 is read access fault, bit 1 is write access fault, bit 2 is execute access fault, bit 3 is system/user access fault, <text:span text:style-name="T31">bit 4 is address security fault</text:span>. Others are reserved.</text:p>
      <text:p text:style-name="P183">In case of CSR access Fault, bit 0 is read access fault, bit 1 is write access fault, bit 2 is execute access fault, bit 3 is vm access fault.</text:p>
      <text:p text:style-name="P183">In case of IRQ, it contains the vector number.</text:p>
      <text:p text:style-name="P2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6T05:20:38.555241492</meta:creation-date>
    <dc:date>2022-09-01T05:22:21.405565860</dc:date>
    <meta:editing-duration>PT8H58M41S</meta:editing-duration>
    <meta:editing-cycles>130</meta:editing-cycles>
    <meta:generator>LibreOffice/7.3.4.2$Linux_X86_64 LibreOffice_project/30$Build-2</meta:generator>
    <meta:document-statistic meta:table-count="20" meta:image-count="0" meta:object-count="0" meta:page-count="27" meta:paragraph-count="1336" meta:word-count="4495" meta:character-count="26154" meta:non-whitespace-character-count="22877"/>
  </office:meta>
</office:document-meta>
</file>